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71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.6362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1425in"/>
    </style:style>
    <style:style style:name="co8" style:family="table-column">
      <style:table-column-properties fo:break-before="auto" style:column-width="1.122in"/>
    </style:style>
    <style:style style:name="co9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0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53" style:family="table-cell" style:parent-style-name="Default" style:data-style-name="N0">
      <style:text-properties fo:font-size="12pt" style:font-size-asian="12pt" style:font-size-complex="12pt"/>
    </style:style>
    <style:style style:name="ce55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1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6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4" style:family="table-cell" style:parent-style-name="Default" style:data-style-name="N2">
      <style:table-cell-properties fo:border-bottom="0.74pt groove #000000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70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4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7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6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80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81" style:family="table-cell" style:parent-style-name="Default" style:data-style-name="N2">
      <style:table-cell-properties style:text-align-source="fix" style:repeat-content="false" fo:border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88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fo:font-weight="normal" style:font-size-asian="12pt" style:font-weight-asian="normal" style:font-size-complex="12pt" style:font-weight-complex="normal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87" style:family="table-cell" style:parent-style-name="Default" style:data-style-name="N2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color="#000000" fo:font-size="12pt" fo:font-weight="normal" style:font-size-asian="12pt" style:font-weight-asian="normal" style:font-size-complex="12pt" style:font-weight-complex="normal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2">
      <style:table-cell-properties fo:border-bottom="none" style:text-align-source="fix" style:repeat-content="false" fo:border-left="0.74pt groove #000000" fo:border-right="none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0.74pt groove #000000" fo:border-top="none"/>
      <style:paragraph-properties fo:text-align="end" fo:margin-left="0in"/>
      <style:text-properties fo:color="#ff0000"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0.74pt groove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08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style:font-size-asian="12pt" style:font-size-complex="12pt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8" style:family="table-cell" style:parent-style-name="Default" style:data-style-name="N0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25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19" style:family="table-cell" style:parent-style-name="Default" style:data-style-name="N129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style:font-size-asian="12pt" style:font-size-complex="12pt"/>
    </style:style>
    <style:style style:name="ce134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136" style:family="table-cell" style:parent-style-name="Default" style:data-style-name="N0">
      <style:table-cell-properties fo:border-bottom="0.74pt groove #000000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style:font-size-asian="12pt" style:font-size-complex="12pt"/>
    </style:style>
    <style:style style:name="ce123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start" fo:margin-left="0in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29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49" style:family="table-cell" style:parent-style-name="Default">
      <style:table-cell-properties fo:border-bottom="0.74pt groove #000000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5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style:font-size-asian="12pt" style:font-size-complex="12pt"/>
    </style:style>
    <style:style style:name="ce153" style:family="table-cell" style:parent-style-name="Default" style:data-style-name="N129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 fo:margin-left="0in"/>
      <style:text-properties fo:font-size="12pt" style:font-size-asian="12pt" style:font-size-complex="12pt"/>
    </style:style>
    <style:style style:name="ce154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end" fo:margin-left="0in"/>
      <style:text-properties fo:font-size="12pt" style:font-size-asian="12pt" style:font-size-complex="12pt"/>
    </style:style>
    <style:style style:name="ce141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6" style:family="table-cell" style:parent-style-name="Default">
      <style:table-cell-properties fo:border-bottom="0.74pt groove #000000" fo:border-left="none" fo:border-right="none" fo:border-top="none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0.74pt groove #000000" style:text-align-source="fix" style:repeat-content="false" fo:wrap-option="wrap" fo:border-left="none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h" style:country-asian="CN" style:language-complex="hi" style:country-complex="IN" style:font-name-asian="Calibr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4" table:default-cell-style-name="ce9"/>
        <table:table-column table:style-name="co3" table:default-cell-style-name="ce9"/>
        <table:table-column table:style-name="co6" table:number-columns-repeated="4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Default"/>
        <table:table-column table:style-name="co9" table:number-columns-repeated="16350" table:default-cell-style-name="ce9"/>
        <table:table-row table:style-name="ro1">
          <table:table-cell table:style-name="ce84" office:value-type="string" calcext:value-type="string">
            <text:p>Comparisson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53"/>
          <table:table-cell table:style-name="ce16" office:value-type="string" calcext:value-type="string" table:number-columns-spanned="2" table:number-rows-spanned="1">
            <text:p>Type</text:p>
          </table:table-cell>
          <table:covered-table-cell table:style-name="ce16"/>
          <table:table-cell table:style-name="ce35"/>
          <table:table-cell table:style-name="ce22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53"/>
          <table:table-cell table:style-name="ce112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6" table:number-columns-spanned="2" table:number-rows-spanned="1"/>
          <table:covered-table-cell table:style-name="ce16"/>
          <table:table-cell table:style-name="ce53"/>
          <table:table-cell table:style-name="ce44" table:formula="of:=IF([.A1]&lt;&gt;&quot;&quot;; [.A1]; &quot;&quot;)" office:value-type="string" office:string-value="Comparisson" calcext:value-type="string">
            <text:p>Comparisson</text:p>
          </table:table-cell>
          <table:table-cell table:style-name="ce53" table:number-columns-repeated="2"/>
          <table:table-cell table:style-name="ce120"/>
          <table:table-cell table:style-name="ce48"/>
          <table:table-cell table:style-name="ce35"/>
          <table:table-cell table:style-name="ce53" table:number-columns-repeated="3"/>
          <table:table-cell table:style-name="ce120"/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53"/>
          <table:table-cell table:style-name="ce22" office:value-type="string" calcext:value-type="string" table:number-columns-spanned="2" table:number-rows-spanned="1">
            <text:p>P</text:p>
          </table:table-cell>
          <table:covered-table-cell table:style-name="ce53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53"/>
          <table:table-cell table:style-name="ce16" office:value-type="string" calcext:value-type="string" table:number-columns-spanned="2" table:number-rows-spanned="1">
            <text:p>F1</text:p>
          </table:table-cell>
          <table:covered-table-cell table:style-name="ce16"/>
          <table:table-cell table:style-name="ce35"/>
          <table:table-cell table:style-name="ce22" office:value-type="string" calcext:value-type="string" table:number-columns-spanned="2" table:number-rows-spanned="1">
            <text:p>F1</text:p>
          </table:table-cell>
          <table:covered-table-cell table:style-name="ce53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53"/>
          <table:table-cell table:style-name="ce22" office:value-type="string" calcext:value-type="string" table:number-columns-spanned="2" table:number-rows-spanned="1">
            <text:p>R</text:p>
          </table:table-cell>
          <table:covered-table-cell table:style-name="ce53"/>
          <table:table-cell table:style-name="ce112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6" table:number-columns-spanned="2" table:number-rows-spanned="1"/>
          <table:covered-table-cell table:style-name="ce16"/>
          <table:table-cell table:style-name="ce53"/>
          <table:table-cell table:style-name="ce44" table:formula="of:=IF([.A2]&lt;&gt;&quot;&quot;; [.A2]; &quot;&quot;)" office:value-type="string" office:string-value="Tweets" calcext:value-type="string">
            <text:p>Tweets</text:p>
          </table:table-cell>
          <table:table-cell table:style-name="ce16" office:value-type="string" calcext:value-type="string" table:number-columns-spanned="3" table:number-rows-spanned="1">
            <text:p>Strict Match</text:p>
          </table:table-cell>
          <table:covered-table-cell table:style-name="ce16"/>
          <table:covered-table-cell table:style-name="ce112"/>
          <table:table-cell table:style-name="ce112" office:value-type="string" calcext:value-type="string">
            <text:p>Type</text:p>
          </table:table-cell>
          <table:table-cell table:style-name="ce35"/>
          <table:table-cell table:style-name="ce16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6"/>
          <table:table-cell table:style-name="ce12" office:value-type="string" calcext:value-type="string">
            <text:p>Type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53"/>
          <table:table-cell table:style-name="ce44" table:formula="of:=IF([.A3]&lt;&gt;&quot;&quot;; [.A3]; &quot;&quot;)">
            <text:p/>
          </table:table-cell>
          <table:table-cell table:style-name="ce16" office:value-type="string" calcext:value-type="string">
            <text:p>F1</text:p>
          </table:table-cell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R</text:p>
          </table:table-cell>
          <table:table-cell table:style-name="ce112" office:value-type="string" calcext:value-type="string">
            <text:p>F1</text:p>
          </table:table-cell>
          <table:table-cell table:style-name="ce35"/>
          <table:table-cell table:style-name="ce112" office:value-type="string" calcext:value-type="string">
            <text:p>F1</text:p>
          </table:table-cell>
          <table:table-cell table:style-name="ce112" office:value-type="string" calcext:value-type="string">
            <text:p>P</text:p>
          </table:table-cell>
          <table:table-cell table:style-name="ce112" office:value-type="string" calcext:value-type="string">
            <text:p>R</text:p>
          </table:table-cell>
          <table:table-cell table:style-name="ce12" office:value-type="string" calcext:value-type="string">
            <text:p>F1</text:p>
          </table:table-cell>
          <table:table-cell table:style-name="ce16" table:number-columns-repeated="2"/>
          <table:table-cell table:number-columns-repeated="16351"/>
        </table:table-row>
        <table:table-row table:style-name="ro1">
          <table:table-cell table:style-name="ce82"/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45" table:formula="of:=IF([.A4]&lt;&gt;&quot;&quot;; [.A4]; &quot;&quot;)">
            <text:p/>
          </table:table-cell>
          <table:table-cell table:style-name="ce53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156"/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84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80"/>
          <table:table-cell table:style-name="ce27"/>
          <table:table-cell table:style-name="ce80" table:number-columns-repeated="2"/>
          <table:table-cell table:style-name="ce55"/>
          <table:table-cell table:style-name="ce80"/>
          <table:table-cell table:style-name="ce55"/>
          <table:table-cell table:style-name="ce80"/>
          <table:table-cell table:style-name="ce27"/>
          <table:table-cell table:style-name="ce80"/>
          <table:table-cell table:style-name="ce27"/>
          <table:table-cell table:style-name="ce80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49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3"/>
          <table:table-cell table:style-name="ce115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base (multi)</text:p>
          </table:table-cell>
          <table:table-cell table:style-name="ce28" office:value-type="float" office:value="88.4118534234375" calcext:value-type="float">
            <text:p>88.41</text:p>
          </table:table-cell>
          <table:table-cell table:style-name="ce95" office:value-type="float" office:value="2.56769174403146" calcext:value-type="float">
            <text:p>2.57</text:p>
          </table:table-cell>
          <table:table-cell table:style-name="ce41" office:value-type="float" office:value="88.1505849407149" calcext:value-type="float">
            <text:p>88.15</text:p>
          </table:table-cell>
          <table:table-cell table:style-name="ce57" office:value-type="float" office:value="3.29290891952933" calcext:value-type="float">
            <text:p>3.29</text:p>
          </table:table-cell>
          <table:table-cell table:style-name="ce28" office:value-type="float" office:value="88.7261693644346" calcext:value-type="float">
            <text:p>88.73</text:p>
          </table:table-cell>
          <table:table-cell table:style-name="ce95" office:value-type="float" office:value="2.62023192303346" calcext:value-type="float">
            <text:p>2.62</text:p>
          </table:table-cell>
          <table:table-cell table:style-name="ce41" office:value-type="float" office:value="85.4980719865169" calcext:value-type="float">
            <text:p>85.50</text:p>
          </table:table-cell>
          <table:table-cell table:style-name="ce41" office:value-type="float" office:value="2.52312918479483" calcext:value-type="float">
            <text:p>2.52</text:p>
          </table:table-cell>
          <table:table-cell table:style-name="ce88"/>
          <table:table-cell table:style-name="ce57" office:value-type="float" office:value="94.9921909498528" calcext:value-type="float">
            <text:p>94.99</text:p>
          </table:table-cell>
          <table:table-cell table:style-name="ce41" office:value-type="float" office:value="1.82441107471742" calcext:value-type="float">
            <text:p>1.82</text:p>
          </table:table-cell>
          <table:table-cell table:style-name="ce28" office:value-type="float" office:value="94.7146660640821" calcext:value-type="float">
            <text:p>94.71</text:p>
          </table:table-cell>
          <table:table-cell table:style-name="ce95" office:value-type="float" office:value="2.94505165400605" calcext:value-type="float">
            <text:p>2.95</text:p>
          </table:table-cell>
          <table:table-cell table:style-name="ce57" office:value-type="float" office:value="95.3264001030496" calcext:value-type="float">
            <text:p>95.33</text:p>
          </table:table-cell>
          <table:table-cell table:style-name="ce41" office:value-type="float" office:value="1.75676723134864" calcext:value-type="float">
            <text:p>1.76</text:p>
          </table:table-cell>
          <table:table-cell table:style-name="ce28" office:value-type="float" office:value="90.2551475348369" calcext:value-type="float">
            <text:p>90.26</text:p>
          </table:table-cell>
          <table:table-cell table:style-name="ce95" office:value-type="float" office:value="3.2900239693859" calcext:value-type="float">
            <text:p>3.29</text:p>
          </table:table-cell>
          <table:table-cell table:style-name="ce115"/>
          <table:table-cell table:style-name="ce117"/>
          <table:table-cell table:style-name="ce53"/>
          <table:table-cell table:style-name="ce125" table:formula="of:=IF([.A6]&lt;&gt;&quot;&quot;; [.A6]; &quot;&quot;)" office:value-type="string" office:string-value="MaChAmp Bert base (multi)" calcext:value-type="string">
            <text:p>MaChAmp Bert base (multi)</text:p>
          </table:table-cell>
          <table:table-cell table:style-name="ce129" table:formula="of:=IF([.B6]&lt;&gt;&quot;n/a&quot;; IF([.B6]&lt;&gt;&quot;&quot;; &quot;$&quot; &amp; TEXT([.B6]; &quot;0.00&quot;) &amp; &quot;$&quot;;  &quot;&quot;); &quot;n/a&quot;)" office:value-type="string" office:string-value="$88.41$" calcext:value-type="string">
            <text:p>$88.41$</text:p>
          </table:table-cell>
          <table:table-cell table:style-name="ce129" table:formula="of:=IF([.D6]&lt;&gt;&quot;n/a&quot;; IF([.D6]&lt;&gt;&quot;&quot;; &quot;$&quot; &amp; TEXT([.D6]; &quot;0.00&quot;) &amp; &quot;$&quot;;  &quot;&quot;); &quot;n/a&quot;)" office:value-type="string" office:string-value="$88.15$" calcext:value-type="string">
            <text:p>$88.15$</text:p>
          </table:table-cell>
          <table:table-cell table:style-name="ce129" table:formula="of:=IF([.F6]&lt;&gt;&quot;n/a&quot;; IF([.F6]&lt;&gt;&quot;&quot;; &quot;$&quot; &amp; TEXT([.F6]; &quot;0.00&quot;) &amp; &quot;$&quot;;  &quot;&quot;); &quot;n/a&quot;)" office:value-type="string" office:string-value="$88.73$" calcext:value-type="string">
            <text:p>$88.73$</text:p>
          </table:table-cell>
          <table:table-cell table:style-name="ce129" table:formula="of:=IF([.H6]&lt;&gt;&quot;n/a&quot;; IF([.H6]&lt;&gt;&quot;&quot;; &quot;$&quot; &amp; TEXT([.H6]; &quot;0.00&quot;) &amp; &quot;$&quot;;  &quot;&quot;); &quot;n/a&quot;)" office:value-type="string" office:string-value="$85.50$" calcext:value-type="string">
            <text:p>$85.50$</text:p>
          </table:table-cell>
          <table:table-cell table:style-name="ce152"/>
          <table:table-cell table:style-name="ce129" table:formula="of:=IF([.K6]&lt;&gt;&quot;n/a&quot;; IF([.K6]&lt;&gt;&quot;&quot;; &quot;$&quot; &amp; TEXT([.K6]; &quot;0.00&quot;) &amp; &quot;$&quot;;  &quot;&quot;); &quot;n/a&quot;)" office:value-type="string" office:string-value="$94.99$" calcext:value-type="string">
            <text:p>$94.99$</text:p>
          </table:table-cell>
          <table:table-cell table:style-name="ce129" table:formula="of:=IF([.M6]&lt;&gt;&quot;n/a&quot;; IF([.M6]&lt;&gt;&quot;&quot;; &quot;$&quot; &amp; TEXT([.M6]; &quot;0.00&quot;) &amp; &quot;$&quot;;  &quot;&quot;); &quot;n/a&quot;)" office:value-type="string" office:string-value="$94.71$" calcext:value-type="string">
            <text:p>$94.71$</text:p>
          </table:table-cell>
          <table:table-cell table:style-name="ce129" table:formula="of:=IF([.O6]&lt;&gt;&quot;n/a&quot;; IF([.O6]&lt;&gt;&quot;&quot;; &quot;$&quot; &amp; TEXT([.O6]; &quot;0.00&quot;) &amp; &quot;$&quot;;  &quot;&quot;); &quot;n/a&quot;)" office:value-type="string" office:string-value="$95.33$" calcext:value-type="string">
            <text:p>$95.33$</text:p>
          </table:table-cell>
          <table:table-cell table:style-name="ce127" table:formula="of:=IF([.Q6]&lt;&gt;&quot;n/a&quot;; IF([.Q6]&lt;&gt;&quot;&quot;; &quot;$&quot; &amp; TEXT([.Q6]; &quot;0.00&quot;) &amp; &quot;$&quot;;  &quot;&quot;); &quot;n/a&quot;)" office:value-type="string" office:string-value="$90.26$" calcext:value-type="string">
            <text:p>$90.2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Bert large (multi)</text:p>
          </table:table-cell>
          <table:table-cell table:style-name="ce32" office:value-type="float" office:value="87.9635516148393" calcext:value-type="float">
            <text:p>87.96</text:p>
          </table:table-cell>
          <table:table-cell table:style-name="ce75" office:value-type="float" office:value="2.92526168620684" calcext:value-type="float">
            <text:p>2.93</text:p>
          </table:table-cell>
          <table:table-cell table:style-name="ce70" office:value-type="float" office:value="87.2754242495349" calcext:value-type="float">
            <text:p>87.28</text:p>
          </table:table-cell>
          <table:table-cell table:style-name="ce61" office:value-type="float" office:value="4.24325836173125" calcext:value-type="float">
            <text:p>4.24</text:p>
          </table:table-cell>
          <table:table-cell table:style-name="ce32" office:value-type="float" office:value="88.7282421837049" calcext:value-type="float">
            <text:p>88.73</text:p>
          </table:table-cell>
          <table:table-cell table:style-name="ce75" office:value-type="float" office:value="1.98345161422169" calcext:value-type="float">
            <text:p>1.98</text:p>
          </table:table-cell>
          <table:table-cell table:style-name="ce70" office:value-type="float" office:value="84.8767978101587" calcext:value-type="float">
            <text:p>84.88</text:p>
          </table:table-cell>
          <table:table-cell table:style-name="ce70" office:value-type="float" office:value="3.4156141321918" calcext:value-type="float">
            <text:p>3.42</text:p>
          </table:table-cell>
          <table:table-cell table:style-name="ce91"/>
          <table:table-cell table:style-name="ce61" office:value-type="float" office:value="94.7369372491191" calcext:value-type="float">
            <text:p>94.74</text:p>
          </table:table-cell>
          <table:table-cell table:style-name="ce70" office:value-type="float" office:value="1.5118594515718" calcext:value-type="float">
            <text:p>1.51</text:p>
          </table:table-cell>
          <table:table-cell table:style-name="ce32" office:value-type="float" office:value="93.9707761224916" calcext:value-type="float">
            <text:p>93.97</text:p>
          </table:table-cell>
          <table:table-cell table:style-name="ce75" office:value-type="float" office:value="3.02788501309373" calcext:value-type="float">
            <text:p>3.03</text:p>
          </table:table-cell>
          <table:table-cell table:style-name="ce70" office:value-type="float" office:value="95.5877659821898" calcext:value-type="float">
            <text:p>95.59</text:p>
          </table:table-cell>
          <table:table-cell table:style-name="ce70" office:value-type="float" office:value="1.28813525980284" calcext:value-type="float">
            <text:p>1.29</text:p>
          </table:table-cell>
          <table:table-cell table:style-name="ce32" office:value-type="float" office:value="90.1571283595855" calcext:value-type="float">
            <text:p>90.16</text:p>
          </table:table-cell>
          <table:table-cell table:style-name="ce75" office:value-type="float" office:value="2.53077876340068" calcext:value-type="float">
            <text:p>2.53</text:p>
          </table:table-cell>
          <table:table-cell table:style-name="ce115" table:number-columns-repeated="2"/>
          <table:table-cell table:style-name="ce53"/>
          <table:table-cell table:style-name="ce46" table:formula="of:=IF([.A7]&lt;&gt;&quot;&quot;; [.A7]; &quot;&quot;)" office:value-type="string" office:string-value="MaChAmp Bert large (multi)" calcext:value-type="string">
            <text:p>MaChAmp Bert large (multi)</text:p>
          </table:table-cell>
          <table:table-cell table:style-name="ce129" table:formula="of:=IF([.B7]&lt;&gt;&quot;n/a&quot;; IF([.B7]&lt;&gt;&quot;&quot;; &quot;$&quot; &amp; TEXT([.B7]; &quot;0.00&quot;) &amp; &quot;$&quot;;  &quot;&quot;); &quot;n/a&quot;)" office:value-type="string" office:string-value="$87.96$" calcext:value-type="string">
            <text:p>$87.96$</text:p>
          </table:table-cell>
          <table:table-cell table:style-name="ce129" table:formula="of:=IF([.D7]&lt;&gt;&quot;n/a&quot;; IF([.D7]&lt;&gt;&quot;&quot;; &quot;$&quot; &amp; TEXT([.D7]; &quot;0.00&quot;) &amp; &quot;$&quot;;  &quot;&quot;); &quot;n/a&quot;)" office:value-type="string" office:string-value="$87.28$" calcext:value-type="string">
            <text:p>$87.28$</text:p>
          </table:table-cell>
          <table:table-cell table:style-name="ce129" table:formula="of:=IF([.F7]&lt;&gt;&quot;n/a&quot;; IF([.F7]&lt;&gt;&quot;&quot;; &quot;$&quot; &amp; TEXT([.F7]; &quot;0.00&quot;) &amp; &quot;$&quot;;  &quot;&quot;); &quot;n/a&quot;)" office:value-type="string" office:string-value="$88.73$" calcext:value-type="string">
            <text:p>$88.73$</text:p>
          </table:table-cell>
          <table:table-cell table:style-name="ce129" table:formula="of:=IF([.H7]&lt;&gt;&quot;n/a&quot;; IF([.H7]&lt;&gt;&quot;&quot;; &quot;$&quot; &amp; TEXT([.H7]; &quot;0.00&quot;) &amp; &quot;$&quot;;  &quot;&quot;); &quot;n/a&quot;)" office:value-type="string" office:string-value="$84.88$" calcext:value-type="string">
            <text:p>$84.88$</text:p>
          </table:table-cell>
          <table:table-cell table:style-name="ce152"/>
          <table:table-cell table:style-name="ce129" table:formula="of:=IF([.K7]&lt;&gt;&quot;n/a&quot;; IF([.K7]&lt;&gt;&quot;&quot;; &quot;$&quot; &amp; TEXT([.K7]; &quot;0.00&quot;) &amp; &quot;$&quot;;  &quot;&quot;); &quot;n/a&quot;)" office:value-type="string" office:string-value="$94.74$" calcext:value-type="string">
            <text:p>$94.74$</text:p>
          </table:table-cell>
          <table:table-cell table:style-name="ce129" table:formula="of:=IF([.M7]&lt;&gt;&quot;n/a&quot;; IF([.M7]&lt;&gt;&quot;&quot;; &quot;$&quot; &amp; TEXT([.M7]; &quot;0.00&quot;) &amp; &quot;$&quot;;  &quot;&quot;); &quot;n/a&quot;)" office:value-type="string" office:string-value="$93.97$" calcext:value-type="string">
            <text:p>$93.97$</text:p>
          </table:table-cell>
          <table:table-cell table:style-name="ce129" table:formula="of:=IF([.O7]&lt;&gt;&quot;n/a&quot;; IF([.O7]&lt;&gt;&quot;&quot;; &quot;$&quot; &amp; TEXT([.O7]; &quot;0.00&quot;) &amp; &quot;$&quot;;  &quot;&quot;); &quot;n/a&quot;)" office:value-type="string" office:string-value="$95.59$" calcext:value-type="string">
            <text:p>$95.59$</text:p>
          </table:table-cell>
          <table:table-cell table:style-name="ce127" table:formula="of:=IF([.Q7]&lt;&gt;&quot;n/a&quot;; IF([.Q7]&lt;&gt;&quot;&quot;; &quot;$&quot; &amp; TEXT([.Q7]; &quot;0.00&quot;) &amp; &quot;$&quot;;  &quot;&quot;); &quot;n/a&quot;)" office:value-type="string" office:string-value="$90.16$" calcext:value-type="string">
            <text:p>$90.1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mBert (multi)</text:p>
          </table:table-cell>
          <table:table-cell table:style-name="ce32" office:value-type="float" office:value="88.3504095621654" calcext:value-type="float">
            <text:p>88.35</text:p>
          </table:table-cell>
          <table:table-cell table:style-name="ce75" office:value-type="float" office:value="3.1244707105561" calcext:value-type="float">
            <text:p>3.12</text:p>
          </table:table-cell>
          <table:table-cell table:style-name="ce70" office:value-type="float" office:value="87.3662400955558" calcext:value-type="float">
            <text:p>87.37</text:p>
          </table:table-cell>
          <table:table-cell table:style-name="ce61" office:value-type="float" office:value="3.59555817126055" calcext:value-type="float">
            <text:p>3.60</text:p>
          </table:table-cell>
          <table:table-cell table:style-name="ce32" office:value-type="float" office:value="89.3955816587178" calcext:value-type="float">
            <text:p>89.40</text:p>
          </table:table-cell>
          <table:table-cell table:style-name="ce75" office:value-type="float" office:value="3.15408335145938" calcext:value-type="float">
            <text:p>3.15</text:p>
          </table:table-cell>
          <table:table-cell table:style-name="ce70" office:value-type="float" office:value="85.3739024339443" calcext:value-type="float">
            <text:p>85.37</text:p>
          </table:table-cell>
          <table:table-cell table:style-name="ce70" office:value-type="float" office:value="3.42984266793344" calcext:value-type="float">
            <text:p>3.43</text:p>
          </table:table-cell>
          <table:table-cell table:style-name="ce91"/>
          <table:table-cell table:style-name="ce61" office:value-type="float" office:value="93.9413978123898" calcext:value-type="float">
            <text:p>93.94</text:p>
          </table:table-cell>
          <table:table-cell table:style-name="ce70" office:value-type="float" office:value="1.96469578420727" calcext:value-type="float">
            <text:p>1.96</text:p>
          </table:table-cell>
          <table:table-cell table:style-name="ce32" office:value-type="float" office:value="92.8948337081036" calcext:value-type="float">
            <text:p>92.89</text:p>
          </table:table-cell>
          <table:table-cell table:style-name="ce75" office:value-type="float" office:value="2.73514977735983" calcext:value-type="float">
            <text:p>2.74</text:p>
          </table:table-cell>
          <table:table-cell table:style-name="ce70" office:value-type="float" office:value="95.052542762371" calcext:value-type="float">
            <text:p>95.05</text:p>
          </table:table-cell>
          <table:table-cell table:style-name="ce70" office:value-type="float" office:value="1.97890947809459" calcext:value-type="float">
            <text:p>1.98</text:p>
          </table:table-cell>
          <table:table-cell table:style-name="ce32" office:value-type="float" office:value="89.8979117092414" calcext:value-type="float">
            <text:p>89.90</text:p>
          </table:table-cell>
          <table:table-cell table:style-name="ce75" office:value-type="float" office:value="3.52228853067635" calcext:value-type="float">
            <text:p>3.52</text:p>
          </table:table-cell>
          <table:table-cell table:style-name="ce115"/>
          <table:table-cell table:style-name="ce108" table:number-columns-repeated="2"/>
          <table:table-cell table:style-name="ce119" table:formula="of:=IF([.A8]&lt;&gt;&quot;&quot;; [.A8]; &quot;&quot;)" office:value-type="string" office:string-value="MaChAmp mBert (multi)" calcext:value-type="string">
            <text:p>MaChAmp mBert (multi)</text:p>
          </table:table-cell>
          <table:table-cell table:style-name="ce129" table:formula="of:=IF([.B8]&lt;&gt;&quot;n/a&quot;; IF([.B8]&lt;&gt;&quot;&quot;; &quot;$&quot; &amp; TEXT([.B8]; &quot;0.00&quot;) &amp; &quot;$&quot;;  &quot;&quot;); &quot;n/a&quot;)" office:value-type="string" office:string-value="$88.35$" calcext:value-type="string">
            <text:p>$88.35$</text:p>
          </table:table-cell>
          <table:table-cell table:style-name="ce129" table:formula="of:=IF([.D8]&lt;&gt;&quot;n/a&quot;; IF([.D8]&lt;&gt;&quot;&quot;; &quot;$&quot; &amp; TEXT([.D8]; &quot;0.00&quot;) &amp; &quot;$&quot;;  &quot;&quot;); &quot;n/a&quot;)" office:value-type="string" office:string-value="$87.37$" calcext:value-type="string">
            <text:p>$87.37$</text:p>
          </table:table-cell>
          <table:table-cell table:style-name="ce129" table:formula="of:=IF([.F8]&lt;&gt;&quot;n/a&quot;; IF([.F8]&lt;&gt;&quot;&quot;; &quot;$&quot; &amp; TEXT([.F8]; &quot;0.00&quot;) &amp; &quot;$&quot;;  &quot;&quot;); &quot;n/a&quot;)" office:value-type="string" office:string-value="$89.40$" calcext:value-type="string">
            <text:p>$89.40$</text:p>
          </table:table-cell>
          <table:table-cell table:style-name="ce129" table:formula="of:=IF([.H8]&lt;&gt;&quot;n/a&quot;; IF([.H8]&lt;&gt;&quot;&quot;; &quot;$&quot; &amp; TEXT([.H8]; &quot;0.00&quot;) &amp; &quot;$&quot;;  &quot;&quot;); &quot;n/a&quot;)" office:value-type="string" office:string-value="$85.37$" calcext:value-type="string">
            <text:p>$85.37$</text:p>
          </table:table-cell>
          <table:table-cell table:style-name="ce153"/>
          <table:table-cell table:style-name="ce129" table:formula="of:=IF([.K8]&lt;&gt;&quot;n/a&quot;; IF([.K8]&lt;&gt;&quot;&quot;; &quot;$&quot; &amp; TEXT([.K8]; &quot;0.00&quot;) &amp; &quot;$&quot;;  &quot;&quot;); &quot;n/a&quot;)" office:value-type="string" office:string-value="$93.94$" calcext:value-type="string">
            <text:p>$93.94$</text:p>
          </table:table-cell>
          <table:table-cell table:style-name="ce129" table:formula="of:=IF([.M8]&lt;&gt;&quot;n/a&quot;; IF([.M8]&lt;&gt;&quot;&quot;; &quot;$&quot; &amp; TEXT([.M8]; &quot;0.00&quot;) &amp; &quot;$&quot;;  &quot;&quot;); &quot;n/a&quot;)" office:value-type="string" office:string-value="$92.89$" calcext:value-type="string">
            <text:p>$92.89$</text:p>
          </table:table-cell>
          <table:table-cell table:style-name="ce129" table:formula="of:=IF([.O8]&lt;&gt;&quot;n/a&quot;; IF([.O8]&lt;&gt;&quot;&quot;; &quot;$&quot; &amp; TEXT([.O8]; &quot;0.00&quot;) &amp; &quot;$&quot;;  &quot;&quot;); &quot;n/a&quot;)" office:value-type="string" office:string-value="$95.05$" calcext:value-type="string">
            <text:p>$95.05$</text:p>
          </table:table-cell>
          <table:table-cell table:style-name="ce127" table:formula="of:=IF([.Q8]&lt;&gt;&quot;n/a&quot;; IF([.Q8]&lt;&gt;&quot;&quot;; &quot;$&quot; &amp; TEXT([.Q8]; &quot;0.00&quot;) &amp; &quot;$&quot;;  &quot;&quot;); &quot;n/a&quot;)" office:value-type="string" office:string-value="$89.90$" calcext:value-type="string">
            <text:p>$89.90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base (multi)</text:p>
          </table:table-cell>
          <table:table-cell table:style-name="ce32" office:value-type="float" office:value="89.9104011387627" calcext:value-type="float">
            <text:p>89.91</text:p>
          </table:table-cell>
          <table:table-cell table:style-name="ce75" office:value-type="float" office:value="2.64909203611597" calcext:value-type="float">
            <text:p>2.65</text:p>
          </table:table-cell>
          <table:table-cell table:style-name="ce70" office:value-type="float" office:value="88.668296451621" calcext:value-type="float">
            <text:p>88.67</text:p>
          </table:table-cell>
          <table:table-cell table:style-name="ce61" office:value-type="float" office:value="2.20402695825256" calcext:value-type="float">
            <text:p>2.20</text:p>
          </table:table-cell>
          <table:table-cell table:style-name="ce32" office:value-type="float" office:value="91.2377668789357" calcext:value-type="float">
            <text:p>91.24</text:p>
          </table:table-cell>
          <table:table-cell table:style-name="ce75" office:value-type="float" office:value="3.70413859760785" calcext:value-type="float">
            <text:p>3.70</text:p>
          </table:table-cell>
          <table:table-cell table:style-name="ce70" office:value-type="float" office:value="86.1191744764804" calcext:value-type="float">
            <text:p>86.12</text:p>
          </table:table-cell>
          <table:table-cell table:style-name="ce70" office:value-type="float" office:value="3.31533113166764" calcext:value-type="float">
            <text:p>3.32</text:p>
          </table:table-cell>
          <table:table-cell table:style-name="ce91"/>
          <table:table-cell table:style-name="ce61" office:value-type="float" office:value="94.8316093562956" calcext:value-type="float">
            <text:p>94.83</text:p>
          </table:table-cell>
          <table:table-cell table:style-name="ce70" office:value-type="float" office:value="1.79952867560032" calcext:value-type="float">
            <text:p>1.80</text:p>
          </table:table-cell>
          <table:table-cell table:style-name="ce32" office:value-type="float" office:value="93.5435393289428" calcext:value-type="float">
            <text:p>93.54</text:p>
          </table:table-cell>
          <table:table-cell table:style-name="ce75" office:value-type="float" office:value="2.20487384296808" calcext:value-type="float">
            <text:p>2.20</text:p>
          </table:table-cell>
          <table:table-cell table:style-name="ce70" office:value-type="float" office:value="96.2083796808705" calcext:value-type="float">
            <text:p>96.21</text:p>
          </table:table-cell>
          <table:table-cell table:style-name="ce70" office:value-type="float" office:value="2.51585257876192" calcext:value-type="float">
            <text:p>2.52</text:p>
          </table:table-cell>
          <table:table-cell table:style-name="ce32" office:value-type="float" office:value="90.1597550647432" calcext:value-type="float">
            <text:p>90.16</text:p>
          </table:table-cell>
          <table:table-cell table:style-name="ce75" office:value-type="float" office:value="2.56430651416325" calcext:value-type="float">
            <text:p>2.56</text:p>
          </table:table-cell>
          <table:table-cell table:style-name="ce115" table:number-columns-repeated="2"/>
          <table:table-cell table:style-name="ce53"/>
          <table:table-cell table:style-name="ce125" table:formula="of:=IF([.A9]&lt;&gt;&quot;&quot;; [.A9]; &quot;&quot;)" office:value-type="string" office:string-value="MaChAmp Roberta base (multi)" calcext:value-type="string">
            <text:p>MaChAmp Roberta base (multi)</text:p>
          </table:table-cell>
          <table:table-cell table:style-name="ce129" table:formula="of:=IF([.B9]&lt;&gt;&quot;n/a&quot;; IF([.B9]&lt;&gt;&quot;&quot;; &quot;$&quot; &amp; TEXT([.B9]; &quot;0.00&quot;) &amp; &quot;$&quot;;  &quot;&quot;); &quot;n/a&quot;)" office:value-type="string" office:string-value="$89.91$" calcext:value-type="string">
            <text:p>$89.91$</text:p>
          </table:table-cell>
          <table:table-cell table:style-name="ce129" table:formula="of:=IF([.D9]&lt;&gt;&quot;n/a&quot;; IF([.D9]&lt;&gt;&quot;&quot;; &quot;$&quot; &amp; TEXT([.D9]; &quot;0.00&quot;) &amp; &quot;$&quot;;  &quot;&quot;); &quot;n/a&quot;)" office:value-type="string" office:string-value="$88.67$" calcext:value-type="string">
            <text:p>$88.67$</text:p>
          </table:table-cell>
          <table:table-cell table:style-name="ce129" table:formula="of:=IF([.F9]&lt;&gt;&quot;n/a&quot;; IF([.F9]&lt;&gt;&quot;&quot;; &quot;$&quot; &amp; TEXT([.F9]; &quot;0.00&quot;) &amp; &quot;$&quot;;  &quot;&quot;); &quot;n/a&quot;)" office:value-type="string" office:string-value="$91.24$" calcext:value-type="string">
            <text:p>$91.24$</text:p>
          </table:table-cell>
          <table:table-cell table:style-name="ce129" table:formula="of:=IF([.H9]&lt;&gt;&quot;n/a&quot;; IF([.H9]&lt;&gt;&quot;&quot;; &quot;$&quot; &amp; TEXT([.H9]; &quot;0.00&quot;) &amp; &quot;$&quot;;  &quot;&quot;); &quot;n/a&quot;)" office:value-type="string" office:string-value="$86.12$" calcext:value-type="string">
            <text:p>$86.12$</text:p>
          </table:table-cell>
          <table:table-cell table:style-name="ce152"/>
          <table:table-cell table:style-name="ce129" table:formula="of:=IF([.K9]&lt;&gt;&quot;n/a&quot;; IF([.K9]&lt;&gt;&quot;&quot;; &quot;$&quot; &amp; TEXT([.K9]; &quot;0.00&quot;) &amp; &quot;$&quot;;  &quot;&quot;); &quot;n/a&quot;)" office:value-type="string" office:string-value="$94.83$" calcext:value-type="string">
            <text:p>$94.83$</text:p>
          </table:table-cell>
          <table:table-cell table:style-name="ce129" table:formula="of:=IF([.M9]&lt;&gt;&quot;n/a&quot;; IF([.M9]&lt;&gt;&quot;&quot;; &quot;$&quot; &amp; TEXT([.M9]; &quot;0.00&quot;) &amp; &quot;$&quot;;  &quot;&quot;); &quot;n/a&quot;)" office:value-type="string" office:string-value="$93.54$" calcext:value-type="string">
            <text:p>$93.54$</text:p>
          </table:table-cell>
          <table:table-cell table:style-name="ce129" table:formula="of:=IF([.O9]&lt;&gt;&quot;n/a&quot;; IF([.O9]&lt;&gt;&quot;&quot;; &quot;$&quot; &amp; TEXT([.O9]; &quot;0.00&quot;) &amp; &quot;$&quot;;  &quot;&quot;); &quot;n/a&quot;)" office:value-type="string" office:string-value="$96.21$" calcext:value-type="string">
            <text:p>$96.21$</text:p>
          </table:table-cell>
          <table:table-cell table:style-name="ce127" table:formula="of:=IF([.Q9]&lt;&gt;&quot;n/a&quot;; IF([.Q9]&lt;&gt;&quot;&quot;; &quot;$&quot; &amp; TEXT([.Q9]; &quot;0.00&quot;) &amp; &quot;$&quot;;  &quot;&quot;); &quot;n/a&quot;)" office:value-type="string" office:string-value="$90.16$" calcext:value-type="string">
            <text:p>$90.16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MaChAmp Roberta large (multi)</text:p>
          </table:table-cell>
          <table:table-cell table:style-name="ce32" office:value-type="float" office:value="88.6141807350481" calcext:value-type="float">
            <text:p>88.61</text:p>
          </table:table-cell>
          <table:table-cell table:style-name="ce75" office:value-type="float" office:value="3.37308999099123" calcext:value-type="float">
            <text:p>3.37</text:p>
          </table:table-cell>
          <table:table-cell table:style-name="ce70" office:value-type="float" office:value="87.4769760236437" calcext:value-type="float">
            <text:p>87.48</text:p>
          </table:table-cell>
          <table:table-cell table:style-name="ce61" office:value-type="float" office:value="2.82236595208088" calcext:value-type="float">
            <text:p>2.82</text:p>
          </table:table-cell>
          <table:table-cell table:style-name="ce32" office:value-type="float" office:value="89.8260205944118" calcext:value-type="float">
            <text:p>89.83</text:p>
          </table:table-cell>
          <table:table-cell table:style-name="ce75" office:value-type="float" office:value="4.3528747862963" calcext:value-type="float">
            <text:p>4.35</text:p>
          </table:table-cell>
          <table:table-cell table:style-name="ce70" office:value-type="float" office:value="85.1604908244542" calcext:value-type="float">
            <text:p>85.16</text:p>
          </table:table-cell>
          <table:table-cell table:style-name="ce70" office:value-type="float" office:value="3.63327134309396" calcext:value-type="float">
            <text:p>3.63</text:p>
          </table:table-cell>
          <table:table-cell table:style-name="ce91"/>
          <table:table-cell table:style-name="ce61" office:value-type="float" office:value="95.4266461917441" calcext:value-type="float">
            <text:p>95.43</text:p>
          </table:table-cell>
          <table:table-cell table:style-name="ce70" office:value-type="float" office:value="1.14562537487159" calcext:value-type="float">
            <text:p>1.15</text:p>
          </table:table-cell>
          <table:table-cell table:style-name="ce32" office:value-type="float" office:value="94.2292968172175" calcext:value-type="float">
            <text:p>94.23</text:p>
          </table:table-cell>
          <table:table-cell table:style-name="ce75" office:value-type="float" office:value="1.61647089581469" calcext:value-type="float">
            <text:p>1.62</text:p>
          </table:table-cell>
          <table:table-cell table:style-name="ce70" office:value-type="float" office:value="96.7032354559451" calcext:value-type="float">
            <text:p>96.70</text:p>
          </table:table-cell>
          <table:table-cell table:style-name="ce70" office:value-type="float" office:value="2.12440346984491" calcext:value-type="float">
            <text:p>2.12</text:p>
          </table:table-cell>
          <table:table-cell table:style-name="ce32" office:value-type="float" office:value="90.7343788154385" calcext:value-type="float">
            <text:p>90.73</text:p>
          </table:table-cell>
          <table:table-cell table:style-name="ce75" office:value-type="float" office:value="2.59827377871792" calcext:value-type="float">
            <text:p>2.60</text:p>
          </table:table-cell>
          <table:table-cell table:style-name="ce115" table:number-columns-repeated="2"/>
          <table:table-cell table:style-name="ce53"/>
          <table:table-cell table:style-name="ce125" table:formula="of:=IF([.A10]&lt;&gt;&quot;&quot;; [.A10]; &quot;&quot;)" office:value-type="string" office:string-value="MaChAmp Roberta large (multi)" calcext:value-type="string">
            <text:p>MaChAmp Roberta large (multi)</text:p>
          </table:table-cell>
          <table:table-cell table:style-name="ce129" table:formula="of:=IF([.B10]&lt;&gt;&quot;n/a&quot;; IF([.B10]&lt;&gt;&quot;&quot;; &quot;$&quot; &amp; TEXT([.B10]; &quot;0.00&quot;) &amp; &quot;$&quot;;  &quot;&quot;); &quot;n/a&quot;)" office:value-type="string" office:string-value="$88.61$" calcext:value-type="string">
            <text:p>$88.61$</text:p>
          </table:table-cell>
          <table:table-cell table:style-name="ce129" table:formula="of:=IF([.D10]&lt;&gt;&quot;n/a&quot;; IF([.D10]&lt;&gt;&quot;&quot;; &quot;$&quot; &amp; TEXT([.D10]; &quot;0.00&quot;) &amp; &quot;$&quot;;  &quot;&quot;); &quot;n/a&quot;)" office:value-type="string" office:string-value="$87.48$" calcext:value-type="string">
            <text:p>$87.48$</text:p>
          </table:table-cell>
          <table:table-cell table:style-name="ce129" table:formula="of:=IF([.F10]&lt;&gt;&quot;n/a&quot;; IF([.F10]&lt;&gt;&quot;&quot;; &quot;$&quot; &amp; TEXT([.F10]; &quot;0.00&quot;) &amp; &quot;$&quot;;  &quot;&quot;); &quot;n/a&quot;)" office:value-type="string" office:string-value="$89.83$" calcext:value-type="string">
            <text:p>$89.83$</text:p>
          </table:table-cell>
          <table:table-cell table:style-name="ce129" table:formula="of:=IF([.H10]&lt;&gt;&quot;n/a&quot;; IF([.H10]&lt;&gt;&quot;&quot;; &quot;$&quot; &amp; TEXT([.H10]; &quot;0.00&quot;) &amp; &quot;$&quot;;  &quot;&quot;); &quot;n/a&quot;)" office:value-type="string" office:string-value="$85.16$" calcext:value-type="string">
            <text:p>$85.16$</text:p>
          </table:table-cell>
          <table:table-cell table:style-name="ce152"/>
          <table:table-cell table:style-name="ce129" table:formula="of:=IF([.K10]&lt;&gt;&quot;n/a&quot;; IF([.K10]&lt;&gt;&quot;&quot;; &quot;$&quot; &amp; TEXT([.K10]; &quot;0.00&quot;) &amp; &quot;$&quot;;  &quot;&quot;); &quot;n/a&quot;)" office:value-type="string" office:string-value="$95.43$" calcext:value-type="string">
            <text:p>$95.43$</text:p>
          </table:table-cell>
          <table:table-cell table:style-name="ce129" table:formula="of:=IF([.M10]&lt;&gt;&quot;n/a&quot;; IF([.M10]&lt;&gt;&quot;&quot;; &quot;$&quot; &amp; TEXT([.M10]; &quot;0.00&quot;) &amp; &quot;$&quot;;  &quot;&quot;); &quot;n/a&quot;)" office:value-type="string" office:string-value="$94.23$" calcext:value-type="string">
            <text:p>$94.23$</text:p>
          </table:table-cell>
          <table:table-cell table:style-name="ce129" table:formula="of:=IF([.O10]&lt;&gt;&quot;n/a&quot;; IF([.O10]&lt;&gt;&quot;&quot;; &quot;$&quot; &amp; TEXT([.O10]; &quot;0.00&quot;) &amp; &quot;$&quot;;  &quot;&quot;); &quot;n/a&quot;)" office:value-type="string" office:string-value="$96.70$" calcext:value-type="string">
            <text:p>$96.70$</text:p>
          </table:table-cell>
          <table:table-cell table:style-name="ce127" table:formula="of:=IF([.Q10]&lt;&gt;&quot;n/a&quot;; IF([.Q10]&lt;&gt;&quot;&quot;; &quot;$&quot; &amp; TEXT([.Q10]; &quot;0.00&quot;) &amp; &quot;$&quot;;  &quot;&quot;); &quot;n/a&quot;)" office:value-type="string" office:string-value="$90.73$" calcext:value-type="string">
            <text:p>$90.73$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7" office:value-type="string" calcext:value-type="string">
            <text:p>MaChAmp XLM-Roberta large (multi)</text:p>
          </table:table-cell>
          <table:table-cell table:style-name="ce30" office:value-type="float" office:value="91.5896638310034" calcext:value-type="float">
            <text:p>91.59</text:p>
          </table:table-cell>
          <table:table-cell table:style-name="ce51" office:value-type="float" office:value="2.9198636175853" calcext:value-type="float">
            <text:p>2.92</text:p>
          </table:table-cell>
          <table:table-cell table:style-name="ce64" office:value-type="float" office:value="89.6390358069624" calcext:value-type="float">
            <text:p>89.64</text:p>
          </table:table-cell>
          <table:table-cell table:style-name="ce64" office:value-type="float" office:value="3.50879662805149" calcext:value-type="float">
            <text:p>3.51</text:p>
          </table:table-cell>
          <table:table-cell table:style-name="ce30" office:value-type="float" office:value="93.6453625464649" calcext:value-type="float">
            <text:p>93.65</text:p>
          </table:table-cell>
          <table:table-cell table:style-name="ce51" office:value-type="float" office:value="2.39418684276275" calcext:value-type="float">
            <text:p>2.39</text:p>
          </table:table-cell>
          <table:table-cell table:style-name="ce74" office:value-type="float" office:value="87.6303316173835" calcext:value-type="float">
            <text:p>87.63</text:p>
          </table:table-cell>
          <table:table-cell table:style-name="ce74" office:value-type="float" office:value="2.87781172339395" calcext:value-type="float">
            <text:p>2.88</text:p>
          </table:table-cell>
          <table:table-cell table:style-name="ce87"/>
          <table:table-cell table:style-name="ce74" office:value-type="float" office:value="96.3585058417926" calcext:value-type="float">
            <text:p>96.36</text:p>
          </table:table-cell>
          <table:table-cell table:style-name="ce74" office:value-type="float" office:value="1.18357676764642" calcext:value-type="float">
            <text:p>1.18</text:p>
          </table:table-cell>
          <table:table-cell table:style-name="ce30" office:value-type="float" office:value="94.2945051198501" calcext:value-type="float">
            <text:p>94.29</text:p>
          </table:table-cell>
          <table:table-cell table:style-name="ce51" office:value-type="float" office:value="1.96403183430103" calcext:value-type="float">
            <text:p>1.96</text:p>
          </table:table-cell>
          <table:table-cell table:style-name="ce64" office:value-type="float" office:value="98.5345514177685" calcext:value-type="float">
            <text:p>98.53</text:p>
          </table:table-cell>
          <table:table-cell table:style-name="ce64" office:value-type="float" office:value="0.682787267131106" calcext:value-type="float">
            <text:p>0.68</text:p>
          </table:table-cell>
          <table:table-cell table:style-name="ce33" office:value-type="float" office:value="91.5273221960266" calcext:value-type="float">
            <text:p>91.53</text:p>
          </table:table-cell>
          <table:table-cell table:style-name="ce54" office:value-type="float" office:value="1.95202412132628" calcext:value-type="float">
            <text:p>1.95</text:p>
          </table:table-cell>
          <table:table-cell table:style-name="ce107" table:number-columns-repeated="2"/>
          <table:table-cell table:style-name="ce118"/>
          <table:table-cell table:style-name="ce134" table:formula="of:=IF([.A11]&lt;&gt;&quot;&quot;; [.A11]; &quot;&quot;)" office:value-type="string" office:string-value="MaChAmp XLM-Roberta large (multi)" calcext:value-type="string">
            <text:p>MaChAmp XLM-Roberta large (multi)</text:p>
          </table:table-cell>
          <table:table-cell table:style-name="ce145" table:formula="of:=IF([.B11]&lt;&gt;&quot;n/a&quot;; IF([.B11]&lt;&gt;&quot;&quot;; &quot;$&quot; &amp; TEXT([.B11]; &quot;0.00&quot;) &amp; &quot;$&quot;;  &quot;&quot;); &quot;n/a&quot;)" office:value-type="string" office:string-value="$91.59$" calcext:value-type="string">
            <text:p>$91.59$</text:p>
          </table:table-cell>
          <table:table-cell table:style-name="ce145" table:formula="of:=IF([.D11]&lt;&gt;&quot;n/a&quot;; IF([.D11]&lt;&gt;&quot;&quot;; &quot;$&quot; &amp; TEXT([.D11]; &quot;0.00&quot;) &amp; &quot;$&quot;;  &quot;&quot;); &quot;n/a&quot;)" office:value-type="string" office:string-value="$89.64$" calcext:value-type="string">
            <text:p>$89.64$</text:p>
          </table:table-cell>
          <table:table-cell table:style-name="ce145" table:formula="of:=IF([.F11]&lt;&gt;&quot;n/a&quot;; IF([.F11]&lt;&gt;&quot;&quot;; &quot;$&quot; &amp; TEXT([.F11]; &quot;0.00&quot;) &amp; &quot;$&quot;;  &quot;&quot;); &quot;n/a&quot;)" office:value-type="string" office:string-value="$93.65$" calcext:value-type="string">
            <text:p>$93.65$</text:p>
          </table:table-cell>
          <table:table-cell table:style-name="ce149" table:formula="of:=IF([.H11]&lt;&gt;&quot;n/a&quot;; IF([.H11]&lt;&gt;&quot;&quot;; &quot;$&quot; &amp; TEXT([.H11]; &quot;0.00&quot;) &amp; &quot;$&quot;;  &quot;&quot;); &quot;n/a&quot;)" office:value-type="string" office:string-value="$87.63$" calcext:value-type="string">
            <text:p>$87.63$</text:p>
          </table:table-cell>
          <table:table-cell table:style-name="ce154"/>
          <table:table-cell table:style-name="ce149" table:formula="of:=IF([.K11]&lt;&gt;&quot;n/a&quot;; IF([.K11]&lt;&gt;&quot;&quot;; &quot;$&quot; &amp; TEXT([.K11]; &quot;0.00&quot;) &amp; &quot;$&quot;;  &quot;&quot;); &quot;n/a&quot;)" office:value-type="string" office:string-value="$96.36$" calcext:value-type="string">
            <text:p>$96.36$</text:p>
          </table:table-cell>
          <table:table-cell table:style-name="ce145" table:formula="of:=IF([.M11]&lt;&gt;&quot;n/a&quot;; IF([.M11]&lt;&gt;&quot;&quot;; &quot;$&quot; &amp; TEXT([.M11]; &quot;0.00&quot;) &amp; &quot;$&quot;;  &quot;&quot;); &quot;n/a&quot;)" office:value-type="string" office:string-value="$94.29$" calcext:value-type="string">
            <text:p>$94.29$</text:p>
          </table:table-cell>
          <table:table-cell table:style-name="ce149" table:formula="of:=IF([.O11]&lt;&gt;&quot;n/a&quot;; IF([.O11]&lt;&gt;&quot;&quot;; &quot;$&quot; &amp; TEXT([.O11]; &quot;0.00&quot;) &amp; &quot;$&quot;;  &quot;&quot;); &quot;n/a&quot;)" office:value-type="string" office:string-value="$98.53$" calcext:value-type="string">
            <text:p>$98.53$</text:p>
          </table:table-cell>
          <table:table-cell table:style-name="ce158" table:formula="of:=IF([.Q11]&lt;&gt;&quot;n/a&quot;; IF([.Q11]&lt;&gt;&quot;&quot;; &quot;$&quot; &amp; TEXT([.Q11]; &quot;0.00&quot;) &amp; &quot;$&quot;;  &quot;&quot;); &quot;n/a&quot;)" office:value-type="string" office:string-value="$91.53$" calcext:value-type="string">
            <text:p>$91.53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9"/>
          <table:table-cell table:style-name="ce86"/>
          <table:table-cell table:style-name="ce71"/>
          <table:table-cell table:style-name="ce65"/>
          <table:table-cell table:style-name="ce39"/>
          <table:table-cell table:style-name="ce86"/>
          <table:table-cell table:style-name="ce81" table:number-columns-repeated="2"/>
          <table:table-cell table:style-name="ce94"/>
          <table:table-cell table:style-name="ce58"/>
          <table:table-cell table:style-name="ce81"/>
          <table:table-cell table:style-name="ce39"/>
          <table:table-cell table:style-name="ce86"/>
          <table:table-cell table:style-name="ce65"/>
          <table:table-cell table:style-name="ce71"/>
          <table:table-cell table:style-name="ce37"/>
          <table:table-cell table:style-name="ce77"/>
          <table:table-cell table:style-name="ce25" table:number-columns-repeated="2"/>
          <table:table-cell table:style-name="ce53"/>
          <table:table-cell table:style-name="ce46"/>
          <table:table-cell table:style-name="ce129" table:formula="of:=IF([.B12]&lt;&gt;&quot;n/a&quot;; IF([.B12]&lt;&gt;&quot;&quot;; &quot;$&quot; &amp; TEXT([.B12]; &quot;0.00&quot;) &amp; &quot;$&quot;;  &quot;&quot;); &quot;n/a&quot;)">
            <text:p/>
          </table:table-cell>
          <table:table-cell table:style-name="ce129" table:formula="of:=IF([.D12]&lt;&gt;&quot;n/a&quot;; IF([.D12]&lt;&gt;&quot;&quot;; &quot;$&quot; &amp; TEXT([.D12]; &quot;0.00&quot;) &amp; &quot;$&quot;;  &quot;&quot;); &quot;n/a&quot;)">
            <text:p/>
          </table:table-cell>
          <table:table-cell table:style-name="ce129" table:formula="of:=IF([.F12]&lt;&gt;&quot;n/a&quot;; IF([.F12]&lt;&gt;&quot;&quot;; &quot;$&quot; &amp; TEXT([.F12]; &quot;0.00&quot;) &amp; &quot;$&quot;;  &quot;&quot;); &quot;n/a&quot;)">
            <text:p/>
          </table:table-cell>
          <table:table-cell table:style-name="ce129" table:formula="of:=IF([.H12]&lt;&gt;&quot;n/a&quot;; IF([.H12]&lt;&gt;&quot;&quot;; &quot;$&quot; &amp; TEXT([.H12]; &quot;0.00&quot;) &amp; &quot;$&quot;;  &quot;&quot;); &quot;n/a&quot;)">
            <text:p/>
          </table:table-cell>
          <table:table-cell table:style-name="ce152"/>
          <table:table-cell table:style-name="ce129" table:formula="of:=IF([.K12]&lt;&gt;&quot;n/a&quot;; IF([.K12]&lt;&gt;&quot;&quot;; &quot;$&quot; &amp; TEXT([.K12]; &quot;0.00&quot;) &amp; &quot;$&quot;;  &quot;&quot;); &quot;n/a&quot;)">
            <text:p/>
          </table:table-cell>
          <table:table-cell table:style-name="ce129" table:formula="of:=IF([.M12]&lt;&gt;&quot;n/a&quot;; IF([.M12]&lt;&gt;&quot;&quot;; &quot;$&quot; &amp; TEXT([.M12]; &quot;0.00&quot;) &amp; &quot;$&quot;;  &quot;&quot;); &quot;n/a&quot;)">
            <text:p/>
          </table:table-cell>
          <table:table-cell table:style-name="ce129" table:formula="of:=IF([.O12]&lt;&gt;&quot;n/a&quot;; IF([.O12]&lt;&gt;&quot;&quot;; &quot;$&quot; &amp; TEXT([.O12]; &quot;0.00&quot;) &amp; &quot;$&quot;;  &quot;&quot;); &quot;n/a&quot;)">
            <text:p/>
          </table:table-cell>
          <table:table-cell table:style-name="ce127" table:formula="of:=IF([.Q12]&lt;&gt;&quot;n/a&quot;; IF([.Q12]&lt;&gt;&quot;&quot;; &quot;$&quot; &amp; TEXT([.Q12]; &quot;0.00&quot;) &amp; &quot;$&quot;;  &quot;&quot;); &quot;n/a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UIE base (multi)</text:p>
          </table:table-cell>
          <table:table-cell table:style-name="ce39" office:value-type="float" office:value="89.9709981792537" calcext:value-type="float">
            <text:p>89.97</text:p>
          </table:table-cell>
          <table:table-cell table:style-name="ce86" office:value-type="float" office:value="2.78399048622105" calcext:value-type="float">
            <text:p>2.78</text:p>
          </table:table-cell>
          <table:table-cell table:style-name="ce71" office:value-type="float" office:value="91.122650127873" calcext:value-type="float">
            <text:p>91.12</text:p>
          </table:table-cell>
          <table:table-cell table:style-name="ce65" office:value-type="float" office:value="2.3014256477631" calcext:value-type="float">
            <text:p>2.30</text:p>
          </table:table-cell>
          <table:table-cell table:style-name="ce39" office:value-type="float" office:value="88.8722523663527" calcext:value-type="float">
            <text:p>88.87</text:p>
          </table:table-cell>
          <table:table-cell table:style-name="ce86" office:value-type="float" office:value="3.46405856600613" calcext:value-type="float">
            <text:p>3.46</text:p>
          </table:table-cell>
          <table:table-cell table:style-name="ce81" office:value-type="float" office:value="87.5270547765688" calcext:value-type="float">
            <text:p>87.53</text:p>
          </table:table-cell>
          <table:table-cell table:style-name="ce81" office:value-type="float" office:value="2.94776144082738" calcext:value-type="float">
            <text:p>2.95</text:p>
          </table:table-cell>
          <table:table-cell table:style-name="ce94"/>
          <table:table-cell table:style-name="ce65" office:value-type="float" office:value="95.3663368739678" calcext:value-type="float">
            <text:p>95.37</text:p>
          </table:table-cell>
          <table:table-cell table:style-name="ce71" office:value-type="float" office:value="1.53232285202176" calcext:value-type="float">
            <text:p>1.53</text:p>
          </table:table-cell>
          <table:table-cell table:style-name="ce39" office:value-type="float" office:value="96.6009979161509" calcext:value-type="float">
            <text:p>96.60</text:p>
          </table:table-cell>
          <table:table-cell table:style-name="ce86" office:value-type="float" office:value="1.45414224996842" calcext:value-type="float">
            <text:p>1.45</text:p>
          </table:table-cell>
          <table:table-cell table:style-name="ce65" office:value-type="float" office:value="94.1888712316076" calcext:value-type="float">
            <text:p>94.19</text:p>
          </table:table-cell>
          <table:table-cell table:style-name="ce71" office:value-type="float" office:value="2.22250174997912" calcext:value-type="float">
            <text:p>2.22</text:p>
          </table:table-cell>
          <table:table-cell table:style-name="ce37" office:value-type="float" office:value="92.3071070543468" calcext:value-type="float">
            <text:p>92.31</text:p>
          </table:table-cell>
          <table:table-cell table:style-name="ce77" office:value-type="float" office:value="2.53833995025768" calcext:value-type="float">
            <text:p>2.54</text:p>
          </table:table-cell>
          <table:table-cell table:style-name="ce25"/>
          <table:table-cell table:style-name="ce108" table:number-columns-repeated="2"/>
          <table:table-cell table:style-name="ce119" table:formula="of:=IF([.A13]&lt;&gt;&quot;&quot;; [.A13]; &quot;&quot;)" office:value-type="string" office:string-value="UIE base (multi)" calcext:value-type="string">
            <text:p>UIE base (multi)</text:p>
          </table:table-cell>
          <table:table-cell table:style-name="ce129" table:formula="of:=IF([.B13]&lt;&gt;&quot;n/a&quot;; IF([.B13]&lt;&gt;&quot;&quot;; &quot;$&quot; &amp; TEXT([.B13]; &quot;0.00&quot;) &amp; &quot;$&quot;;  &quot;&quot;); &quot;n/a&quot;)" office:value-type="string" office:string-value="$89.97$" calcext:value-type="string">
            <text:p>$89.97$</text:p>
          </table:table-cell>
          <table:table-cell table:style-name="ce129" table:formula="of:=IF([.D13]&lt;&gt;&quot;n/a&quot;; IF([.D13]&lt;&gt;&quot;&quot;; &quot;$&quot; &amp; TEXT([.D13]; &quot;0.00&quot;) &amp; &quot;$&quot;;  &quot;&quot;); &quot;n/a&quot;)" office:value-type="string" office:string-value="$91.12$" calcext:value-type="string">
            <text:p>$91.12$</text:p>
          </table:table-cell>
          <table:table-cell table:style-name="ce129" table:formula="of:=IF([.F13]&lt;&gt;&quot;n/a&quot;; IF([.F13]&lt;&gt;&quot;&quot;; &quot;$&quot; &amp; TEXT([.F13]; &quot;0.00&quot;) &amp; &quot;$&quot;;  &quot;&quot;); &quot;n/a&quot;)" office:value-type="string" office:string-value="$88.87$" calcext:value-type="string">
            <text:p>$88.87$</text:p>
          </table:table-cell>
          <table:table-cell table:style-name="ce146" table:formula="of:=IF([.H13]&lt;&gt;&quot;n/a&quot;; IF([.H13]&lt;&gt;&quot;&quot;; &quot;$&quot; &amp; TEXT([.H13]; &quot;0.00&quot;) &amp; &quot;$&quot;;  &quot;&quot;); &quot;n/a&quot;)" office:value-type="string" office:string-value="$87.53$" calcext:value-type="string">
            <text:p>$87.53$</text:p>
          </table:table-cell>
          <table:table-cell table:style-name="ce153"/>
          <table:table-cell table:style-name="ce129" table:formula="of:=IF([.K13]&lt;&gt;&quot;n/a&quot;; IF([.K13]&lt;&gt;&quot;&quot;; &quot;$&quot; &amp; TEXT([.K13]; &quot;0.00&quot;) &amp; &quot;$&quot;;  &quot;&quot;); &quot;n/a&quot;)" office:value-type="string" office:string-value="$95.37$" calcext:value-type="string">
            <text:p>$95.37$</text:p>
          </table:table-cell>
          <table:table-cell table:style-name="ce129" table:formula="of:=IF([.M13]&lt;&gt;&quot;n/a&quot;; IF([.M13]&lt;&gt;&quot;&quot;; &quot;$&quot; &amp; TEXT([.M13]; &quot;0.00&quot;) &amp; &quot;$&quot;;  &quot;&quot;); &quot;n/a&quot;)" office:value-type="string" office:string-value="$96.60$" calcext:value-type="string">
            <text:p>$96.60$</text:p>
          </table:table-cell>
          <table:table-cell table:style-name="ce129" table:formula="of:=IF([.O13]&lt;&gt;&quot;n/a&quot;; IF([.O13]&lt;&gt;&quot;&quot;; &quot;$&quot; &amp; TEXT([.O13]; &quot;0.00&quot;) &amp; &quot;$&quot;;  &quot;&quot;); &quot;n/a&quot;)" office:value-type="string" office:string-value="$94.19$" calcext:value-type="string">
            <text:p>$94.19$</text:p>
          </table:table-cell>
          <table:table-cell table:style-name="ce159" table:formula="of:=IF([.Q13]&lt;&gt;&quot;n/a&quot;; IF([.Q13]&lt;&gt;&quot;&quot;; &quot;$&quot; &amp; TEXT([.Q13]; &quot;0.00&quot;) &amp; &quot;$&quot;;  &quot;&quot;); &quot;n/a&quot;)" office:value-type="string" office:string-value="$92.31$" calcext:value-type="string">
            <text:p>$92.31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UIE large (multi)</text:p>
          </table:table-cell>
          <table:table-cell table:style-name="ce33" office:value-type="float" office:value="92.1012517184411" calcext:value-type="float">
            <text:p>92.10</text:p>
          </table:table-cell>
          <table:table-cell table:style-name="ce54" office:value-type="float" office:value="1.38393635447108" calcext:value-type="float">
            <text:p>1.38</text:p>
          </table:table-cell>
          <table:table-cell table:style-name="ce64" office:value-type="float" office:value="92.4991779084234" calcext:value-type="float">
            <text:p>92.50</text:p>
          </table:table-cell>
          <table:table-cell table:style-name="ce64" office:value-type="float" office:value="1.28129350089763" calcext:value-type="float">
            <text:p>1.28</text:p>
          </table:table-cell>
          <table:table-cell table:style-name="ce30" office:value-type="float" office:value="91.7180306734158" calcext:value-type="float">
            <text:p>91.72</text:p>
          </table:table-cell>
          <table:table-cell table:style-name="ce51" office:value-type="float" office:value="1.78682239281977" calcext:value-type="float">
            <text:p>1.79</text:p>
          </table:table-cell>
          <table:table-cell table:style-name="ce74" office:value-type="float" office:value="89.0785932173941" calcext:value-type="float">
            <text:p>89.08</text:p>
          </table:table-cell>
          <table:table-cell table:style-name="ce74" office:value-type="float" office:value="2.08831443312201" calcext:value-type="float">
            <text:p>2.09</text:p>
          </table:table-cell>
          <table:table-cell table:style-name="ce87"/>
          <table:table-cell table:style-name="ce64" office:value-type="float" office:value="95.9492342060721" calcext:value-type="float">
            <text:p>95.95</text:p>
          </table:table-cell>
          <table:table-cell table:style-name="ce64" office:value-type="float" office:value="1.14734917164757" calcext:value-type="float">
            <text:p>1.15</text:p>
          </table:table-cell>
          <table:table-cell table:style-name="ce30" office:value-type="float" office:value="96.3651097605491" calcext:value-type="float">
            <text:p>96.37</text:p>
          </table:table-cell>
          <table:table-cell table:style-name="ce51" office:value-type="float" office:value="1.12365720591948" calcext:value-type="float">
            <text:p>1.12</text:p>
          </table:table-cell>
          <table:table-cell table:style-name="ce64" office:value-type="float" office:value="95.5487498457138" calcext:value-type="float">
            <text:p>95.55</text:p>
          </table:table-cell>
          <table:table-cell table:style-name="ce64" office:value-type="float" office:value="1.57608244239976" calcext:value-type="float">
            <text:p>1.58</text:p>
          </table:table-cell>
          <table:table-cell table:style-name="ce33" office:value-type="float" office:value="92.5077920092735" calcext:value-type="float">
            <text:p>92.51</text:p>
          </table:table-cell>
          <table:table-cell table:style-name="ce54" office:value-type="float" office:value="1.97100719274428" calcext:value-type="float">
            <text:p>1.97</text:p>
          </table:table-cell>
          <table:table-cell table:style-name="ce107" table:number-columns-repeated="2"/>
          <table:table-cell table:style-name="ce118"/>
          <table:table-cell table:style-name="ce136" table:formula="of:=IF([.A14]&lt;&gt;&quot;&quot;; [.A14]; &quot;&quot;)" office:value-type="string" office:string-value="UIE large (multi)" calcext:value-type="string">
            <text:p>UIE large (multi)</text:p>
          </table:table-cell>
          <table:table-cell table:style-name="ce145" table:formula="of:=IF([.B14]&lt;&gt;&quot;n/a&quot;; IF([.B14]&lt;&gt;&quot;&quot;; &quot;$&quot; &amp; TEXT([.B14]; &quot;0.00&quot;) &amp; &quot;$&quot;;  &quot;&quot;); &quot;n/a&quot;)" office:value-type="string" office:string-value="$92.10$" calcext:value-type="string">
            <text:p>$92.10$</text:p>
          </table:table-cell>
          <table:table-cell table:style-name="ce149" table:formula="of:=IF([.D14]&lt;&gt;&quot;n/a&quot;; IF([.D14]&lt;&gt;&quot;&quot;; &quot;$&quot; &amp; TEXT([.D14]; &quot;0.00&quot;) &amp; &quot;$&quot;;  &quot;&quot;); &quot;n/a&quot;)" office:value-type="string" office:string-value="$92.50$" calcext:value-type="string">
            <text:p>$92.50$</text:p>
          </table:table-cell>
          <table:table-cell table:style-name="ce145" table:formula="of:=IF([.F14]&lt;&gt;&quot;n/a&quot;; IF([.F14]&lt;&gt;&quot;&quot;; &quot;$&quot; &amp; TEXT([.F14]; &quot;0.00&quot;) &amp; &quot;$&quot;;  &quot;&quot;); &quot;n/a&quot;)" office:value-type="string" office:string-value="$91.72$" calcext:value-type="string">
            <text:p>$91.72$</text:p>
          </table:table-cell>
          <table:table-cell table:style-name="ce149" table:formula="of:=IF([.H14]&lt;&gt;&quot;n/a&quot;; IF([.H14]&lt;&gt;&quot;&quot;; &quot;$&quot; &amp; TEXT([.H14]; &quot;0.00&quot;) &amp; &quot;$&quot;;  &quot;&quot;); &quot;n/a&quot;)" office:value-type="string" office:string-value="$89.08$" calcext:value-type="string">
            <text:p>$89.08$</text:p>
          </table:table-cell>
          <table:table-cell table:style-name="ce154"/>
          <table:table-cell table:style-name="ce145" table:formula="of:=IF([.K14]&lt;&gt;&quot;n/a&quot;; IF([.K14]&lt;&gt;&quot;&quot;; &quot;$&quot; &amp; TEXT([.K14]; &quot;0.00&quot;) &amp; &quot;$&quot;;  &quot;&quot;); &quot;n/a&quot;)" office:value-type="string" office:string-value="$95.95$" calcext:value-type="string">
            <text:p>$95.95$</text:p>
          </table:table-cell>
          <table:table-cell table:style-name="ce145" table:formula="of:=IF([.M14]&lt;&gt;&quot;n/a&quot;; IF([.M14]&lt;&gt;&quot;&quot;; &quot;$&quot; &amp; TEXT([.M14]; &quot;0.00&quot;) &amp; &quot;$&quot;;  &quot;&quot;); &quot;n/a&quot;)" office:value-type="string" office:string-value="$96.37$" calcext:value-type="string">
            <text:p>$96.37$</text:p>
          </table:table-cell>
          <table:table-cell table:style-name="ce145" table:formula="of:=IF([.O14]&lt;&gt;&quot;n/a&quot;; IF([.O14]&lt;&gt;&quot;&quot;; &quot;$&quot; &amp; TEXT([.O14]; &quot;0.00&quot;) &amp; &quot;$&quot;;  &quot;&quot;); &quot;n/a&quot;)" office:value-type="string" office:string-value="$95.55$" calcext:value-type="string">
            <text:p>$95.55$</text:p>
          </table:table-cell>
          <table:table-cell table:style-name="ce160" table:formula="of:=IF([.Q14]&lt;&gt;&quot;n/a&quot;; IF([.Q14]&lt;&gt;&quot;&quot;; &quot;$&quot; &amp; TEXT([.Q14]; &quot;0.00&quot;) &amp; &quot;$&quot;;  &quot;&quot;); &quot;n/a&quot;)" office:value-type="string" office:string-value="$92.51$" calcext:value-type="string">
            <text:p>$92.51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39"/>
          <table:table-cell table:style-name="ce86"/>
          <table:table-cell table:style-name="ce71"/>
          <table:table-cell table:style-name="ce65"/>
          <table:table-cell table:style-name="ce39"/>
          <table:table-cell table:style-name="ce86"/>
          <table:table-cell table:style-name="ce71" table:number-columns-repeated="2"/>
          <table:table-cell table:style-name="ce94"/>
          <table:table-cell table:style-name="ce65"/>
          <table:table-cell table:style-name="ce71"/>
          <table:table-cell table:style-name="ce39"/>
          <table:table-cell table:style-name="ce86"/>
          <table:table-cell table:style-name="ce65"/>
          <table:table-cell table:style-name="ce71"/>
          <table:table-cell table:style-name="ce39"/>
          <table:table-cell table:style-name="ce86"/>
          <table:table-cell table:style-name="ce25" table:number-columns-repeated="2"/>
          <table:table-cell table:style-name="ce53"/>
          <table:table-cell table:style-name="ce46" table:formula="of:=IF([.A15]&lt;&gt;&quot;&quot;; [.A15]; &quot;&quot;)">
            <text:p/>
          </table:table-cell>
          <table:table-cell table:style-name="ce129" table:formula="of:=IF([.B15]&lt;&gt;&quot;n/a&quot;; IF([.B15]&lt;&gt;&quot;&quot;; &quot;$&quot; &amp; TEXT([.B15]; &quot;0.00&quot;) &amp; &quot;$&quot;;  &quot;&quot;); &quot;n/a&quot;)">
            <text:p/>
          </table:table-cell>
          <table:table-cell table:style-name="ce129" table:formula="of:=IF([.D15]&lt;&gt;&quot;n/a&quot;; IF([.D15]&lt;&gt;&quot;&quot;; &quot;$&quot; &amp; TEXT([.D15]; &quot;0.00&quot;) &amp; &quot;$&quot;;  &quot;&quot;); &quot;n/a&quot;)">
            <text:p/>
          </table:table-cell>
          <table:table-cell table:style-name="ce129" table:formula="of:=IF([.F15]&lt;&gt;&quot;n/a&quot;; IF([.F15]&lt;&gt;&quot;&quot;; &quot;$&quot; &amp; TEXT([.F15]; &quot;0.00&quot;) &amp; &quot;$&quot;;  &quot;&quot;); &quot;n/a&quot;)">
            <text:p/>
          </table:table-cell>
          <table:table-cell table:style-name="ce129" table:formula="of:=IF([.H15]&lt;&gt;&quot;n/a&quot;; IF([.H15]&lt;&gt;&quot;&quot;; &quot;$&quot; &amp; TEXT([.H15]; &quot;0.00&quot;) &amp; &quot;$&quot;;  &quot;&quot;); &quot;n/a&quot;)">
            <text:p/>
          </table:table-cell>
          <table:table-cell table:style-name="ce152"/>
          <table:table-cell table:style-name="ce129" table:formula="of:=IF([.K15]&lt;&gt;&quot;n/a&quot;; IF([.K15]&lt;&gt;&quot;&quot;; &quot;$&quot; &amp; TEXT([.K15]; &quot;0.00&quot;) &amp; &quot;$&quot;;  &quot;&quot;); &quot;n/a&quot;)">
            <text:p/>
          </table:table-cell>
          <table:table-cell table:style-name="ce129" table:formula="of:=IF([.M15]&lt;&gt;&quot;n/a&quot;; IF([.M15]&lt;&gt;&quot;&quot;; &quot;$&quot; &amp; TEXT([.M15]; &quot;0.00&quot;) &amp; &quot;$&quot;;  &quot;&quot;); &quot;n/a&quot;)">
            <text:p/>
          </table:table-cell>
          <table:table-cell table:style-name="ce129" table:formula="of:=IF([.O15]&lt;&gt;&quot;n/a&quot;; IF([.O15]&lt;&gt;&quot;&quot;; &quot;$&quot; &amp; TEXT([.O15]; &quot;0.00&quot;) &amp; &quot;$&quot;;  &quot;&quot;); &quot;n/a&quot;)">
            <text:p/>
          </table:table-cell>
          <table:table-cell table:style-name="ce127" table:formula="of:=IF([.Q15]&lt;&gt;&quot;n/a&quot;; IF([.Q15]&lt;&gt;&quot;&quot;; &quot;$&quot; &amp; TEXT([.Q15]; &quot;0.00&quot;) &amp; &quot;$&quot;;  &quot;&quot;); &quot;n/a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GAD-B2B</text:p>
          </table:table-cell>
          <table:table-cell table:style-name="ce28" office:value-type="float" office:value="88.43" calcext:value-type="float">
            <text:p>88.43</text:p>
          </table:table-cell>
          <table:table-cell table:style-name="ce95"/>
          <table:table-cell table:style-name="ce41" office:value-type="float" office:value="94.35" calcext:value-type="float">
            <text:p>94.35</text:p>
          </table:table-cell>
          <table:table-cell table:style-name="ce57"/>
          <table:table-cell table:style-name="ce28" office:value-type="float" office:value="83.2" calcext:value-type="float">
            <text:p>83.20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93.72" calcext:value-type="float">
            <text:p>93.72</text:p>
          </table:table-cell>
          <table:table-cell table:style-name="ce41"/>
          <table:table-cell table:style-name="ce28" office:value-type="float" office:value="100" calcext:value-type="float">
            <text:p>100.00</text:p>
          </table:table-cell>
          <table:table-cell table:style-name="ce95"/>
          <table:table-cell table:style-name="ce57" office:value-type="float" office:value="88.18" calcext:value-type="float">
            <text:p>88.18</text:p>
          </table:table-cell>
          <table:table-cell table:style-name="ce41"/>
          <table:table-cell table:style-name="ce28" office:value-type="float" office:value="90.49" calcext:value-type="float">
            <text:p>90.49</text:p>
          </table:table-cell>
          <table:table-cell table:style-name="ce95"/>
          <table:table-cell table:style-name="ce25" table:number-columns-repeated="2"/>
          <table:table-cell table:style-name="ce53"/>
          <table:table-cell table:style-name="ce46" table:formula="of:=IF([.A16]&lt;&gt;&quot;&quot;; [.A16]; &quot;&quot;)" office:value-type="string" office:string-value="BGAD-B2B" calcext:value-type="string">
            <text:p>BGAD-B2B</text:p>
          </table:table-cell>
          <table:table-cell table:style-name="ce129" table:formula="of:=IF([.B16]&lt;&gt;&quot;n/a&quot;; IF([.B16]&lt;&gt;&quot;&quot;; &quot;$&quot; &amp; TEXT([.B16]; &quot;0.00&quot;) &amp; &quot;$&quot;;  &quot;&quot;); &quot;n/a&quot;)" office:value-type="string" office:string-value="$88.43$" calcext:value-type="string">
            <text:p>$88.43$</text:p>
          </table:table-cell>
          <table:table-cell table:style-name="ce146" table:formula="of:=IF([.D16]&lt;&gt;&quot;n/a&quot;; IF([.D16]&lt;&gt;&quot;&quot;; &quot;$&quot; &amp; TEXT([.D16]; &quot;0.00&quot;) &amp; &quot;$&quot;;  &quot;&quot;); &quot;n/a&quot;)" office:value-type="string" office:string-value="$94.35$" calcext:value-type="string">
            <text:p>$94.35$</text:p>
          </table:table-cell>
          <table:table-cell table:style-name="ce129" table:formula="of:=IF([.F16]&lt;&gt;&quot;n/a&quot;; IF([.F16]&lt;&gt;&quot;&quot;; &quot;$&quot; &amp; TEXT([.F16]; &quot;0.00&quot;) &amp; &quot;$&quot;;  &quot;&quot;); &quot;n/a&quot;)" office:value-type="string" office:string-value="$83.20$" calcext:value-type="string">
            <text:p>$83.20$</text:p>
          </table:table-cell>
          <table:table-cell table:style-name="ce129" table:formula="of:=IF([.H16]&lt;&gt;&quot;n/a&quot;; IF([.H16]&lt;&gt;&quot;&quot;; &quot;$&quot; &amp; TEXT([.H16]; &quot;0.00&quot;) &amp; &quot;$&quot;;  &quot;&quot;); &quot;n/a&quot;)" office:value-type="string" office:string-value="n/a" calcext:value-type="string">
            <text:p>n/a</text:p>
          </table:table-cell>
          <table:table-cell table:style-name="ce152"/>
          <table:table-cell table:style-name="ce129" table:formula="of:=IF([.K16]&lt;&gt;&quot;n/a&quot;; IF([.K16]&lt;&gt;&quot;&quot;; &quot;$&quot; &amp; TEXT([.K16]; &quot;0.00&quot;) &amp; &quot;$&quot;;  &quot;&quot;); &quot;n/a&quot;)" office:value-type="string" office:string-value="$93.72$" calcext:value-type="string">
            <text:p>$93.72$</text:p>
          </table:table-cell>
          <table:table-cell table:style-name="ce146" table:formula="of:=IF([.M16]&lt;&gt;&quot;n/a&quot;; IF([.M16]&lt;&gt;&quot;&quot;; &quot;$&quot; &amp; TEXT([.M16]; &quot;0.00&quot;) &amp; &quot;$&quot;;  &quot;&quot;); &quot;n/a&quot;)" office:value-type="string" office:string-value="$100.00$" calcext:value-type="string">
            <text:p>$100.00$</text:p>
          </table:table-cell>
          <table:table-cell table:style-name="ce129" table:formula="of:=IF([.O16]&lt;&gt;&quot;n/a&quot;; IF([.O16]&lt;&gt;&quot;&quot;; &quot;$&quot; &amp; TEXT([.O16]; &quot;0.00&quot;) &amp; &quot;$&quot;;  &quot;&quot;); &quot;n/a&quot;)" office:value-type="string" office:string-value="$88.18$" calcext:value-type="string">
            <text:p>$88.18$</text:p>
          </table:table-cell>
          <table:table-cell table:style-name="ce127" table:formula="of:=IF([.Q16]&lt;&gt;&quot;n/a&quot;; IF([.Q16]&lt;&gt;&quot;&quot;; &quot;$&quot; &amp; TEXT([.Q16]; &quot;0.00&quot;) &amp; &quot;$&quot;;  &quot;&quot;); &quot;n/a&quot;)" office:value-type="string" office:string-value="$90.49$" calcext:value-type="string">
            <text:p>$90.49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<text:span text:style-name="T1">BGAD-</text:span>DateBERT</text:p>
          </table:table-cell>
          <table:table-cell table:style-name="ce28" office:value-type="float" office:value="90.97" calcext:value-type="float">
            <text:p>90.97</text:p>
          </table:table-cell>
          <table:table-cell table:style-name="ce95"/>
          <table:table-cell table:style-name="ce41" office:value-type="float" office:value="90.15" calcext:value-type="float">
            <text:p>90.15</text:p>
          </table:table-cell>
          <table:table-cell table:style-name="ce57"/>
          <table:table-cell table:style-name="ce28" office:value-type="float" office:value="91.81" calcext:value-type="float">
            <text:p>91.81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96.24" calcext:value-type="float">
            <text:p>96.24</text:p>
          </table:table-cell>
          <table:table-cell table:style-name="ce41"/>
          <table:table-cell table:style-name="ce28" office:value-type="float" office:value="95.37" calcext:value-type="float">
            <text:p>95.37</text:p>
          </table:table-cell>
          <table:table-cell table:style-name="ce95"/>
          <table:table-cell table:style-name="ce57" office:value-type="float" office:value="97.13" calcext:value-type="float">
            <text:p>97.13</text:p>
          </table:table-cell>
          <table:table-cell table:style-name="ce41"/>
          <table:table-cell table:style-name="ce28" office:value-type="float" office:value="95.07" calcext:value-type="float">
            <text:p>95.07</text:p>
          </table:table-cell>
          <table:table-cell table:style-name="ce95"/>
          <table:table-cell table:style-name="ce25"/>
          <table:table-cell table:style-name="ce108" table:number-columns-repeated="2"/>
          <table:table-cell table:style-name="ce119" table:formula="of:=IF([.A17]&lt;&gt;&quot;&quot;; [.A17]; &quot;&quot;)" office:value-type="string" office:string-value="BGAD-DateBERT" calcext:value-type="string">
            <text:p>BGAD-DateBERT</text:p>
          </table:table-cell>
          <table:table-cell table:style-name="ce129" table:formula="of:=IF([.B17]&lt;&gt;&quot;n/a&quot;; IF([.B17]&lt;&gt;&quot;&quot;; &quot;$&quot; &amp; TEXT([.B17]; &quot;0.00&quot;) &amp; &quot;$&quot;;  &quot;&quot;); &quot;n/a&quot;)" office:value-type="string" office:string-value="$90.97$" calcext:value-type="string">
            <text:p>$90.97$</text:p>
          </table:table-cell>
          <table:table-cell table:style-name="ce129" table:formula="of:=IF([.D17]&lt;&gt;&quot;n/a&quot;; IF([.D17]&lt;&gt;&quot;&quot;; &quot;$&quot; &amp; TEXT([.D17]; &quot;0.00&quot;) &amp; &quot;$&quot;;  &quot;&quot;); &quot;n/a&quot;)" office:value-type="string" office:string-value="$90.15$" calcext:value-type="string">
            <text:p>$90.15$</text:p>
          </table:table-cell>
          <table:table-cell table:style-name="ce129" table:formula="of:=IF([.F17]&lt;&gt;&quot;n/a&quot;; IF([.F17]&lt;&gt;&quot;&quot;; &quot;$&quot; &amp; TEXT([.F17]; &quot;0.00&quot;) &amp; &quot;$&quot;;  &quot;&quot;); &quot;n/a&quot;)" office:value-type="string" office:string-value="$91.81$" calcext:value-type="string">
            <text:p>$91.81$</text:p>
          </table:table-cell>
          <table:table-cell table:style-name="ce129" table:formula="of:=IF([.H17]&lt;&gt;&quot;n/a&quot;; IF([.H17]&lt;&gt;&quot;&quot;; &quot;$&quot; &amp; TEXT([.H17]; &quot;0.00&quot;) &amp; &quot;$&quot;;  &quot;&quot;); &quot;n/a&quot;)" office:value-type="string" office:string-value="n/a" calcext:value-type="string">
            <text:p>n/a</text:p>
          </table:table-cell>
          <table:table-cell table:style-name="ce153"/>
          <table:table-cell table:style-name="ce129" table:formula="of:=IF([.K17]&lt;&gt;&quot;n/a&quot;; IF([.K17]&lt;&gt;&quot;&quot;; &quot;$&quot; &amp; TEXT([.K17]; &quot;0.00&quot;) &amp; &quot;$&quot;;  &quot;&quot;); &quot;n/a&quot;)" office:value-type="string" office:string-value="$96.24$" calcext:value-type="string">
            <text:p>$96.24$</text:p>
          </table:table-cell>
          <table:table-cell table:style-name="ce129" table:formula="of:=IF([.M17]&lt;&gt;&quot;n/a&quot;; IF([.M17]&lt;&gt;&quot;&quot;; &quot;$&quot; &amp; TEXT([.M17]; &quot;0.00&quot;) &amp; &quot;$&quot;;  &quot;&quot;); &quot;n/a&quot;)" office:value-type="string" office:string-value="$95.37$" calcext:value-type="string">
            <text:p>$95.37$</text:p>
          </table:table-cell>
          <table:table-cell table:style-name="ce129" table:formula="of:=IF([.O17]&lt;&gt;&quot;n/a&quot;; IF([.O17]&lt;&gt;&quot;&quot;; &quot;$&quot; &amp; TEXT([.O17]; &quot;0.00&quot;) &amp; &quot;$&quot;;  &quot;&quot;); &quot;n/a&quot;)" office:value-type="string" office:string-value="$97.13$" calcext:value-type="string">
            <text:p>$97.13$</text:p>
          </table:table-cell>
          <table:table-cell table:style-name="ce159" table:formula="of:=IF([.Q17]&lt;&gt;&quot;n/a&quot;; IF([.Q17]&lt;&gt;&quot;&quot;; &quot;$&quot; &amp; TEXT([.Q17]; &quot;0.00&quot;) &amp; &quot;$&quot;;  &quot;&quot;); &quot;n/a&quot;)" office:value-type="string" office:string-value="$95.07$" calcext:value-type="string">
            <text:p>$95.07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2" office:value-type="string" calcext:value-type="string">
            <text:p>HeidelTime</text:p>
          </table:table-cell>
          <table:table-cell table:style-name="ce28" office:value-type="float" office:value="80.37" calcext:value-type="float">
            <text:p>80.37</text:p>
          </table:table-cell>
          <table:table-cell table:style-name="ce95"/>
          <table:table-cell table:style-name="ce41" office:value-type="float" office:value="89.58" calcext:value-type="float">
            <text:p>89.58</text:p>
          </table:table-cell>
          <table:table-cell table:style-name="ce41"/>
          <table:table-cell table:style-name="ce28" office:value-type="float" office:value="72.88" calcext:value-type="float">
            <text:p>72.88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41" office:value-type="float" office:value="85.98" calcext:value-type="float">
            <text:p>85.98</text:p>
          </table:table-cell>
          <table:table-cell table:style-name="ce41"/>
          <table:table-cell table:style-name="ce28" office:value-type="float" office:value="95.83" calcext:value-type="float">
            <text:p>95.83</text:p>
          </table:table-cell>
          <table:table-cell table:style-name="ce95"/>
          <table:table-cell table:style-name="ce41" office:value-type="float" office:value="77.97" calcext:value-type="float">
            <text:p>77.97</text:p>
          </table:table-cell>
          <table:table-cell table:style-name="ce41"/>
          <table:table-cell table:style-name="ce28" office:value-type="float" office:value="84.38" calcext:value-type="float">
            <text:p>84.38</text:p>
          </table:table-cell>
          <table:table-cell table:style-name="ce95"/>
          <table:table-cell table:style-name="ce43" table:number-columns-repeated="2"/>
          <table:table-cell table:style-name="ce115"/>
          <table:table-cell table:style-name="ce46" table:formula="of:=IF([.A18]&lt;&gt;&quot;&quot;; [.A18]; &quot;&quot;)" office:value-type="string" office:string-value="HeidelTime" calcext:value-type="string">
            <text:p>HeidelTime</text:p>
          </table:table-cell>
          <table:table-cell table:style-name="ce129" table:formula="of:=IF([.B18]&lt;&gt;&quot;n/a&quot;; IF([.B18]&lt;&gt;&quot;&quot;; &quot;$&quot; &amp; TEXT([.B18]; &quot;0.00&quot;) &amp; &quot;$&quot;;  &quot;&quot;); &quot;n/a&quot;)" office:value-type="string" office:string-value="$80.37$" calcext:value-type="string">
            <text:p>$80.37$</text:p>
          </table:table-cell>
          <table:table-cell table:style-name="ce129" table:formula="of:=IF([.D18]&lt;&gt;&quot;n/a&quot;; IF([.D18]&lt;&gt;&quot;&quot;; &quot;$&quot; &amp; TEXT([.D18]; &quot;0.00&quot;) &amp; &quot;$&quot;;  &quot;&quot;); &quot;n/a&quot;)" office:value-type="string" office:string-value="$89.58$" calcext:value-type="string">
            <text:p>$89.58$</text:p>
          </table:table-cell>
          <table:table-cell table:style-name="ce129" table:formula="of:=IF([.F18]&lt;&gt;&quot;n/a&quot;; IF([.F18]&lt;&gt;&quot;&quot;; &quot;$&quot; &amp; TEXT([.F18]; &quot;0.00&quot;) &amp; &quot;$&quot;;  &quot;&quot;); &quot;n/a&quot;)" office:value-type="string" office:string-value="$72.88$" calcext:value-type="string">
            <text:p>$72.88$</text:p>
          </table:table-cell>
          <table:table-cell table:style-name="ce129" table:formula="of:=IF([.H18]&lt;&gt;&quot;n/a&quot;; IF([.H18]&lt;&gt;&quot;&quot;; &quot;$&quot; &amp; TEXT([.H18]; &quot;0.00&quot;) &amp; &quot;$&quot;;  &quot;&quot;); &quot;n/a&quot;)" office:value-type="string" office:string-value="n/a" calcext:value-type="string">
            <text:p>n/a</text:p>
          </table:table-cell>
          <table:table-cell table:style-name="ce152"/>
          <table:table-cell table:style-name="ce129" table:formula="of:=IF([.K18]&lt;&gt;&quot;n/a&quot;; IF([.K18]&lt;&gt;&quot;&quot;; &quot;$&quot; &amp; TEXT([.K18]; &quot;0.00&quot;) &amp; &quot;$&quot;;  &quot;&quot;); &quot;n/a&quot;)" office:value-type="string" office:string-value="$85.98$" calcext:value-type="string">
            <text:p>$85.98$</text:p>
          </table:table-cell>
          <table:table-cell table:style-name="ce129" table:formula="of:=IF([.M18]&lt;&gt;&quot;n/a&quot;; IF([.M18]&lt;&gt;&quot;&quot;; &quot;$&quot; &amp; TEXT([.M18]; &quot;0.00&quot;) &amp; &quot;$&quot;;  &quot;&quot;); &quot;n/a&quot;)" office:value-type="string" office:string-value="$95.83$" calcext:value-type="string">
            <text:p>$95.83$</text:p>
          </table:table-cell>
          <table:table-cell table:style-name="ce129" table:formula="of:=IF([.O18]&lt;&gt;&quot;n/a&quot;; IF([.O18]&lt;&gt;&quot;&quot;; &quot;$&quot; &amp; TEXT([.O18]; &quot;0.00&quot;) &amp; &quot;$&quot;;  &quot;&quot;); &quot;n/a&quot;)" office:value-type="string" office:string-value="$77.97$" calcext:value-type="string">
            <text:p>$77.97$</text:p>
          </table:table-cell>
          <table:table-cell table:style-name="ce127" table:formula="of:=IF([.Q18]&lt;&gt;&quot;n/a&quot;; IF([.Q18]&lt;&gt;&quot;&quot;; &quot;$&quot; &amp; TEXT([.Q18]; &quot;0.00&quot;) &amp; &quot;$&quot;;  &quot;&quot;); &quot;n/a&quot;)" office:value-type="string" office:string-value="$84.38$" calcext:value-type="string">
            <text:p>$84.38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 office:value-type="string" calcext:value-type="string">
            <text:p>UWTime</text:p>
          </table:table-cell>
          <table:table-cell table:style-name="ce28" office:value-type="float" office:value="79.44" calcext:value-type="float">
            <text:p>79.44</text:p>
          </table:table-cell>
          <table:table-cell table:style-name="ce95"/>
          <table:table-cell table:style-name="ce41" office:value-type="float" office:value="88.54" calcext:value-type="float">
            <text:p>88.54</text:p>
          </table:table-cell>
          <table:table-cell table:style-name="ce57"/>
          <table:table-cell table:style-name="ce28" office:value-type="float" office:value="72.03" calcext:value-type="float">
            <text:p>72.03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86.92" calcext:value-type="float">
            <text:p>86.92</text:p>
          </table:table-cell>
          <table:table-cell table:style-name="ce41"/>
          <table:table-cell table:style-name="ce28" office:value-type="float" office:value="96.88" calcext:value-type="float">
            <text:p>96.88</text:p>
          </table:table-cell>
          <table:table-cell table:style-name="ce95"/>
          <table:table-cell table:style-name="ce57" office:value-type="float" office:value="78.81" calcext:value-type="float">
            <text:p>78.81</text:p>
          </table:table-cell>
          <table:table-cell table:style-name="ce41"/>
          <table:table-cell table:style-name="ce28" office:value-type="float" office:value="79.43" calcext:value-type="float">
            <text:p>79.43</text:p>
          </table:table-cell>
          <table:table-cell table:style-name="ce95"/>
          <table:table-cell table:style-name="ce25" table:number-columns-repeated="2"/>
          <table:table-cell table:style-name="ce53"/>
          <table:table-cell table:style-name="ce125" table:formula="of:=IF([.A19]&lt;&gt;&quot;&quot;; [.A19]; &quot;&quot;)" office:value-type="string" office:string-value="UWTime" calcext:value-type="string">
            <text:p>UWTime</text:p>
          </table:table-cell>
          <table:table-cell table:style-name="ce129" table:formula="of:=IF([.B19]&lt;&gt;&quot;n/a&quot;; IF([.B19]&lt;&gt;&quot;&quot;; &quot;$&quot; &amp; TEXT([.B19]; &quot;0.00&quot;) &amp; &quot;$&quot;;  &quot;&quot;); &quot;n/a&quot;)" office:value-type="string" office:string-value="$79.44$" calcext:value-type="string">
            <text:p>$79.44$</text:p>
          </table:table-cell>
          <table:table-cell table:style-name="ce129" table:formula="of:=IF([.D19]&lt;&gt;&quot;n/a&quot;; IF([.D19]&lt;&gt;&quot;&quot;; &quot;$&quot; &amp; TEXT([.D19]; &quot;0.00&quot;) &amp; &quot;$&quot;;  &quot;&quot;); &quot;n/a&quot;)" office:value-type="string" office:string-value="$88.54$" calcext:value-type="string">
            <text:p>$88.54$</text:p>
          </table:table-cell>
          <table:table-cell table:style-name="ce129" table:formula="of:=IF([.F19]&lt;&gt;&quot;n/a&quot;; IF([.F19]&lt;&gt;&quot;&quot;; &quot;$&quot; &amp; TEXT([.F19]; &quot;0.00&quot;) &amp; &quot;$&quot;;  &quot;&quot;); &quot;n/a&quot;)" office:value-type="string" office:string-value="$72.03$" calcext:value-type="string">
            <text:p>$72.03$</text:p>
          </table:table-cell>
          <table:table-cell table:style-name="ce129" table:formula="of:=IF([.H19]&lt;&gt;&quot;n/a&quot;; IF([.H19]&lt;&gt;&quot;&quot;; &quot;$&quot; &amp; TEXT([.H19]; &quot;0.00&quot;) &amp; &quot;$&quot;;  &quot;&quot;); &quot;n/a&quot;)" office:value-type="string" office:string-value="n/a" calcext:value-type="string">
            <text:p>n/a</text:p>
          </table:table-cell>
          <table:table-cell table:style-name="ce152"/>
          <table:table-cell table:style-name="ce129" table:formula="of:=IF([.K19]&lt;&gt;&quot;n/a&quot;; IF([.K19]&lt;&gt;&quot;&quot;; &quot;$&quot; &amp; TEXT([.K19]; &quot;0.00&quot;) &amp; &quot;$&quot;;  &quot;&quot;); &quot;n/a&quot;)" office:value-type="string" office:string-value="$86.92$" calcext:value-type="string">
            <text:p>$86.92$</text:p>
          </table:table-cell>
          <table:table-cell table:style-name="ce146" table:formula="of:=IF([.M19]&lt;&gt;&quot;n/a&quot;; IF([.M19]&lt;&gt;&quot;&quot;; &quot;$&quot; &amp; TEXT([.M19]; &quot;0.00&quot;) &amp; &quot;$&quot;;  &quot;&quot;); &quot;n/a&quot;)" office:value-type="string" office:string-value="$96.88$" calcext:value-type="string">
            <text:p>$96.88$</text:p>
          </table:table-cell>
          <table:table-cell table:style-name="ce129" table:formula="of:=IF([.O19]&lt;&gt;&quot;n/a&quot;; IF([.O19]&lt;&gt;&quot;&quot;; &quot;$&quot; &amp; TEXT([.O19]; &quot;0.00&quot;) &amp; &quot;$&quot;;  &quot;&quot;); &quot;n/a&quot;)" office:value-type="string" office:string-value="$78.81$" calcext:value-type="string">
            <text:p>$78.81$</text:p>
          </table:table-cell>
          <table:table-cell table:style-name="ce127" table:formula="of:=IF([.Q19]&lt;&gt;&quot;n/a&quot;; IF([.Q19]&lt;&gt;&quot;&quot;; &quot;$&quot; &amp; TEXT([.Q19]; &quot;0.00&quot;) &amp; &quot;$&quot;;  &quot;&quot;); &quot;n/a&quot;)" office:value-type="string" office:string-value="$79.43$" calcext:value-type="string">
            <text:p>$79.43$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Syntime</text:p>
          </table:table-cell>
          <table:table-cell table:style-name="ce28" office:value-type="float" office:value="91.77" calcext:value-type="float">
            <text:p>91.77</text:p>
          </table:table-cell>
          <table:table-cell table:style-name="ce95"/>
          <table:table-cell table:style-name="ce41" office:value-type="float" office:value="89.2" calcext:value-type="float">
            <text:p>89.20</text:p>
          </table:table-cell>
          <table:table-cell table:style-name="ce57"/>
          <table:table-cell table:style-name="ce28" office:value-type="float" office:value="94.49" calcext:value-type="float">
            <text:p>94.49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95.88" calcext:value-type="float">
            <text:p>95.88</text:p>
          </table:table-cell>
          <table:table-cell table:style-name="ce41"/>
          <table:table-cell table:style-name="ce28" office:value-type="float" office:value="93.2" calcext:value-type="float">
            <text:p>93.20</text:p>
          </table:table-cell>
          <table:table-cell table:style-name="ce95"/>
          <table:table-cell table:style-name="ce57" office:value-type="float" office:value="98.78" calcext:value-type="float">
            <text:p>98.78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 table:number-columns-repeated="2"/>
          <table:table-cell table:style-name="ce53"/>
          <table:table-cell table:style-name="ce46" table:formula="of:=IF([.A20]&lt;&gt;&quot;&quot;; [.A20]; &quot;&quot;)" office:value-type="string" office:string-value="Syntime" calcext:value-type="string">
            <text:p>Syntime</text:p>
          </table:table-cell>
          <table:table-cell table:style-name="ce129" table:formula="of:=IF([.B20]&lt;&gt;&quot;n/a&quot;; IF([.B20]&lt;&gt;&quot;&quot;; &quot;$&quot; &amp; TEXT([.B20]; &quot;0.00&quot;) &amp; &quot;$&quot;;  &quot;&quot;); &quot;n/a&quot;)" office:value-type="string" office:string-value="$91.77$" calcext:value-type="string">
            <text:p>$91.77$</text:p>
          </table:table-cell>
          <table:table-cell table:style-name="ce129" table:formula="of:=IF([.D20]&lt;&gt;&quot;n/a&quot;; IF([.D20]&lt;&gt;&quot;&quot;; &quot;$&quot; &amp; TEXT([.D20]; &quot;0.00&quot;) &amp; &quot;$&quot;;  &quot;&quot;); &quot;n/a&quot;)" office:value-type="string" office:string-value="$89.20$" calcext:value-type="string">
            <text:p>$89.20$</text:p>
          </table:table-cell>
          <table:table-cell table:style-name="ce146" table:formula="of:=IF([.F20]&lt;&gt;&quot;n/a&quot;; IF([.F20]&lt;&gt;&quot;&quot;; &quot;$&quot; &amp; TEXT([.F20]; &quot;0.00&quot;) &amp; &quot;$&quot;;  &quot;&quot;); &quot;n/a&quot;)" office:value-type="string" office:string-value="$94.49$" calcext:value-type="string">
            <text:p>$94.49$</text:p>
          </table:table-cell>
          <table:table-cell table:style-name="ce129" table:formula="of:=IF([.H20]&lt;&gt;&quot;n/a&quot;; IF([.H20]&lt;&gt;&quot;&quot;; &quot;$&quot; &amp; TEXT([.H20]; &quot;0.00&quot;) &amp; &quot;$&quot;;  &quot;&quot;); &quot;n/a&quot;)" office:value-type="string" office:string-value="n/a" calcext:value-type="string">
            <text:p>n/a</text:p>
          </table:table-cell>
          <table:table-cell table:style-name="ce152"/>
          <table:table-cell table:style-name="ce129" table:formula="of:=IF([.K20]&lt;&gt;&quot;n/a&quot;; IF([.K20]&lt;&gt;&quot;&quot;; &quot;$&quot; &amp; TEXT([.K20]; &quot;0.00&quot;) &amp; &quot;$&quot;;  &quot;&quot;); &quot;n/a&quot;)" office:value-type="string" office:string-value="$95.88$" calcext:value-type="string">
            <text:p>$95.88$</text:p>
          </table:table-cell>
          <table:table-cell table:style-name="ce129" table:formula="of:=IF([.M20]&lt;&gt;&quot;n/a&quot;; IF([.M20]&lt;&gt;&quot;&quot;; &quot;$&quot; &amp; TEXT([.M20]; &quot;0.00&quot;) &amp; &quot;$&quot;;  &quot;&quot;); &quot;n/a&quot;)" office:value-type="string" office:string-value="$93.20$" calcext:value-type="string">
            <text:p>$93.20$</text:p>
          </table:table-cell>
          <table:table-cell table:style-name="ce146" table:formula="of:=IF([.O20]&lt;&gt;&quot;n/a&quot;; IF([.O20]&lt;&gt;&quot;&quot;; &quot;$&quot; &amp; TEXT([.O20]; &quot;0.00&quot;) &amp; &quot;$&quot;;  &quot;&quot;); &quot;n/a&quot;)" office:value-type="string" office:string-value="$98.78$" calcext:value-type="string">
            <text:p>$98.78$</text:p>
          </table:table-cell>
          <table:table-cell table:style-name="ce127" table:formula="of:=IF([.Q20]&lt;&gt;&quot;n/a&quot;; IF([.Q20]&lt;&gt;&quot;&quot;; &quot;$&quot; &amp; TEXT([.Q20]; &quot;0.00&quot;) &amp; &quot;$&quot;;  &quot;&quot;); &quot;n/a&quot;)" office:value-type="string" office:string-value="n/a" calcext:value-type="string">
            <text:p>n/a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TOMN</text:p>
          </table:table-cell>
          <table:table-cell table:style-name="ce28" office:value-type="float" office:value="92.56" calcext:value-type="float">
            <text:p>92.56</text:p>
          </table:table-cell>
          <table:table-cell table:style-name="ce95"/>
          <table:table-cell table:style-name="ce41" office:value-type="float" office:value="90.69" calcext:value-type="float">
            <text:p>90.69</text:p>
          </table:table-cell>
          <table:table-cell table:style-name="ce57"/>
          <table:table-cell table:style-name="ce28" office:value-type="float" office:value="94.51" calcext:value-type="float">
            <text:p>94.51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95.45" calcext:value-type="float">
            <text:p>95.45</text:p>
          </table:table-cell>
          <table:table-cell table:style-name="ce41"/>
          <table:table-cell table:style-name="ce28" office:value-type="float" office:value="93.52" calcext:value-type="float">
            <text:p>93.52</text:p>
          </table:table-cell>
          <table:table-cell table:style-name="ce95"/>
          <table:table-cell table:style-name="ce57" office:value-type="float" office:value="97.47" calcext:value-type="float">
            <text:p>97.47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 table:number-columns-repeated="2"/>
          <table:table-cell table:style-name="ce53"/>
          <table:table-cell table:style-name="ce46" table:formula="of:=IF([.A21]&lt;&gt;&quot;&quot;; [.A21]; &quot;&quot;)" office:value-type="string" office:string-value="TOMN" calcext:value-type="string">
            <text:p>TOMN</text:p>
          </table:table-cell>
          <table:table-cell table:style-name="ce146" table:formula="of:=IF([.B21]&lt;&gt;&quot;n/a&quot;; IF([.B21]&lt;&gt;&quot;&quot;; &quot;$&quot; &amp; TEXT([.B21]; &quot;0.00&quot;) &amp; &quot;$&quot;;  &quot;&quot;); &quot;n/a&quot;)" office:value-type="string" office:string-value="$92.56$" calcext:value-type="string">
            <text:p>$92.56$</text:p>
          </table:table-cell>
          <table:table-cell table:style-name="ce129" table:formula="of:=IF([.D21]&lt;&gt;&quot;n/a&quot;; IF([.D21]&lt;&gt;&quot;&quot;; &quot;$&quot; &amp; TEXT([.D21]; &quot;0.00&quot;) &amp; &quot;$&quot;;  &quot;&quot;); &quot;n/a&quot;)" office:value-type="string" office:string-value="$90.69$" calcext:value-type="string">
            <text:p>$90.69$</text:p>
          </table:table-cell>
          <table:table-cell table:style-name="ce146" table:formula="of:=IF([.F21]&lt;&gt;&quot;n/a&quot;; IF([.F21]&lt;&gt;&quot;&quot;; &quot;$&quot; &amp; TEXT([.F21]; &quot;0.00&quot;) &amp; &quot;$&quot;;  &quot;&quot;); &quot;n/a&quot;)" office:value-type="string" office:string-value="$94.51$" calcext:value-type="string">
            <text:p>$94.51$</text:p>
          </table:table-cell>
          <table:table-cell table:style-name="ce129" table:formula="of:=IF([.H21]&lt;&gt;&quot;n/a&quot;; IF([.H21]&lt;&gt;&quot;&quot;; &quot;$&quot; &amp; TEXT([.H21]; &quot;0.00&quot;) &amp; &quot;$&quot;;  &quot;&quot;); &quot;n/a&quot;)" office:value-type="string" office:string-value="n/a" calcext:value-type="string">
            <text:p>n/a</text:p>
          </table:table-cell>
          <table:table-cell table:style-name="ce152"/>
          <table:table-cell table:style-name="ce129" table:formula="of:=IF([.K21]&lt;&gt;&quot;n/a&quot;; IF([.K21]&lt;&gt;&quot;&quot;; &quot;$&quot; &amp; TEXT([.K21]; &quot;0.00&quot;) &amp; &quot;$&quot;;  &quot;&quot;); &quot;n/a&quot;)" office:value-type="string" office:string-value="$95.45$" calcext:value-type="string">
            <text:p>$95.45$</text:p>
          </table:table-cell>
          <table:table-cell table:style-name="ce129" table:formula="of:=IF([.M21]&lt;&gt;&quot;n/a&quot;; IF([.M21]&lt;&gt;&quot;&quot;; &quot;$&quot; &amp; TEXT([.M21]; &quot;0.00&quot;) &amp; &quot;$&quot;;  &quot;&quot;); &quot;n/a&quot;)" office:value-type="string" office:string-value="$93.52$" calcext:value-type="string">
            <text:p>$93.52$</text:p>
          </table:table-cell>
          <table:table-cell table:style-name="ce129" table:formula="of:=IF([.O21]&lt;&gt;&quot;n/a&quot;; IF([.O21]&lt;&gt;&quot;&quot;; &quot;$&quot; &amp; TEXT([.O21]; &quot;0.00&quot;) &amp; &quot;$&quot;;  &quot;&quot;); &quot;n/a&quot;)" office:value-type="string" office:string-value="$97.47$" calcext:value-type="string">
            <text:p>$97.47$</text:p>
          </table:table-cell>
          <table:table-cell table:style-name="ce127" table:formula="of:=IF([.Q21]&lt;&gt;&quot;n/a&quot;; IF([.Q21]&lt;&gt;&quot;&quot;; &quot;$&quot; &amp; TEXT([.Q21]; &quot;0.00&quot;) &amp; &quot;$&quot;;  &quot;&quot;); &quot;n/a&quot;)" office:value-type="string" office:string-value="n/a" calcext:value-type="string">
            <text:p>n/a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PTime</text:p>
          </table:table-cell>
          <table:table-cell table:style-name="ce28" office:value-type="float" office:value="93.5" calcext:value-type="float">
            <text:p>93.50</text:p>
          </table:table-cell>
          <table:table-cell table:style-name="ce95"/>
          <table:table-cell table:style-name="ce41" office:value-type="float" office:value="92.92" calcext:value-type="float">
            <text:p>92.92</text:p>
          </table:table-cell>
          <table:table-cell table:style-name="ce57"/>
          <table:table-cell table:style-name="ce28" office:value-type="float" office:value="94.09" calcext:value-type="float">
            <text:p>94.09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98.53" calcext:value-type="float">
            <text:p>98.53</text:p>
          </table:table-cell>
          <table:table-cell table:style-name="ce41"/>
          <table:table-cell table:style-name="ce28" office:value-type="float" office:value="97.92" calcext:value-type="float">
            <text:p>97.92</text:p>
          </table:table-cell>
          <table:table-cell table:style-name="ce95"/>
          <table:table-cell table:style-name="ce57" office:value-type="float" office:value="99.16" calcext:value-type="float">
            <text:p>99.16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 table:number-columns-repeated="2"/>
          <table:table-cell table:style-name="ce53"/>
          <table:table-cell table:style-name="ce46" table:formula="of:=IF([.A22]&lt;&gt;&quot;&quot;; [.A22]; &quot;&quot;)" office:value-type="string" office:string-value="PTime" calcext:value-type="string">
            <text:p>PTime</text:p>
          </table:table-cell>
          <table:table-cell table:style-name="ce146" table:formula="of:=IF([.B22]&lt;&gt;&quot;n/a&quot;; IF([.B22]&lt;&gt;&quot;&quot;; &quot;$&quot; &amp; TEXT([.B22]; &quot;0.00&quot;) &amp; &quot;$&quot;;  &quot;&quot;); &quot;n/a&quot;)" office:value-type="string" office:string-value="$93.50$" calcext:value-type="string">
            <text:p>$93.50$</text:p>
          </table:table-cell>
          <table:table-cell table:style-name="ce146" table:formula="of:=IF([.D22]&lt;&gt;&quot;n/a&quot;; IF([.D22]&lt;&gt;&quot;&quot;; &quot;$&quot; &amp; TEXT([.D22]; &quot;0.00&quot;) &amp; &quot;$&quot;;  &quot;&quot;); &quot;n/a&quot;)" office:value-type="string" office:string-value="$92.92$" calcext:value-type="string">
            <text:p>$92.92$</text:p>
          </table:table-cell>
          <table:table-cell table:style-name="ce129" table:formula="of:=IF([.F22]&lt;&gt;&quot;n/a&quot;; IF([.F22]&lt;&gt;&quot;&quot;; &quot;$&quot; &amp; TEXT([.F22]; &quot;0.00&quot;) &amp; &quot;$&quot;;  &quot;&quot;); &quot;n/a&quot;)" office:value-type="string" office:string-value="$94.09$" calcext:value-type="string">
            <text:p>$94.09$</text:p>
          </table:table-cell>
          <table:table-cell table:style-name="ce129" table:formula="of:=IF([.H22]&lt;&gt;&quot;n/a&quot;; IF([.H22]&lt;&gt;&quot;&quot;; &quot;$&quot; &amp; TEXT([.H22]; &quot;0.00&quot;) &amp; &quot;$&quot;;  &quot;&quot;); &quot;n/a&quot;)" office:value-type="string" office:string-value="n/a" calcext:value-type="string">
            <text:p>n/a</text:p>
          </table:table-cell>
          <table:table-cell table:style-name="ce152"/>
          <table:table-cell table:style-name="ce146" table:formula="of:=IF([.K22]&lt;&gt;&quot;n/a&quot;; IF([.K22]&lt;&gt;&quot;&quot;; &quot;$&quot; &amp; TEXT([.K22]; &quot;0.00&quot;) &amp; &quot;$&quot;;  &quot;&quot;); &quot;n/a&quot;)" office:value-type="string" office:string-value="$98.53$" calcext:value-type="string">
            <text:p>$98.53$</text:p>
          </table:table-cell>
          <table:table-cell table:style-name="ce146" table:formula="of:=IF([.M22]&lt;&gt;&quot;n/a&quot;; IF([.M22]&lt;&gt;&quot;&quot;; &quot;$&quot; &amp; TEXT([.M22]; &quot;0.00&quot;) &amp; &quot;$&quot;;  &quot;&quot;); &quot;n/a&quot;)" office:value-type="string" office:string-value="$97.92$" calcext:value-type="string">
            <text:p>$97.92$</text:p>
          </table:table-cell>
          <table:table-cell table:style-name="ce146" table:formula="of:=IF([.O22]&lt;&gt;&quot;n/a&quot;; IF([.O22]&lt;&gt;&quot;&quot;; &quot;$&quot; &amp; TEXT([.O22]; &quot;0.00&quot;) &amp; &quot;$&quot;;  &quot;&quot;); &quot;n/a&quot;)" office:value-type="string" office:string-value="$99.16$" calcext:value-type="string">
            <text:p>$99.16$</text:p>
          </table:table-cell>
          <table:table-cell table:style-name="ce127" table:formula="of:=IF([.Q22]&lt;&gt;&quot;n/a&quot;; IF([.Q22]&lt;&gt;&quot;&quot;; &quot;$&quot; &amp; TEXT([.Q22]; &quot;0.00&quot;) &amp; &quot;$&quot;;  &quot;&quot;); &quot;n/a&quot;)" office:value-type="string" office:string-value="n/a" calcext:value-type="string">
            <text:p>n/a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 office:value-type="string" calcext:value-type="string">
            <text:p>BERT-time</text:p>
          </table:table-cell>
          <table:table-cell table:style-name="ce28" office:value-type="float" office:value="93.56" calcext:value-type="float">
            <text:p>93.56</text:p>
          </table:table-cell>
          <table:table-cell table:style-name="ce95"/>
          <table:table-cell table:style-name="ce41" office:value-type="float" office:value="92.21" calcext:value-type="float">
            <text:p>92.21</text:p>
          </table:table-cell>
          <table:table-cell table:style-name="ce57"/>
          <table:table-cell table:style-name="ce28" office:value-type="float" office:value="94.94" calcext:value-type="float">
            <text:p>94.94</text:p>
          </table:table-cell>
          <table:table-cell table:style-name="ce95"/>
          <table:table-cell table:number-columns-repeated="2" table:style-name="ce41" office:value-type="string" calcext:value-type="string">
            <text:p>n/a</text:p>
          </table:table-cell>
          <table:table-cell table:style-name="ce88"/>
          <table:table-cell table:style-name="ce57" office:value-type="float" office:value="96.47" calcext:value-type="float">
            <text:p>96.47</text:p>
          </table:table-cell>
          <table:table-cell table:style-name="ce41"/>
          <table:table-cell table:style-name="ce28" office:value-type="float" office:value="95.08" calcext:value-type="float">
            <text:p>95.08</text:p>
          </table:table-cell>
          <table:table-cell table:style-name="ce95"/>
          <table:table-cell table:style-name="ce57" office:value-type="float" office:value="97.89" calcext:value-type="float">
            <text:p>97.89</text:p>
          </table:table-cell>
          <table:table-cell table:style-name="ce41"/>
          <table:table-cell table:style-name="ce28" office:value-type="string" calcext:value-type="string">
            <text:p>n/a</text:p>
          </table:table-cell>
          <table:table-cell table:style-name="ce95"/>
          <table:table-cell table:style-name="ce25"/>
          <table:table-cell table:style-name="ce108" table:number-columns-repeated="2"/>
          <table:table-cell table:style-name="ce119" table:formula="of:=IF([.A23]&lt;&gt;&quot;&quot;; [.A23]; &quot;&quot;)" office:value-type="string" office:string-value="BERT-time" calcext:value-type="string">
            <text:p>BERT-time</text:p>
          </table:table-cell>
          <table:table-cell table:style-name="ce146" table:formula="of:=IF([.B23]&lt;&gt;&quot;n/a&quot;; IF([.B23]&lt;&gt;&quot;&quot;; &quot;$&quot; &amp; TEXT([.B23]; &quot;0.00&quot;) &amp; &quot;$&quot;;  &quot;&quot;); &quot;n/a&quot;)" office:value-type="string" office:string-value="$93.56$" calcext:value-type="string">
            <text:p>$93.56$</text:p>
          </table:table-cell>
          <table:table-cell table:style-name="ce129" table:formula="of:=IF([.D23]&lt;&gt;&quot;n/a&quot;; IF([.D23]&lt;&gt;&quot;&quot;; &quot;$&quot; &amp; TEXT([.D23]; &quot;0.00&quot;) &amp; &quot;$&quot;;  &quot;&quot;); &quot;n/a&quot;)" office:value-type="string" office:string-value="$92.21$" calcext:value-type="string">
            <text:p>$92.21$</text:p>
          </table:table-cell>
          <table:table-cell table:style-name="ce146" table:formula="of:=IF([.F23]&lt;&gt;&quot;n/a&quot;; IF([.F23]&lt;&gt;&quot;&quot;; &quot;$&quot; &amp; TEXT([.F23]; &quot;0.00&quot;) &amp; &quot;$&quot;;  &quot;&quot;); &quot;n/a&quot;)" office:value-type="string" office:string-value="$94.94$" calcext:value-type="string">
            <text:p>$94.94$</text:p>
          </table:table-cell>
          <table:table-cell table:style-name="ce129" table:formula="of:=IF([.H23]&lt;&gt;&quot;n/a&quot;; IF([.H23]&lt;&gt;&quot;&quot;; &quot;$&quot; &amp; TEXT([.H23]; &quot;0.00&quot;) &amp; &quot;$&quot;;  &quot;&quot;); &quot;n/a&quot;)" office:value-type="string" office:string-value="n/a" calcext:value-type="string">
            <text:p>n/a</text:p>
          </table:table-cell>
          <table:table-cell table:style-name="ce153"/>
          <table:table-cell table:style-name="ce146" table:formula="of:=IF([.K23]&lt;&gt;&quot;n/a&quot;; IF([.K23]&lt;&gt;&quot;&quot;; &quot;$&quot; &amp; TEXT([.K23]; &quot;0.00&quot;) &amp; &quot;$&quot;;  &quot;&quot;); &quot;n/a&quot;)" office:value-type="string" office:string-value="$96.47$" calcext:value-type="string">
            <text:p>$96.47$</text:p>
          </table:table-cell>
          <table:table-cell table:style-name="ce129" table:formula="of:=IF([.M23]&lt;&gt;&quot;n/a&quot;; IF([.M23]&lt;&gt;&quot;&quot;; &quot;$&quot; &amp; TEXT([.M23]; &quot;0.00&quot;) &amp; &quot;$&quot;;  &quot;&quot;); &quot;n/a&quot;)" office:value-type="string" office:string-value="$95.08$" calcext:value-type="string">
            <text:p>$95.08$</text:p>
          </table:table-cell>
          <table:table-cell table:style-name="ce129" table:formula="of:=IF([.O23]&lt;&gt;&quot;n/a&quot;; IF([.O23]&lt;&gt;&quot;&quot;; &quot;$&quot; &amp; TEXT([.O23]; &quot;0.00&quot;) &amp; &quot;$&quot;;  &quot;&quot;); &quot;n/a&quot;)" office:value-type="string" office:string-value="$97.89$" calcext:value-type="string">
            <text:p>$97.89$</text:p>
          </table:table-cell>
          <table:table-cell table:style-name="ce127" table:formula="of:=IF([.Q23]&lt;&gt;&quot;n/a&quot;; IF([.Q23]&lt;&gt;&quot;&quot;; &quot;$&quot; &amp; TEXT([.Q23]; &quot;0.00&quot;) &amp; &quot;$&quot;;  &quot;&quot;); &quot;n/a&quot;)" office:value-type="string" office:string-value="n/a" calcext:value-type="string">
            <text:p>n/a</text:p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1" table:number-columns-repeated="17"/>
          <table:table-cell table:style-name="ce43" table:number-columns-repeated="2"/>
          <table:table-cell table:style-name="ce115"/>
          <table:table-cell table:style-name="ce122" table:formula="of:=IF([.A24]&lt;&gt;&quot;&quot;; [.A24]; &quot;&quot;)">
            <text:p/>
          </table:table-cell>
          <table:table-cell table:style-name="ce115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115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115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115" table:formula="of:=IF(AND([.H24]&lt;&gt;&quot;&quot;; [.I24]&lt;&gt;&quot;&quot;); &quot; $&quot; &amp; TEXT([.H24]; &quot;0.00&quot;) &amp; &quot;_{\pm &quot; &amp; TEXT([.I24]; &quot;0.00&quot;) &amp; &quot;}$ &quot;; &quot;&quot;)">
            <text:p/>
          </table:table-cell>
          <table:table-cell table:style-name="ce141"/>
          <table:table-cell table:style-name="ce115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115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15" table:formula="of:=IF(AND([.O24]&lt;&gt;&quot;&quot;; [.P24]&lt;&gt;&quot;&quot;); &quot; $&quot; &amp; TEXT([.O24]; &quot;0.00&quot;) &amp; &quot;_{\pm &quot; &amp; TEXT([.P24]; &quot;0.00&quot;) &amp; &quot;}$ &quot;; &quot;&quot;)">
            <text:p/>
          </table:table-cell>
          <table:table-cell table:style-name="ce115" table:formula="of:=IF(AND([.Q24]&lt;&gt;&quot;&quot;; [.R24]&lt;&gt;&quot;&quot;); &quot; $&quot; &amp; TEXT([.Q24]; &quot;0.00&quot;) &amp; &quot;_{\pm &quot; &amp; TEXT([.R24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3" table:formula="of:=IF([.A25]&lt;&gt;&quot;&quot;; [.A25]; &quot;&quot;)">
            <text:p/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3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3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>
            <text:p/>
          </table:table-cell>
          <table:table-cell table:style-name="ce141"/>
          <table:table-cell table:style-name="ce13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3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35" table:formula="of:=IF(AND([.O25]&lt;&gt;&quot;&quot;; [.P25]&lt;&gt;&quot;&quot;); &quot; $&quot; &amp; TEXT([.O25]; &quot;0.00&quot;) &amp; &quot;_{\pm &quot; &amp; TEXT([.P25]; &quot;0.00&quot;) &amp; &quot;}$ &quot;; &quot;&quot;)">
            <text:p/>
          </table:table-cell>
          <table:table-cell table:style-name="ce135" table:formula="of:=IF(AND([.Q25]&lt;&gt;&quot;&quot;; [.R25]&lt;&gt;&quot;&quot;); &quot; $&quot; &amp; TEXT([.Q25]; &quot;0.00&quot;) &amp; &quot;_{\pm &quot; &amp; TEXT([.R25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135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135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>
            <text:p/>
          </table:table-cell>
          <table:table-cell table:style-name="ce141"/>
          <table:table-cell table:style-name="ce135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135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35" table:formula="of:=IF(AND([.O26]&lt;&gt;&quot;&quot;; [.P26]&lt;&gt;&quot;&quot;); &quot; $&quot; &amp; TEXT([.O26]; &quot;0.00&quot;) &amp; &quot;_{\pm &quot; &amp; TEXT([.P26]; &quot;0.00&quot;) &amp; &quot;}$ &quot;; &quot;&quot;)">
            <text:p/>
          </table:table-cell>
          <table:table-cell table:style-name="ce135" table:formula="of:=IF(AND([.Q26]&lt;&gt;&quot;&quot;; [.R26]&lt;&gt;&quot;&quot;); &quot; $&quot; &amp; TEXT([.Q26]; &quot;0.00&quot;) &amp; &quot;_{\pm &quot; &amp; TEXT([.R26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2" table:formula="of:=IF([.A27]&lt;&gt;&quot;&quot;; [.A27]; &quot;&quot;)">
            <text:p/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>
            <text:p/>
          </table:table-cell>
          <table:table-cell table:style-name="ce135" table:formula="of:=IF(AND([.D27]&lt;&gt;&quot;&quot;; [.E27]&lt;&gt;&quot;&quot;); &quot; $&quot; &amp; TEXT([.D27]; &quot;0.00&quot;) &amp; &quot;_{\pm &quot; &amp; TEXT([.E27]; &quot;0.00&quot;) &amp; &quot;}$ &quot;; &quot;&quot;)">
            <text:p/>
          </table:table-cell>
          <table:table-cell table:style-name="ce135" table:formula="of:=IF(AND([.F27]&lt;&gt;&quot;&quot;; [.G27]&lt;&gt;&quot;&quot;); &quot; $&quot; &amp; TEXT([.F27]; &quot;0.00&quot;) &amp; &quot;_{\pm &quot; &amp; TEXT([.G27]; &quot;0.00&quot;) &amp; &quot;}$ &quot;; &quot;&quot;)">
            <text:p/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>
            <text:p/>
          </table:table-cell>
          <table:table-cell table:style-name="ce141"/>
          <table:table-cell table:style-name="ce135" table:formula="of:=IF(AND([.K27]&lt;&gt;&quot;&quot;; [.L27]&lt;&gt;&quot;&quot;); &quot; $&quot; &amp; TEXT([.K27]; &quot;0.00&quot;) &amp; &quot;_{\pm &quot; &amp; TEXT([.L27]; &quot;0.00&quot;) &amp; &quot;}$ &quot;; &quot;&quot;)">
            <text:p/>
          </table:table-cell>
          <table:table-cell table:style-name="ce135" table:formula="of:=IF(AND([.M27]&lt;&gt;&quot;&quot;; [.N27]&lt;&gt;&quot;&quot;); &quot; $&quot; &amp; TEXT([.M27]; &quot;0.00&quot;) &amp; &quot;_{\pm &quot; &amp; TEXT([.N27]; &quot;0.00&quot;) &amp; &quot;}$ &quot;; &quot;&quot;)">
            <text:p/>
          </table:table-cell>
          <table:table-cell table:style-name="ce135" table:formula="of:=IF(AND([.O27]&lt;&gt;&quot;&quot;; [.P27]&lt;&gt;&quot;&quot;); &quot; $&quot; &amp; TEXT([.O27]; &quot;0.00&quot;) &amp; &quot;_{\pm &quot; &amp; TEXT([.P27]; &quot;0.00&quot;) &amp; &quot;}$ &quot;; &quot;&quot;)">
            <text:p/>
          </table:table-cell>
          <table:table-cell table:style-name="ce135" table:formula="of:=IF(AND([.Q27]&lt;&gt;&quot;&quot;; [.R27]&lt;&gt;&quot;&quot;); &quot; $&quot; &amp; TEXT([.Q27]; &quot;0.00&quot;) &amp; &quot;_{\pm &quot; &amp; TEXT([.R27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2" table:formula="of:=IF([.A28]&lt;&gt;&quot;&quot;; [.A28]; &quot;&quot;)">
            <text:p/>
          </table:table-cell>
          <table:table-cell table:style-name="ce121" table:formula="of:=IF(AND([.B28]&lt;&gt;&quot;&quot;; [.C28]&lt;&gt;&quot;&quot;); &quot; $&quot; &amp; TEXT([.B28]; &quot;0.00&quot;) &amp; &quot;_{\pm &quot; &amp; TEXT([.C28]; &quot;0.00&quot;) &amp; &quot;}$ &quot;; &quot;&quot;)">
            <text:p/>
          </table:table-cell>
          <table:table-cell table:style-name="ce135" table:formula="of:=IF(AND([.D28]&lt;&gt;&quot;&quot;; [.E28]&lt;&gt;&quot;&quot;); &quot; $&quot; &amp; TEXT([.D28]; &quot;0.00&quot;) &amp; &quot;_{\pm &quot; &amp; TEXT([.E28]; &quot;0.00&quot;) &amp; &quot;}$ &quot;; &quot;&quot;)">
            <text:p/>
          </table:table-cell>
          <table:table-cell table:style-name="ce135" table:formula="of:=IF(AND([.F28]&lt;&gt;&quot;&quot;; [.G28]&lt;&gt;&quot;&quot;); &quot; $&quot; &amp; TEXT([.F28]; &quot;0.00&quot;) &amp; &quot;_{\pm &quot; &amp; TEXT([.G28]; &quot;0.00&quot;) &amp; &quot;}$ &quot;; &quot;&quot;)">
            <text:p/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>
            <text:p/>
          </table:table-cell>
          <table:table-cell table:style-name="ce141"/>
          <table:table-cell table:style-name="ce135" table:formula="of:=IF(AND([.K28]&lt;&gt;&quot;&quot;; [.L28]&lt;&gt;&quot;&quot;); &quot; $&quot; &amp; TEXT([.K28]; &quot;0.00&quot;) &amp; &quot;_{\pm &quot; &amp; TEXT([.L28]; &quot;0.00&quot;) &amp; &quot;}$ &quot;; &quot;&quot;)">
            <text:p/>
          </table:table-cell>
          <table:table-cell table:style-name="ce135" table:formula="of:=IF(AND([.M28]&lt;&gt;&quot;&quot;; [.N28]&lt;&gt;&quot;&quot;); &quot; $&quot; &amp; TEXT([.M28]; &quot;0.00&quot;) &amp; &quot;_{\pm &quot; &amp; TEXT([.N28]; &quot;0.00&quot;) &amp; &quot;}$ &quot;; &quot;&quot;)">
            <text:p/>
          </table:table-cell>
          <table:table-cell table:style-name="ce135" table:formula="of:=IF(AND([.O28]&lt;&gt;&quot;&quot;; [.P28]&lt;&gt;&quot;&quot;); &quot; $&quot; &amp; TEXT([.O28]; &quot;0.00&quot;) &amp; &quot;_{\pm &quot; &amp; TEXT([.P28]; &quot;0.00&quot;) &amp; &quot;}$ &quot;; &quot;&quot;)">
            <text:p/>
          </table:table-cell>
          <table:table-cell table:style-name="ce135" table:formula="of:=IF(AND([.Q28]&lt;&gt;&quot;&quot;; [.R28]&lt;&gt;&quot;&quot;); &quot; $&quot; &amp; TEXT([.Q28]; &quot;0.00&quot;) &amp; &quot;_{\pm &quot; &amp; TEXT([.R28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/>
          <table:table-cell table:style-name="ce108" table:number-columns-repeated="2"/>
          <table:table-cell table:style-name="ce124" table:formula="of:=IF([.A29]&lt;&gt;&quot;&quot;; [.A29]; &quot;&quot;)">
            <text:p/>
          </table:table-cell>
          <table:table-cell table:style-name="ce53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135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135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121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108"/>
          <table:table-cell table:style-name="ce135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135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135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135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2"/>
          <table:table-cell table:style-name="ce41" table:number-columns-repeated="17"/>
          <table:table-cell table:style-name="ce43" table:number-columns-repeated="2"/>
          <table:table-cell table:style-name="ce115"/>
          <table:table-cell table:style-name="ce122" table:formula="of:=IF([.A30]&lt;&gt;&quot;&quot;; [.A30]; &quot;&quot;)">
            <text:p/>
          </table:table-cell>
          <table:table-cell table:style-name="ce115" table:formula="of:=IF(AND([.B30]&lt;&gt;&quot;&quot;; [.C30]&lt;&gt;&quot;&quot;); &quot; $&quot; &amp; TEXT([.B30]; &quot;0.00&quot;) &amp; &quot;_{\pm &quot; &amp; TEXT([.C30]; &quot;0.00&quot;) &amp; &quot;}$ &quot;; &quot;&quot;)">
            <text:p/>
          </table:table-cell>
          <table:table-cell table:style-name="ce115" table:formula="of:=IF(AND([.D30]&lt;&gt;&quot;&quot;; [.E30]&lt;&gt;&quot;&quot;); &quot; $&quot; &amp; TEXT([.D30]; &quot;0.00&quot;) &amp; &quot;_{\pm &quot; &amp; TEXT([.E30]; &quot;0.00&quot;) &amp; &quot;}$ &quot;; &quot;&quot;)">
            <text:p/>
          </table:table-cell>
          <table:table-cell table:style-name="ce115" table:formula="of:=IF(AND([.F30]&lt;&gt;&quot;&quot;; [.G30]&lt;&gt;&quot;&quot;); &quot; $&quot; &amp; TEXT([.F30]; &quot;0.00&quot;) &amp; &quot;_{\pm &quot; &amp; TEXT([.G30]; &quot;0.00&quot;) &amp; &quot;}$ &quot;; &quot;&quot;)">
            <text:p/>
          </table:table-cell>
          <table:table-cell table:style-name="ce115" table:formula="of:=IF(AND([.H30]&lt;&gt;&quot;&quot;; [.I30]&lt;&gt;&quot;&quot;); &quot; $&quot; &amp; TEXT([.H30]; &quot;0.00&quot;) &amp; &quot;_{\pm &quot; &amp; TEXT([.I30]; &quot;0.00&quot;) &amp; &quot;}$ &quot;; &quot;&quot;)">
            <text:p/>
          </table:table-cell>
          <table:table-cell table:style-name="ce141"/>
          <table:table-cell table:style-name="ce115" table:formula="of:=IF(AND([.K30]&lt;&gt;&quot;&quot;; [.L30]&lt;&gt;&quot;&quot;); &quot; $&quot; &amp; TEXT([.K30]; &quot;0.00&quot;) &amp; &quot;_{\pm &quot; &amp; TEXT([.L30]; &quot;0.00&quot;) &amp; &quot;}$ &quot;; &quot;&quot;)">
            <text:p/>
          </table:table-cell>
          <table:table-cell table:style-name="ce115" table:formula="of:=IF(AND([.M30]&lt;&gt;&quot;&quot;; [.N30]&lt;&gt;&quot;&quot;); &quot; $&quot; &amp; TEXT([.M30]; &quot;0.00&quot;) &amp; &quot;_{\pm &quot; &amp; TEXT([.N30]; &quot;0.00&quot;) &amp; &quot;}$ &quot;; &quot;&quot;)">
            <text:p/>
          </table:table-cell>
          <table:table-cell table:style-name="ce115" table:formula="of:=IF(AND([.O30]&lt;&gt;&quot;&quot;; [.P30]&lt;&gt;&quot;&quot;); &quot; $&quot; &amp; TEXT([.O30]; &quot;0.00&quot;) &amp; &quot;_{\pm &quot; &amp; TEXT([.P30]; &quot;0.00&quot;) &amp; &quot;}$ &quot;; &quot;&quot;)">
            <text:p/>
          </table:table-cell>
          <table:table-cell table:style-name="ce115" table:formula="of:=IF(AND([.Q30]&lt;&gt;&quot;&quot;; [.R30]&lt;&gt;&quot;&quot;); &quot; $&quot; &amp; TEXT([.Q30]; &quot;0.00&quot;) &amp; &quot;_{\pm &quot; &amp; TEXT([.R30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3" table:formula="of:=IF([.A31]&lt;&gt;&quot;&quot;; [.A31]; &quot;&quot;)">
            <text:p/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>
            <text:p/>
          </table:table-cell>
          <table:table-cell table:style-name="ce135" table:formula="of:=IF(AND([.D31]&lt;&gt;&quot;&quot;; [.E31]&lt;&gt;&quot;&quot;); &quot; $&quot; &amp; TEXT([.D31]; &quot;0.00&quot;) &amp; &quot;_{\pm &quot; &amp; TEXT([.E31]; &quot;0.00&quot;) &amp; &quot;}$ &quot;; &quot;&quot;)">
            <text:p/>
          </table:table-cell>
          <table:table-cell table:style-name="ce135" table:formula="of:=IF(AND([.F31]&lt;&gt;&quot;&quot;; [.G31]&lt;&gt;&quot;&quot;); &quot; $&quot; &amp; TEXT([.F31]; &quot;0.00&quot;) &amp; &quot;_{\pm &quot; &amp; TEXT([.G31]; &quot;0.00&quot;) &amp; &quot;}$ &quot;; &quot;&quot;)">
            <text:p/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>
            <text:p/>
          </table:table-cell>
          <table:table-cell table:style-name="ce141"/>
          <table:table-cell table:style-name="ce135" table:formula="of:=IF(AND([.K31]&lt;&gt;&quot;&quot;; [.L31]&lt;&gt;&quot;&quot;); &quot; $&quot; &amp; TEXT([.K31]; &quot;0.00&quot;) &amp; &quot;_{\pm &quot; &amp; TEXT([.L31]; &quot;0.00&quot;) &amp; &quot;}$ &quot;; &quot;&quot;)">
            <text:p/>
          </table:table-cell>
          <table:table-cell table:style-name="ce135" table:formula="of:=IF(AND([.M31]&lt;&gt;&quot;&quot;; [.N31]&lt;&gt;&quot;&quot;); &quot; $&quot; &amp; TEXT([.M31]; &quot;0.00&quot;) &amp; &quot;_{\pm &quot; &amp; TEXT([.N31]; &quot;0.00&quot;) &amp; &quot;}$ &quot;; &quot;&quot;)">
            <text:p/>
          </table:table-cell>
          <table:table-cell table:style-name="ce135" table:formula="of:=IF(AND([.O31]&lt;&gt;&quot;&quot;; [.P31]&lt;&gt;&quot;&quot;); &quot; $&quot; &amp; TEXT([.O31]; &quot;0.00&quot;) &amp; &quot;_{\pm &quot; &amp; TEXT([.P31]; &quot;0.00&quot;) &amp; &quot;}$ &quot;; &quot;&quot;)">
            <text:p/>
          </table:table-cell>
          <table:table-cell table:style-name="ce135" table:formula="of:=IF(AND([.Q31]&lt;&gt;&quot;&quot;; [.R31]&lt;&gt;&quot;&quot;); &quot; $&quot; &amp; TEXT([.Q31]; &quot;0.00&quot;) &amp; &quot;_{\pm &quot; &amp; TEXT([.R31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5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2" table:formula="of:=IF([.A32]&lt;&gt;&quot;&quot;; [.A32]; &quot;&quot;)">
            <text:p/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>
            <text:p/>
          </table:table-cell>
          <table:table-cell table:style-name="ce135" table:formula="of:=IF(AND([.D32]&lt;&gt;&quot;&quot;; [.E32]&lt;&gt;&quot;&quot;); &quot; $&quot; &amp; TEXT([.D32]; &quot;0.00&quot;) &amp; &quot;_{\pm &quot; &amp; TEXT([.E32]; &quot;0.00&quot;) &amp; &quot;}$ &quot;; &quot;&quot;)">
            <text:p/>
          </table:table-cell>
          <table:table-cell table:style-name="ce135" table:formula="of:=IF(AND([.F32]&lt;&gt;&quot;&quot;; [.G32]&lt;&gt;&quot;&quot;); &quot; $&quot; &amp; TEXT([.F32]; &quot;0.00&quot;) &amp; &quot;_{\pm &quot; &amp; TEXT([.G32]; &quot;0.00&quot;) &amp; &quot;}$ &quot;; &quot;&quot;)">
            <text:p/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>
            <text:p/>
          </table:table-cell>
          <table:table-cell table:style-name="ce141"/>
          <table:table-cell table:style-name="ce135" table:formula="of:=IF(AND([.K32]&lt;&gt;&quot;&quot;; [.L32]&lt;&gt;&quot;&quot;); &quot; $&quot; &amp; TEXT([.K32]; &quot;0.00&quot;) &amp; &quot;_{\pm &quot; &amp; TEXT([.L32]; &quot;0.00&quot;) &amp; &quot;}$ &quot;; &quot;&quot;)">
            <text:p/>
          </table:table-cell>
          <table:table-cell table:style-name="ce135" table:formula="of:=IF(AND([.M32]&lt;&gt;&quot;&quot;; [.N32]&lt;&gt;&quot;&quot;); &quot; $&quot; &amp; TEXT([.M32]; &quot;0.00&quot;) &amp; &quot;_{\pm &quot; &amp; TEXT([.N32]; &quot;0.00&quot;) &amp; &quot;}$ &quot;; &quot;&quot;)">
            <text:p/>
          </table:table-cell>
          <table:table-cell table:style-name="ce135" table:formula="of:=IF(AND([.O32]&lt;&gt;&quot;&quot;; [.P32]&lt;&gt;&quot;&quot;); &quot; $&quot; &amp; TEXT([.O32]; &quot;0.00&quot;) &amp; &quot;_{\pm &quot; &amp; TEXT([.P32]; &quot;0.00&quot;) &amp; &quot;}$ &quot;; &quot;&quot;)">
            <text:p/>
          </table:table-cell>
          <table:table-cell table:style-name="ce135" table:formula="of:=IF(AND([.Q32]&lt;&gt;&quot;&quot;; [.R32]&lt;&gt;&quot;&quot;); &quot; $&quot; &amp; TEXT([.Q32]; &quot;0.00&quot;) &amp; &quot;_{\pm &quot; &amp; TEXT([.R32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2" table:formula="of:=IF([.A33]&lt;&gt;&quot;&quot;; [.A33]; &quot;&quot;)">
            <text:p/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>
            <text:p/>
          </table:table-cell>
          <table:table-cell table:style-name="ce135" table:formula="of:=IF(AND([.D33]&lt;&gt;&quot;&quot;; [.E33]&lt;&gt;&quot;&quot;); &quot; $&quot; &amp; TEXT([.D33]; &quot;0.00&quot;) &amp; &quot;_{\pm &quot; &amp; TEXT([.E33]; &quot;0.00&quot;) &amp; &quot;}$ &quot;; &quot;&quot;)">
            <text:p/>
          </table:table-cell>
          <table:table-cell table:style-name="ce135" table:formula="of:=IF(AND([.F33]&lt;&gt;&quot;&quot;; [.G33]&lt;&gt;&quot;&quot;); &quot; $&quot; &amp; TEXT([.F33]; &quot;0.00&quot;) &amp; &quot;_{\pm &quot; &amp; TEXT([.G33]; &quot;0.00&quot;) &amp; &quot;}$ &quot;; &quot;&quot;)">
            <text:p/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>
            <text:p/>
          </table:table-cell>
          <table:table-cell table:style-name="ce141"/>
          <table:table-cell table:style-name="ce135" table:formula="of:=IF(AND([.K33]&lt;&gt;&quot;&quot;; [.L33]&lt;&gt;&quot;&quot;); &quot; $&quot; &amp; TEXT([.K33]; &quot;0.00&quot;) &amp; &quot;_{\pm &quot; &amp; TEXT([.L33]; &quot;0.00&quot;) &amp; &quot;}$ &quot;; &quot;&quot;)">
            <text:p/>
          </table:table-cell>
          <table:table-cell table:style-name="ce135" table:formula="of:=IF(AND([.M33]&lt;&gt;&quot;&quot;; [.N33]&lt;&gt;&quot;&quot;); &quot; $&quot; &amp; TEXT([.M33]; &quot;0.00&quot;) &amp; &quot;_{\pm &quot; &amp; TEXT([.N33]; &quot;0.00&quot;) &amp; &quot;}$ &quot;; &quot;&quot;)">
            <text:p/>
          </table:table-cell>
          <table:table-cell table:style-name="ce135" table:formula="of:=IF(AND([.O33]&lt;&gt;&quot;&quot;; [.P33]&lt;&gt;&quot;&quot;); &quot; $&quot; &amp; TEXT([.O33]; &quot;0.00&quot;) &amp; &quot;_{\pm &quot; &amp; TEXT([.P33]; &quot;0.00&quot;) &amp; &quot;}$ &quot;; &quot;&quot;)">
            <text:p/>
          </table:table-cell>
          <table:table-cell table:style-name="ce135" table:formula="of:=IF(AND([.Q33]&lt;&gt;&quot;&quot;; [.R33]&lt;&gt;&quot;&quot;); &quot; $&quot; &amp; TEXT([.Q33]; &quot;0.00&quot;) &amp; &quot;_{\pm &quot; &amp; TEXT([.R33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1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57"/>
          <table:table-cell table:style-name="ce41"/>
          <table:table-cell table:style-name="ce57"/>
          <table:table-cell table:style-name="ce41"/>
          <table:table-cell table:style-name="ce57"/>
          <table:table-cell table:style-name="ce41" table:number-columns-repeated="3"/>
          <table:table-cell table:style-name="ce25" table:number-columns-repeated="2"/>
          <table:table-cell table:style-name="ce53"/>
          <table:table-cell table:style-name="ce122" table:formula="of:=IF([.A34]&lt;&gt;&quot;&quot;; [.A34]; &quot;&quot;)">
            <text:p/>
          </table:table-cell>
          <table:table-cell table:style-name="ce121" table:formula="of:=IF(AND([.B34]&lt;&gt;&quot;&quot;; [.C34]&lt;&gt;&quot;&quot;); &quot; $&quot; &amp; TEXT([.B34]; &quot;0.00&quot;) &amp; &quot;_{\pm &quot; &amp; TEXT([.C34]; &quot;0.00&quot;) &amp; &quot;}$ &quot;; &quot;&quot;)">
            <text:p/>
          </table:table-cell>
          <table:table-cell table:style-name="ce135" table:formula="of:=IF(AND([.D34]&lt;&gt;&quot;&quot;; [.E34]&lt;&gt;&quot;&quot;); &quot; $&quot; &amp; TEXT([.D34]; &quot;0.00&quot;) &amp; &quot;_{\pm &quot; &amp; TEXT([.E34]; &quot;0.00&quot;) &amp; &quot;}$ &quot;; &quot;&quot;)">
            <text:p/>
          </table:table-cell>
          <table:table-cell table:style-name="ce135" table:formula="of:=IF(AND([.F34]&lt;&gt;&quot;&quot;; [.G34]&lt;&gt;&quot;&quot;); &quot; $&quot; &amp; TEXT([.F34]; &quot;0.00&quot;) &amp; &quot;_{\pm &quot; &amp; TEXT([.G34]; &quot;0.00&quot;) &amp; &quot;}$ &quot;; &quot;&quot;)">
            <text:p/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>
            <text:p/>
          </table:table-cell>
          <table:table-cell table:style-name="ce141"/>
          <table:table-cell table:style-name="ce135" table:formula="of:=IF(AND([.K34]&lt;&gt;&quot;&quot;; [.L34]&lt;&gt;&quot;&quot;); &quot; $&quot; &amp; TEXT([.K34]; &quot;0.00&quot;) &amp; &quot;_{\pm &quot; &amp; TEXT([.L34]; &quot;0.00&quot;) &amp; &quot;}$ &quot;; &quot;&quot;)">
            <text:p/>
          </table:table-cell>
          <table:table-cell table:style-name="ce135" table:formula="of:=IF(AND([.M34]&lt;&gt;&quot;&quot;; [.N34]&lt;&gt;&quot;&quot;); &quot; $&quot; &amp; TEXT([.M34]; &quot;0.00&quot;) &amp; &quot;_{\pm &quot; &amp; TEXT([.N34]; &quot;0.00&quot;) &amp; &quot;}$ &quot;; &quot;&quot;)">
            <text:p/>
          </table:table-cell>
          <table:table-cell table:style-name="ce135" table:formula="of:=IF(AND([.O34]&lt;&gt;&quot;&quot;; [.P34]&lt;&gt;&quot;&quot;); &quot; $&quot; &amp; TEXT([.O34]; &quot;0.00&quot;) &amp; &quot;_{\pm &quot; &amp; TEXT([.P34]; &quot;0.00&quot;) &amp; &quot;}$ &quot;; &quot;&quot;)">
            <text:p/>
          </table:table-cell>
          <table:table-cell table:style-name="ce135" table:formula="of:=IF(AND([.Q34]&lt;&gt;&quot;&quot;; [.R34]&lt;&gt;&quot;&quot;); &quot; $&quot; &amp; TEXT([.Q34]; &quot;0.00&quot;) &amp; &quot;_{\pm &quot; &amp; TEXT([.R34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35]&lt;&gt;&quot;&quot;; [.A35]; &quot;&quot;)">
            <text:p/>
          </table:table-cell>
          <table:table-cell table:style-name="ce53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135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135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121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108"/>
          <table:table-cell table:style-name="ce135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135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135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135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36]&lt;&gt;&quot;&quot;; [.A36]; &quot;&quot;)">
            <text:p/>
          </table:table-cell>
          <table:table-cell table:style-name="ce115" table:formula="of:=IF(AND([.B36]&lt;&gt;&quot;&quot;; [.C36]&lt;&gt;&quot;&quot;); &quot; $&quot; &amp; TEXT([.B36]; &quot;0.00&quot;) &amp; &quot;_{\pm &quot; &amp; TEXT([.C36]; &quot;0.00&quot;) &amp; &quot;}$ &quot;; &quot;&quot;)">
            <text:p/>
          </table:table-cell>
          <table:table-cell table:style-name="ce115" table:formula="of:=IF(AND([.D36]&lt;&gt;&quot;&quot;; [.E36]&lt;&gt;&quot;&quot;); &quot; $&quot; &amp; TEXT([.D36]; &quot;0.00&quot;) &amp; &quot;_{\pm &quot; &amp; TEXT([.E36]; &quot;0.00&quot;) &amp; &quot;}$ &quot;; &quot;&quot;)">
            <text:p/>
          </table:table-cell>
          <table:table-cell table:style-name="ce115" table:formula="of:=IF(AND([.F36]&lt;&gt;&quot;&quot;; [.G36]&lt;&gt;&quot;&quot;); &quot; $&quot; &amp; TEXT([.F36]; &quot;0.00&quot;) &amp; &quot;_{\pm &quot; &amp; TEXT([.G36]; &quot;0.00&quot;) &amp; &quot;}$ &quot;; &quot;&quot;)">
            <text:p/>
          </table:table-cell>
          <table:table-cell table:style-name="ce115" table:formula="of:=IF(AND([.H36]&lt;&gt;&quot;&quot;; [.I36]&lt;&gt;&quot;&quot;); &quot; $&quot; &amp; TEXT([.H36]; &quot;0.00&quot;) &amp; &quot;_{\pm &quot; &amp; TEXT([.I36]; &quot;0.00&quot;) &amp; &quot;}$ &quot;; &quot;&quot;)">
            <text:p/>
          </table:table-cell>
          <table:table-cell table:style-name="ce141"/>
          <table:table-cell table:style-name="ce115" table:formula="of:=IF(AND([.K36]&lt;&gt;&quot;&quot;; [.L36]&lt;&gt;&quot;&quot;); &quot; $&quot; &amp; TEXT([.K36]; &quot;0.00&quot;) &amp; &quot;_{\pm &quot; &amp; TEXT([.L36]; &quot;0.00&quot;) &amp; &quot;}$ &quot;; &quot;&quot;)">
            <text:p/>
          </table:table-cell>
          <table:table-cell table:style-name="ce115" table:formula="of:=IF(AND([.M36]&lt;&gt;&quot;&quot;; [.N36]&lt;&gt;&quot;&quot;); &quot; $&quot; &amp; TEXT([.M36]; &quot;0.00&quot;) &amp; &quot;_{\pm &quot; &amp; TEXT([.N36]; &quot;0.00&quot;) &amp; &quot;}$ &quot;; &quot;&quot;)">
            <text:p/>
          </table:table-cell>
          <table:table-cell table:style-name="ce115" table:formula="of:=IF(AND([.O36]&lt;&gt;&quot;&quot;; [.P36]&lt;&gt;&quot;&quot;); &quot; $&quot; &amp; TEXT([.O36]; &quot;0.00&quot;) &amp; &quot;_{\pm &quot; &amp; TEXT([.P36]; &quot;0.00&quot;) &amp; &quot;}$ &quot;; &quot;&quot;)">
            <text:p/>
          </table:table-cell>
          <table:table-cell table:style-name="ce115" table:formula="of:=IF(AND([.Q36]&lt;&gt;&quot;&quot;; [.R36]&lt;&gt;&quot;&quot;); &quot; $&quot; &amp; TEXT([.Q36]; &quot;0.00&quot;) &amp; &quot;_{\pm &quot; &amp; TEXT([.R36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3" table:formula="of:=IF([.A37]&lt;&gt;&quot;&quot;; [.A37]; &quot;&quot;)">
            <text:p/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>
            <text:p/>
          </table:table-cell>
          <table:table-cell table:style-name="ce135" table:formula="of:=IF(AND([.D37]&lt;&gt;&quot;&quot;; [.E37]&lt;&gt;&quot;&quot;); &quot; $&quot; &amp; TEXT([.D37]; &quot;0.00&quot;) &amp; &quot;_{\pm &quot; &amp; TEXT([.E37]; &quot;0.00&quot;) &amp; &quot;}$ &quot;; &quot;&quot;)">
            <text:p/>
          </table:table-cell>
          <table:table-cell table:style-name="ce135" table:formula="of:=IF(AND([.F37]&lt;&gt;&quot;&quot;; [.G37]&lt;&gt;&quot;&quot;); &quot; $&quot; &amp; TEXT([.F37]; &quot;0.00&quot;) &amp; &quot;_{\pm &quot; &amp; TEXT([.G37]; &quot;0.00&quot;) &amp; &quot;}$ &quot;; &quot;&quot;)">
            <text:p/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>
            <text:p/>
          </table:table-cell>
          <table:table-cell table:style-name="ce141"/>
          <table:table-cell table:style-name="ce135" table:formula="of:=IF(AND([.K37]&lt;&gt;&quot;&quot;; [.L37]&lt;&gt;&quot;&quot;); &quot; $&quot; &amp; TEXT([.K37]; &quot;0.00&quot;) &amp; &quot;_{\pm &quot; &amp; TEXT([.L37]; &quot;0.00&quot;) &amp; &quot;}$ &quot;; &quot;&quot;)">
            <text:p/>
          </table:table-cell>
          <table:table-cell table:style-name="ce135" table:formula="of:=IF(AND([.M37]&lt;&gt;&quot;&quot;; [.N37]&lt;&gt;&quot;&quot;); &quot; $&quot; &amp; TEXT([.M37]; &quot;0.00&quot;) &amp; &quot;_{\pm &quot; &amp; TEXT([.N37]; &quot;0.00&quot;) &amp; &quot;}$ &quot;; &quot;&quot;)">
            <text:p/>
          </table:table-cell>
          <table:table-cell table:style-name="ce135" table:formula="of:=IF(AND([.O37]&lt;&gt;&quot;&quot;; [.P37]&lt;&gt;&quot;&quot;); &quot; $&quot; &amp; TEXT([.O37]; &quot;0.00&quot;) &amp; &quot;_{\pm &quot; &amp; TEXT([.P37]; &quot;0.00&quot;) &amp; &quot;}$ &quot;; &quot;&quot;)">
            <text:p/>
          </table:table-cell>
          <table:table-cell table:style-name="ce135" table:formula="of:=IF(AND([.Q37]&lt;&gt;&quot;&quot;; [.R37]&lt;&gt;&quot;&quot;); &quot; $&quot; &amp; TEXT([.Q37]; &quot;0.00&quot;) &amp; &quot;_{\pm &quot; &amp; TEXT([.R37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38]&lt;&gt;&quot;&quot;; [.A38]; &quot;&quot;)">
            <text:p/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>
            <text:p/>
          </table:table-cell>
          <table:table-cell table:style-name="ce135" table:formula="of:=IF(AND([.D38]&lt;&gt;&quot;&quot;; [.E38]&lt;&gt;&quot;&quot;); &quot; $&quot; &amp; TEXT([.D38]; &quot;0.00&quot;) &amp; &quot;_{\pm &quot; &amp; TEXT([.E38]; &quot;0.00&quot;) &amp; &quot;}$ &quot;; &quot;&quot;)">
            <text:p/>
          </table:table-cell>
          <table:table-cell table:style-name="ce135" table:formula="of:=IF(AND([.F38]&lt;&gt;&quot;&quot;; [.G38]&lt;&gt;&quot;&quot;); &quot; $&quot; &amp; TEXT([.F38]; &quot;0.00&quot;) &amp; &quot;_{\pm &quot; &amp; TEXT([.G38]; &quot;0.00&quot;) &amp; &quot;}$ &quot;; &quot;&quot;)">
            <text:p/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>
            <text:p/>
          </table:table-cell>
          <table:table-cell table:style-name="ce141"/>
          <table:table-cell table:style-name="ce135" table:formula="of:=IF(AND([.K38]&lt;&gt;&quot;&quot;; [.L38]&lt;&gt;&quot;&quot;); &quot; $&quot; &amp; TEXT([.K38]; &quot;0.00&quot;) &amp; &quot;_{\pm &quot; &amp; TEXT([.L38]; &quot;0.00&quot;) &amp; &quot;}$ &quot;; &quot;&quot;)">
            <text:p/>
          </table:table-cell>
          <table:table-cell table:style-name="ce135" table:formula="of:=IF(AND([.M38]&lt;&gt;&quot;&quot;; [.N38]&lt;&gt;&quot;&quot;); &quot; $&quot; &amp; TEXT([.M38]; &quot;0.00&quot;) &amp; &quot;_{\pm &quot; &amp; TEXT([.N38]; &quot;0.00&quot;) &amp; &quot;}$ &quot;; &quot;&quot;)">
            <text:p/>
          </table:table-cell>
          <table:table-cell table:style-name="ce135" table:formula="of:=IF(AND([.O38]&lt;&gt;&quot;&quot;; [.P38]&lt;&gt;&quot;&quot;); &quot; $&quot; &amp; TEXT([.O38]; &quot;0.00&quot;) &amp; &quot;_{\pm &quot; &amp; TEXT([.P38]; &quot;0.00&quot;) &amp; &quot;}$ &quot;; &quot;&quot;)">
            <text:p/>
          </table:table-cell>
          <table:table-cell table:style-name="ce135" table:formula="of:=IF(AND([.Q38]&lt;&gt;&quot;&quot;; [.R38]&lt;&gt;&quot;&quot;); &quot; $&quot; &amp; TEXT([.Q38]; &quot;0.00&quot;) &amp; &quot;_{\pm &quot; &amp; TEXT([.R38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39]&lt;&gt;&quot;&quot;; [.A39]; &quot;&quot;)">
            <text:p/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>
            <text:p/>
          </table:table-cell>
          <table:table-cell table:style-name="ce135" table:formula="of:=IF(AND([.D39]&lt;&gt;&quot;&quot;; [.E39]&lt;&gt;&quot;&quot;); &quot; $&quot; &amp; TEXT([.D39]; &quot;0.00&quot;) &amp; &quot;_{\pm &quot; &amp; TEXT([.E39]; &quot;0.00&quot;) &amp; &quot;}$ &quot;; &quot;&quot;)">
            <text:p/>
          </table:table-cell>
          <table:table-cell table:style-name="ce135" table:formula="of:=IF(AND([.F39]&lt;&gt;&quot;&quot;; [.G39]&lt;&gt;&quot;&quot;); &quot; $&quot; &amp; TEXT([.F39]; &quot;0.00&quot;) &amp; &quot;_{\pm &quot; &amp; TEXT([.G39]; &quot;0.00&quot;) &amp; &quot;}$ &quot;; &quot;&quot;)">
            <text:p/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>
            <text:p/>
          </table:table-cell>
          <table:table-cell table:style-name="ce141"/>
          <table:table-cell table:style-name="ce135" table:formula="of:=IF(AND([.K39]&lt;&gt;&quot;&quot;; [.L39]&lt;&gt;&quot;&quot;); &quot; $&quot; &amp; TEXT([.K39]; &quot;0.00&quot;) &amp; &quot;_{\pm &quot; &amp; TEXT([.L39]; &quot;0.00&quot;) &amp; &quot;}$ &quot;; &quot;&quot;)">
            <text:p/>
          </table:table-cell>
          <table:table-cell table:style-name="ce135" table:formula="of:=IF(AND([.M39]&lt;&gt;&quot;&quot;; [.N39]&lt;&gt;&quot;&quot;); &quot; $&quot; &amp; TEXT([.M39]; &quot;0.00&quot;) &amp; &quot;_{\pm &quot; &amp; TEXT([.N39]; &quot;0.00&quot;) &amp; &quot;}$ &quot;; &quot;&quot;)">
            <text:p/>
          </table:table-cell>
          <table:table-cell table:style-name="ce135" table:formula="of:=IF(AND([.O39]&lt;&gt;&quot;&quot;; [.P39]&lt;&gt;&quot;&quot;); &quot; $&quot; &amp; TEXT([.O39]; &quot;0.00&quot;) &amp; &quot;_{\pm &quot; &amp; TEXT([.P39]; &quot;0.00&quot;) &amp; &quot;}$ &quot;; &quot;&quot;)">
            <text:p/>
          </table:table-cell>
          <table:table-cell table:style-name="ce135" table:formula="of:=IF(AND([.Q39]&lt;&gt;&quot;&quot;; [.R39]&lt;&gt;&quot;&quot;); &quot; $&quot; &amp; TEXT([.Q39]; &quot;0.00&quot;) &amp; &quot;_{\pm &quot; &amp; TEXT([.R39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40]&lt;&gt;&quot;&quot;; [.A40]; &quot;&quot;)">
            <text:p/>
          </table:table-cell>
          <table:table-cell table:style-name="ce121" table:formula="of:=IF(AND([.B40]&lt;&gt;&quot;&quot;; [.C40]&lt;&gt;&quot;&quot;); &quot; $&quot; &amp; TEXT([.B40]; &quot;0.00&quot;) &amp; &quot;_{\pm &quot; &amp; TEXT([.C40]; &quot;0.00&quot;) &amp; &quot;}$ &quot;; &quot;&quot;)">
            <text:p/>
          </table:table-cell>
          <table:table-cell table:style-name="ce135" table:formula="of:=IF(AND([.D40]&lt;&gt;&quot;&quot;; [.E40]&lt;&gt;&quot;&quot;); &quot; $&quot; &amp; TEXT([.D40]; &quot;0.00&quot;) &amp; &quot;_{\pm &quot; &amp; TEXT([.E40]; &quot;0.00&quot;) &amp; &quot;}$ &quot;; &quot;&quot;)">
            <text:p/>
          </table:table-cell>
          <table:table-cell table:style-name="ce135" table:formula="of:=IF(AND([.F40]&lt;&gt;&quot;&quot;; [.G40]&lt;&gt;&quot;&quot;); &quot; $&quot; &amp; TEXT([.F40]; &quot;0.00&quot;) &amp; &quot;_{\pm &quot; &amp; TEXT([.G40]; &quot;0.00&quot;) &amp; &quot;}$ &quot;; &quot;&quot;)">
            <text:p/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>
            <text:p/>
          </table:table-cell>
          <table:table-cell table:style-name="ce141"/>
          <table:table-cell table:style-name="ce135" table:formula="of:=IF(AND([.K40]&lt;&gt;&quot;&quot;; [.L40]&lt;&gt;&quot;&quot;); &quot; $&quot; &amp; TEXT([.K40]; &quot;0.00&quot;) &amp; &quot;_{\pm &quot; &amp; TEXT([.L40]; &quot;0.00&quot;) &amp; &quot;}$ &quot;; &quot;&quot;)">
            <text:p/>
          </table:table-cell>
          <table:table-cell table:style-name="ce135" table:formula="of:=IF(AND([.M40]&lt;&gt;&quot;&quot;; [.N40]&lt;&gt;&quot;&quot;); &quot; $&quot; &amp; TEXT([.M40]; &quot;0.00&quot;) &amp; &quot;_{\pm &quot; &amp; TEXT([.N40]; &quot;0.00&quot;) &amp; &quot;}$ &quot;; &quot;&quot;)">
            <text:p/>
          </table:table-cell>
          <table:table-cell table:style-name="ce135" table:formula="of:=IF(AND([.O40]&lt;&gt;&quot;&quot;; [.P40]&lt;&gt;&quot;&quot;); &quot; $&quot; &amp; TEXT([.O40]; &quot;0.00&quot;) &amp; &quot;_{\pm &quot; &amp; TEXT([.P40]; &quot;0.00&quot;) &amp; &quot;}$ &quot;; &quot;&quot;)">
            <text:p/>
          </table:table-cell>
          <table:table-cell table:style-name="ce135" table:formula="of:=IF(AND([.Q40]&lt;&gt;&quot;&quot;; [.R40]&lt;&gt;&quot;&quot;); &quot; $&quot; &amp; TEXT([.Q40]; &quot;0.00&quot;) &amp; &quot;_{\pm &quot; &amp; TEXT([.R40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1]&lt;&gt;&quot;&quot;; [.A41]; &quot;&quot;)">
            <text:p/>
          </table:table-cell>
          <table:table-cell table:style-name="ce53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135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135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121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108"/>
          <table:table-cell table:style-name="ce135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135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135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135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43" table:number-columns-repeated="19"/>
          <table:table-cell table:style-name="ce115"/>
          <table:table-cell table:style-name="ce122" table:formula="of:=IF([.A42]&lt;&gt;&quot;&quot;; [.A42]; &quot;&quot;)">
            <text:p/>
          </table:table-cell>
          <table:table-cell table:style-name="ce115" table:formula="of:=IF(AND([.B42]&lt;&gt;&quot;&quot;; [.C42]&lt;&gt;&quot;&quot;); &quot; $&quot; &amp; TEXT([.B42]; &quot;0.00&quot;) &amp; &quot;_{\pm &quot; &amp; TEXT([.C42]; &quot;0.00&quot;) &amp; &quot;}$ &quot;; &quot;&quot;)">
            <text:p/>
          </table:table-cell>
          <table:table-cell table:style-name="ce115" table:formula="of:=IF(AND([.D42]&lt;&gt;&quot;&quot;; [.E42]&lt;&gt;&quot;&quot;); &quot; $&quot; &amp; TEXT([.D42]; &quot;0.00&quot;) &amp; &quot;_{\pm &quot; &amp; TEXT([.E42]; &quot;0.00&quot;) &amp; &quot;}$ &quot;; &quot;&quot;)">
            <text:p/>
          </table:table-cell>
          <table:table-cell table:style-name="ce115" table:formula="of:=IF(AND([.F42]&lt;&gt;&quot;&quot;; [.G42]&lt;&gt;&quot;&quot;); &quot; $&quot; &amp; TEXT([.F42]; &quot;0.00&quot;) &amp; &quot;_{\pm &quot; &amp; TEXT([.G42]; &quot;0.00&quot;) &amp; &quot;}$ &quot;; &quot;&quot;)">
            <text:p/>
          </table:table-cell>
          <table:table-cell table:style-name="ce115" table:formula="of:=IF(AND([.H42]&lt;&gt;&quot;&quot;; [.I42]&lt;&gt;&quot;&quot;); &quot; $&quot; &amp; TEXT([.H42]; &quot;0.00&quot;) &amp; &quot;_{\pm &quot; &amp; TEXT([.I42]; &quot;0.00&quot;) &amp; &quot;}$ &quot;; &quot;&quot;)">
            <text:p/>
          </table:table-cell>
          <table:table-cell table:style-name="ce141"/>
          <table:table-cell table:style-name="ce115" table:formula="of:=IF(AND([.K42]&lt;&gt;&quot;&quot;; [.L42]&lt;&gt;&quot;&quot;); &quot; $&quot; &amp; TEXT([.K42]; &quot;0.00&quot;) &amp; &quot;_{\pm &quot; &amp; TEXT([.L42]; &quot;0.00&quot;) &amp; &quot;}$ &quot;; &quot;&quot;)">
            <text:p/>
          </table:table-cell>
          <table:table-cell table:style-name="ce115" table:formula="of:=IF(AND([.M42]&lt;&gt;&quot;&quot;; [.N42]&lt;&gt;&quot;&quot;); &quot; $&quot; &amp; TEXT([.M42]; &quot;0.00&quot;) &amp; &quot;_{\pm &quot; &amp; TEXT([.N42]; &quot;0.00&quot;) &amp; &quot;}$ &quot;; &quot;&quot;)">
            <text:p/>
          </table:table-cell>
          <table:table-cell table:style-name="ce115" table:formula="of:=IF(AND([.O42]&lt;&gt;&quot;&quot;; [.P42]&lt;&gt;&quot;&quot;); &quot; $&quot; &amp; TEXT([.O42]; &quot;0.00&quot;) &amp; &quot;_{\pm &quot; &amp; TEXT([.P42]; &quot;0.00&quot;) &amp; &quot;}$ &quot;; &quot;&quot;)">
            <text:p/>
          </table:table-cell>
          <table:table-cell table:style-name="ce115" table:formula="of:=IF(AND([.Q42]&lt;&gt;&quot;&quot;; [.R42]&lt;&gt;&quot;&quot;); &quot; $&quot; &amp; TEXT([.Q42]; &quot;0.00&quot;) &amp; &quot;_{\pm &quot; &amp; TEXT([.R42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3" table:formula="of:=IF([.A43]&lt;&gt;&quot;&quot;; [.A43]; &quot;&quot;)">
            <text:p/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>
            <text:p/>
          </table:table-cell>
          <table:table-cell table:style-name="ce135" table:formula="of:=IF(AND([.D43]&lt;&gt;&quot;&quot;; [.E43]&lt;&gt;&quot;&quot;); &quot; $&quot; &amp; TEXT([.D43]; &quot;0.00&quot;) &amp; &quot;_{\pm &quot; &amp; TEXT([.E43]; &quot;0.00&quot;) &amp; &quot;}$ &quot;; &quot;&quot;)">
            <text:p/>
          </table:table-cell>
          <table:table-cell table:style-name="ce135" table:formula="of:=IF(AND([.F43]&lt;&gt;&quot;&quot;; [.G43]&lt;&gt;&quot;&quot;); &quot; $&quot; &amp; TEXT([.F43]; &quot;0.00&quot;) &amp; &quot;_{\pm &quot; &amp; TEXT([.G43]; &quot;0.00&quot;) &amp; &quot;}$ &quot;; &quot;&quot;)">
            <text:p/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>
            <text:p/>
          </table:table-cell>
          <table:table-cell table:style-name="ce141"/>
          <table:table-cell table:style-name="ce135" table:formula="of:=IF(AND([.K43]&lt;&gt;&quot;&quot;; [.L43]&lt;&gt;&quot;&quot;); &quot; $&quot; &amp; TEXT([.K43]; &quot;0.00&quot;) &amp; &quot;_{\pm &quot; &amp; TEXT([.L43]; &quot;0.00&quot;) &amp; &quot;}$ &quot;; &quot;&quot;)">
            <text:p/>
          </table:table-cell>
          <table:table-cell table:style-name="ce135" table:formula="of:=IF(AND([.M43]&lt;&gt;&quot;&quot;; [.N43]&lt;&gt;&quot;&quot;); &quot; $&quot; &amp; TEXT([.M43]; &quot;0.00&quot;) &amp; &quot;_{\pm &quot; &amp; TEXT([.N43]; &quot;0.00&quot;) &amp; &quot;}$ &quot;; &quot;&quot;)">
            <text:p/>
          </table:table-cell>
          <table:table-cell table:style-name="ce135" table:formula="of:=IF(AND([.O43]&lt;&gt;&quot;&quot;; [.P43]&lt;&gt;&quot;&quot;); &quot; $&quot; &amp; TEXT([.O43]; &quot;0.00&quot;) &amp; &quot;_{\pm &quot; &amp; TEXT([.P43]; &quot;0.00&quot;) &amp; &quot;}$ &quot;; &quot;&quot;)">
            <text:p/>
          </table:table-cell>
          <table:table-cell table:style-name="ce135" table:formula="of:=IF(AND([.Q43]&lt;&gt;&quot;&quot;; [.R43]&lt;&gt;&quot;&quot;); &quot; $&quot; &amp; TEXT([.Q43]; &quot;0.00&quot;) &amp; &quot;_{\pm &quot; &amp; TEXT([.R43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44]&lt;&gt;&quot;&quot;; [.A44]; &quot;&quot;)">
            <text:p/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>
            <text:p/>
          </table:table-cell>
          <table:table-cell table:style-name="ce135" table:formula="of:=IF(AND([.D44]&lt;&gt;&quot;&quot;; [.E44]&lt;&gt;&quot;&quot;); &quot; $&quot; &amp; TEXT([.D44]; &quot;0.00&quot;) &amp; &quot;_{\pm &quot; &amp; TEXT([.E44]; &quot;0.00&quot;) &amp; &quot;}$ &quot;; &quot;&quot;)">
            <text:p/>
          </table:table-cell>
          <table:table-cell table:style-name="ce135" table:formula="of:=IF(AND([.F44]&lt;&gt;&quot;&quot;; [.G44]&lt;&gt;&quot;&quot;); &quot; $&quot; &amp; TEXT([.F44]; &quot;0.00&quot;) &amp; &quot;_{\pm &quot; &amp; TEXT([.G44]; &quot;0.00&quot;) &amp; &quot;}$ &quot;; &quot;&quot;)">
            <text:p/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>
            <text:p/>
          </table:table-cell>
          <table:table-cell table:style-name="ce141"/>
          <table:table-cell table:style-name="ce135" table:formula="of:=IF(AND([.K44]&lt;&gt;&quot;&quot;; [.L44]&lt;&gt;&quot;&quot;); &quot; $&quot; &amp; TEXT([.K44]; &quot;0.00&quot;) &amp; &quot;_{\pm &quot; &amp; TEXT([.L44]; &quot;0.00&quot;) &amp; &quot;}$ &quot;; &quot;&quot;)">
            <text:p/>
          </table:table-cell>
          <table:table-cell table:style-name="ce135" table:formula="of:=IF(AND([.M44]&lt;&gt;&quot;&quot;; [.N44]&lt;&gt;&quot;&quot;); &quot; $&quot; &amp; TEXT([.M44]; &quot;0.00&quot;) &amp; &quot;_{\pm &quot; &amp; TEXT([.N44]; &quot;0.00&quot;) &amp; &quot;}$ &quot;; &quot;&quot;)">
            <text:p/>
          </table:table-cell>
          <table:table-cell table:style-name="ce135" table:formula="of:=IF(AND([.O44]&lt;&gt;&quot;&quot;; [.P44]&lt;&gt;&quot;&quot;); &quot; $&quot; &amp; TEXT([.O44]; &quot;0.00&quot;) &amp; &quot;_{\pm &quot; &amp; TEXT([.P44]; &quot;0.00&quot;) &amp; &quot;}$ &quot;; &quot;&quot;)">
            <text:p/>
          </table:table-cell>
          <table:table-cell table:style-name="ce135" table:formula="of:=IF(AND([.Q44]&lt;&gt;&quot;&quot;; [.R44]&lt;&gt;&quot;&quot;); &quot; $&quot; &amp; TEXT([.Q44]; &quot;0.00&quot;) &amp; &quot;_{\pm &quot; &amp; TEXT([.R44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45]&lt;&gt;&quot;&quot;; [.A45]; &quot;&quot;)">
            <text:p/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>
            <text:p/>
          </table:table-cell>
          <table:table-cell table:style-name="ce135" table:formula="of:=IF(AND([.D45]&lt;&gt;&quot;&quot;; [.E45]&lt;&gt;&quot;&quot;); &quot; $&quot; &amp; TEXT([.D45]; &quot;0.00&quot;) &amp; &quot;_{\pm &quot; &amp; TEXT([.E45]; &quot;0.00&quot;) &amp; &quot;}$ &quot;; &quot;&quot;)">
            <text:p/>
          </table:table-cell>
          <table:table-cell table:style-name="ce135" table:formula="of:=IF(AND([.F45]&lt;&gt;&quot;&quot;; [.G45]&lt;&gt;&quot;&quot;); &quot; $&quot; &amp; TEXT([.F45]; &quot;0.00&quot;) &amp; &quot;_{\pm &quot; &amp; TEXT([.G45]; &quot;0.00&quot;) &amp; &quot;}$ &quot;; &quot;&quot;)">
            <text:p/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>
            <text:p/>
          </table:table-cell>
          <table:table-cell table:style-name="ce141"/>
          <table:table-cell table:style-name="ce135" table:formula="of:=IF(AND([.K45]&lt;&gt;&quot;&quot;; [.L45]&lt;&gt;&quot;&quot;); &quot; $&quot; &amp; TEXT([.K45]; &quot;0.00&quot;) &amp; &quot;_{\pm &quot; &amp; TEXT([.L45]; &quot;0.00&quot;) &amp; &quot;}$ &quot;; &quot;&quot;)">
            <text:p/>
          </table:table-cell>
          <table:table-cell table:style-name="ce135" table:formula="of:=IF(AND([.M45]&lt;&gt;&quot;&quot;; [.N45]&lt;&gt;&quot;&quot;); &quot; $&quot; &amp; TEXT([.M45]; &quot;0.00&quot;) &amp; &quot;_{\pm &quot; &amp; TEXT([.N45]; &quot;0.00&quot;) &amp; &quot;}$ &quot;; &quot;&quot;)">
            <text:p/>
          </table:table-cell>
          <table:table-cell table:style-name="ce135" table:formula="of:=IF(AND([.O45]&lt;&gt;&quot;&quot;; [.P45]&lt;&gt;&quot;&quot;); &quot; $&quot; &amp; TEXT([.O45]; &quot;0.00&quot;) &amp; &quot;_{\pm &quot; &amp; TEXT([.P45]; &quot;0.00&quot;) &amp; &quot;}$ &quot;; &quot;&quot;)">
            <text:p/>
          </table:table-cell>
          <table:table-cell table:style-name="ce135" table:formula="of:=IF(AND([.Q45]&lt;&gt;&quot;&quot;; [.R45]&lt;&gt;&quot;&quot;); &quot; $&quot; &amp; TEXT([.Q45]; &quot;0.00&quot;) &amp; &quot;_{\pm &quot; &amp; TEXT([.R45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46]&lt;&gt;&quot;&quot;; [.A46]; &quot;&quot;)">
            <text:p/>
          </table:table-cell>
          <table:table-cell table:style-name="ce121" table:formula="of:=IF(AND([.B46]&lt;&gt;&quot;&quot;; [.C46]&lt;&gt;&quot;&quot;); &quot; $&quot; &amp; TEXT([.B46]; &quot;0.00&quot;) &amp; &quot;_{\pm &quot; &amp; TEXT([.C46]; &quot;0.00&quot;) &amp; &quot;}$ &quot;; &quot;&quot;)">
            <text:p/>
          </table:table-cell>
          <table:table-cell table:style-name="ce135" table:formula="of:=IF(AND([.D46]&lt;&gt;&quot;&quot;; [.E46]&lt;&gt;&quot;&quot;); &quot; $&quot; &amp; TEXT([.D46]; &quot;0.00&quot;) &amp; &quot;_{\pm &quot; &amp; TEXT([.E46]; &quot;0.00&quot;) &amp; &quot;}$ &quot;; &quot;&quot;)">
            <text:p/>
          </table:table-cell>
          <table:table-cell table:style-name="ce135" table:formula="of:=IF(AND([.F46]&lt;&gt;&quot;&quot;; [.G46]&lt;&gt;&quot;&quot;); &quot; $&quot; &amp; TEXT([.F46]; &quot;0.00&quot;) &amp; &quot;_{\pm &quot; &amp; TEXT([.G46]; &quot;0.00&quot;) &amp; &quot;}$ &quot;; &quot;&quot;)">
            <text:p/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>
            <text:p/>
          </table:table-cell>
          <table:table-cell table:style-name="ce141"/>
          <table:table-cell table:style-name="ce135" table:formula="of:=IF(AND([.K46]&lt;&gt;&quot;&quot;; [.L46]&lt;&gt;&quot;&quot;); &quot; $&quot; &amp; TEXT([.K46]; &quot;0.00&quot;) &amp; &quot;_{\pm &quot; &amp; TEXT([.L46]; &quot;0.00&quot;) &amp; &quot;}$ &quot;; &quot;&quot;)">
            <text:p/>
          </table:table-cell>
          <table:table-cell table:style-name="ce135" table:formula="of:=IF(AND([.M46]&lt;&gt;&quot;&quot;; [.N46]&lt;&gt;&quot;&quot;); &quot; $&quot; &amp; TEXT([.M46]; &quot;0.00&quot;) &amp; &quot;_{\pm &quot; &amp; TEXT([.N46]; &quot;0.00&quot;) &amp; &quot;}$ &quot;; &quot;&quot;)">
            <text:p/>
          </table:table-cell>
          <table:table-cell table:style-name="ce135" table:formula="of:=IF(AND([.O46]&lt;&gt;&quot;&quot;; [.P46]&lt;&gt;&quot;&quot;); &quot; $&quot; &amp; TEXT([.O46]; &quot;0.00&quot;) &amp; &quot;_{\pm &quot; &amp; TEXT([.P46]; &quot;0.00&quot;) &amp; &quot;}$ &quot;; &quot;&quot;)">
            <text:p/>
          </table:table-cell>
          <table:table-cell table:style-name="ce135" table:formula="of:=IF(AND([.Q46]&lt;&gt;&quot;&quot;; [.R46]&lt;&gt;&quot;&quot;); &quot; $&quot; &amp; TEXT([.Q46]; &quot;0.00&quot;) &amp; &quot;_{\pm &quot; &amp; TEXT([.R46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47]&lt;&gt;&quot;&quot;; [.A47]; &quot;&quot;)">
            <text:p/>
          </table:table-cell>
          <table:table-cell table:style-name="ce53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135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135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121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108"/>
          <table:table-cell table:style-name="ce135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135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135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135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48]&lt;&gt;&quot;&quot;; [.A48]; &quot;&quot;)">
            <text:p/>
          </table:table-cell>
          <table:table-cell table:style-name="ce115" table:formula="of:=IF(AND([.B48]&lt;&gt;&quot;&quot;; [.C48]&lt;&gt;&quot;&quot;); &quot; $&quot; &amp; TEXT([.B48]; &quot;0.00&quot;) &amp; &quot;_{\pm &quot; &amp; TEXT([.C48]; &quot;0.00&quot;) &amp; &quot;}$ &quot;; &quot;&quot;)">
            <text:p/>
          </table:table-cell>
          <table:table-cell table:style-name="ce115" table:formula="of:=IF(AND([.D48]&lt;&gt;&quot;&quot;; [.E48]&lt;&gt;&quot;&quot;); &quot; $&quot; &amp; TEXT([.D48]; &quot;0.00&quot;) &amp; &quot;_{\pm &quot; &amp; TEXT([.E48]; &quot;0.00&quot;) &amp; &quot;}$ &quot;; &quot;&quot;)">
            <text:p/>
          </table:table-cell>
          <table:table-cell table:style-name="ce115" table:formula="of:=IF(AND([.F48]&lt;&gt;&quot;&quot;; [.G48]&lt;&gt;&quot;&quot;); &quot; $&quot; &amp; TEXT([.F48]; &quot;0.00&quot;) &amp; &quot;_{\pm &quot; &amp; TEXT([.G48]; &quot;0.00&quot;) &amp; &quot;}$ &quot;; &quot;&quot;)">
            <text:p/>
          </table:table-cell>
          <table:table-cell table:style-name="ce115" table:formula="of:=IF(AND([.H48]&lt;&gt;&quot;&quot;; [.I48]&lt;&gt;&quot;&quot;); &quot; $&quot; &amp; TEXT([.H48]; &quot;0.00&quot;) &amp; &quot;_{\pm &quot; &amp; TEXT([.I48]; &quot;0.00&quot;) &amp; &quot;}$ &quot;; &quot;&quot;)">
            <text:p/>
          </table:table-cell>
          <table:table-cell table:style-name="ce141"/>
          <table:table-cell table:style-name="ce115" table:formula="of:=IF(AND([.K48]&lt;&gt;&quot;&quot;; [.L48]&lt;&gt;&quot;&quot;); &quot; $&quot; &amp; TEXT([.K48]; &quot;0.00&quot;) &amp; &quot;_{\pm &quot; &amp; TEXT([.L48]; &quot;0.00&quot;) &amp; &quot;}$ &quot;; &quot;&quot;)">
            <text:p/>
          </table:table-cell>
          <table:table-cell table:style-name="ce115" table:formula="of:=IF(AND([.M48]&lt;&gt;&quot;&quot;; [.N48]&lt;&gt;&quot;&quot;); &quot; $&quot; &amp; TEXT([.M48]; &quot;0.00&quot;) &amp; &quot;_{\pm &quot; &amp; TEXT([.N48]; &quot;0.00&quot;) &amp; &quot;}$ &quot;; &quot;&quot;)">
            <text:p/>
          </table:table-cell>
          <table:table-cell table:style-name="ce115" table:formula="of:=IF(AND([.O48]&lt;&gt;&quot;&quot;; [.P48]&lt;&gt;&quot;&quot;); &quot; $&quot; &amp; TEXT([.O48]; &quot;0.00&quot;) &amp; &quot;_{\pm &quot; &amp; TEXT([.P48]; &quot;0.00&quot;) &amp; &quot;}$ &quot;; &quot;&quot;)">
            <text:p/>
          </table:table-cell>
          <table:table-cell table:style-name="ce115" table:formula="of:=IF(AND([.Q48]&lt;&gt;&quot;&quot;; [.R48]&lt;&gt;&quot;&quot;); &quot; $&quot; &amp; TEXT([.Q48]; &quot;0.00&quot;) &amp; &quot;_{\pm &quot; &amp; TEXT([.R48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3" table:formula="of:=IF([.A49]&lt;&gt;&quot;&quot;; [.A49]; &quot;&quot;)">
            <text:p/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>
            <text:p/>
          </table:table-cell>
          <table:table-cell table:style-name="ce135" table:formula="of:=IF(AND([.D49]&lt;&gt;&quot;&quot;; [.E49]&lt;&gt;&quot;&quot;); &quot; $&quot; &amp; TEXT([.D49]; &quot;0.00&quot;) &amp; &quot;_{\pm &quot; &amp; TEXT([.E49]; &quot;0.00&quot;) &amp; &quot;}$ &quot;; &quot;&quot;)">
            <text:p/>
          </table:table-cell>
          <table:table-cell table:style-name="ce135" table:formula="of:=IF(AND([.F49]&lt;&gt;&quot;&quot;; [.G49]&lt;&gt;&quot;&quot;); &quot; $&quot; &amp; TEXT([.F49]; &quot;0.00&quot;) &amp; &quot;_{\pm &quot; &amp; TEXT([.G49]; &quot;0.00&quot;) &amp; &quot;}$ &quot;; &quot;&quot;)">
            <text:p/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>
            <text:p/>
          </table:table-cell>
          <table:table-cell table:style-name="ce141"/>
          <table:table-cell table:style-name="ce135" table:formula="of:=IF(AND([.K49]&lt;&gt;&quot;&quot;; [.L49]&lt;&gt;&quot;&quot;); &quot; $&quot; &amp; TEXT([.K49]; &quot;0.00&quot;) &amp; &quot;_{\pm &quot; &amp; TEXT([.L49]; &quot;0.00&quot;) &amp; &quot;}$ &quot;; &quot;&quot;)">
            <text:p/>
          </table:table-cell>
          <table:table-cell table:style-name="ce135" table:formula="of:=IF(AND([.M49]&lt;&gt;&quot;&quot;; [.N49]&lt;&gt;&quot;&quot;); &quot; $&quot; &amp; TEXT([.M49]; &quot;0.00&quot;) &amp; &quot;_{\pm &quot; &amp; TEXT([.N49]; &quot;0.00&quot;) &amp; &quot;}$ &quot;; &quot;&quot;)">
            <text:p/>
          </table:table-cell>
          <table:table-cell table:style-name="ce135" table:formula="of:=IF(AND([.O49]&lt;&gt;&quot;&quot;; [.P49]&lt;&gt;&quot;&quot;); &quot; $&quot; &amp; TEXT([.O49]; &quot;0.00&quot;) &amp; &quot;_{\pm &quot; &amp; TEXT([.P49]; &quot;0.00&quot;) &amp; &quot;}$ &quot;; &quot;&quot;)">
            <text:p/>
          </table:table-cell>
          <table:table-cell table:style-name="ce135" table:formula="of:=IF(AND([.Q49]&lt;&gt;&quot;&quot;; [.R49]&lt;&gt;&quot;&quot;); &quot; $&quot; &amp; TEXT([.Q49]; &quot;0.00&quot;) &amp; &quot;_{\pm &quot; &amp; TEXT([.R49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50]&lt;&gt;&quot;&quot;; [.A50]; &quot;&quot;)">
            <text:p/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>
            <text:p/>
          </table:table-cell>
          <table:table-cell table:style-name="ce135" table:formula="of:=IF(AND([.D50]&lt;&gt;&quot;&quot;; [.E50]&lt;&gt;&quot;&quot;); &quot; $&quot; &amp; TEXT([.D50]; &quot;0.00&quot;) &amp; &quot;_{\pm &quot; &amp; TEXT([.E50]; &quot;0.00&quot;) &amp; &quot;}$ &quot;; &quot;&quot;)">
            <text:p/>
          </table:table-cell>
          <table:table-cell table:style-name="ce135" table:formula="of:=IF(AND([.F50]&lt;&gt;&quot;&quot;; [.G50]&lt;&gt;&quot;&quot;); &quot; $&quot; &amp; TEXT([.F50]; &quot;0.00&quot;) &amp; &quot;_{\pm &quot; &amp; TEXT([.G50]; &quot;0.00&quot;) &amp; &quot;}$ &quot;; &quot;&quot;)">
            <text:p/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>
            <text:p/>
          </table:table-cell>
          <table:table-cell table:style-name="ce141"/>
          <table:table-cell table:style-name="ce135" table:formula="of:=IF(AND([.K50]&lt;&gt;&quot;&quot;; [.L50]&lt;&gt;&quot;&quot;); &quot; $&quot; &amp; TEXT([.K50]; &quot;0.00&quot;) &amp; &quot;_{\pm &quot; &amp; TEXT([.L50]; &quot;0.00&quot;) &amp; &quot;}$ &quot;; &quot;&quot;)">
            <text:p/>
          </table:table-cell>
          <table:table-cell table:style-name="ce135" table:formula="of:=IF(AND([.M50]&lt;&gt;&quot;&quot;; [.N50]&lt;&gt;&quot;&quot;); &quot; $&quot; &amp; TEXT([.M50]; &quot;0.00&quot;) &amp; &quot;_{\pm &quot; &amp; TEXT([.N50]; &quot;0.00&quot;) &amp; &quot;}$ &quot;; &quot;&quot;)">
            <text:p/>
          </table:table-cell>
          <table:table-cell table:style-name="ce135" table:formula="of:=IF(AND([.O50]&lt;&gt;&quot;&quot;; [.P50]&lt;&gt;&quot;&quot;); &quot; $&quot; &amp; TEXT([.O50]; &quot;0.00&quot;) &amp; &quot;_{\pm &quot; &amp; TEXT([.P50]; &quot;0.00&quot;) &amp; &quot;}$ &quot;; &quot;&quot;)">
            <text:p/>
          </table:table-cell>
          <table:table-cell table:style-name="ce135" table:formula="of:=IF(AND([.Q50]&lt;&gt;&quot;&quot;; [.R50]&lt;&gt;&quot;&quot;); &quot; $&quot; &amp; TEXT([.Q50]; &quot;0.00&quot;) &amp; &quot;_{\pm &quot; &amp; TEXT([.R50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51]&lt;&gt;&quot;&quot;; [.A51]; &quot;&quot;)">
            <text:p/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>
            <text:p/>
          </table:table-cell>
          <table:table-cell table:style-name="ce135" table:formula="of:=IF(AND([.D51]&lt;&gt;&quot;&quot;; [.E51]&lt;&gt;&quot;&quot;); &quot; $&quot; &amp; TEXT([.D51]; &quot;0.00&quot;) &amp; &quot;_{\pm &quot; &amp; TEXT([.E51]; &quot;0.00&quot;) &amp; &quot;}$ &quot;; &quot;&quot;)">
            <text:p/>
          </table:table-cell>
          <table:table-cell table:style-name="ce135" table:formula="of:=IF(AND([.F51]&lt;&gt;&quot;&quot;; [.G51]&lt;&gt;&quot;&quot;); &quot; $&quot; &amp; TEXT([.F51]; &quot;0.00&quot;) &amp; &quot;_{\pm &quot; &amp; TEXT([.G51]; &quot;0.00&quot;) &amp; &quot;}$ &quot;; &quot;&quot;)">
            <text:p/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>
            <text:p/>
          </table:table-cell>
          <table:table-cell table:style-name="ce141"/>
          <table:table-cell table:style-name="ce135" table:formula="of:=IF(AND([.K51]&lt;&gt;&quot;&quot;; [.L51]&lt;&gt;&quot;&quot;); &quot; $&quot; &amp; TEXT([.K51]; &quot;0.00&quot;) &amp; &quot;_{\pm &quot; &amp; TEXT([.L51]; &quot;0.00&quot;) &amp; &quot;}$ &quot;; &quot;&quot;)">
            <text:p/>
          </table:table-cell>
          <table:table-cell table:style-name="ce135" table:formula="of:=IF(AND([.M51]&lt;&gt;&quot;&quot;; [.N51]&lt;&gt;&quot;&quot;); &quot; $&quot; &amp; TEXT([.M51]; &quot;0.00&quot;) &amp; &quot;_{\pm &quot; &amp; TEXT([.N51]; &quot;0.00&quot;) &amp; &quot;}$ &quot;; &quot;&quot;)">
            <text:p/>
          </table:table-cell>
          <table:table-cell table:style-name="ce135" table:formula="of:=IF(AND([.O51]&lt;&gt;&quot;&quot;; [.P51]&lt;&gt;&quot;&quot;); &quot; $&quot; &amp; TEXT([.O51]; &quot;0.00&quot;) &amp; &quot;_{\pm &quot; &amp; TEXT([.P51]; &quot;0.00&quot;) &amp; &quot;}$ &quot;; &quot;&quot;)">
            <text:p/>
          </table:table-cell>
          <table:table-cell table:style-name="ce135" table:formula="of:=IF(AND([.Q51]&lt;&gt;&quot;&quot;; [.R51]&lt;&gt;&quot;&quot;); &quot; $&quot; &amp; TEXT([.Q51]; &quot;0.00&quot;) &amp; &quot;_{\pm &quot; &amp; TEXT([.R51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52]&lt;&gt;&quot;&quot;; [.A52]; &quot;&quot;)">
            <text:p/>
          </table:table-cell>
          <table:table-cell table:style-name="ce121" table:formula="of:=IF(AND([.B52]&lt;&gt;&quot;&quot;; [.C52]&lt;&gt;&quot;&quot;); &quot; $&quot; &amp; TEXT([.B52]; &quot;0.00&quot;) &amp; &quot;_{\pm &quot; &amp; TEXT([.C52]; &quot;0.00&quot;) &amp; &quot;}$ &quot;; &quot;&quot;)">
            <text:p/>
          </table:table-cell>
          <table:table-cell table:style-name="ce135" table:formula="of:=IF(AND([.D52]&lt;&gt;&quot;&quot;; [.E52]&lt;&gt;&quot;&quot;); &quot; $&quot; &amp; TEXT([.D52]; &quot;0.00&quot;) &amp; &quot;_{\pm &quot; &amp; TEXT([.E52]; &quot;0.00&quot;) &amp; &quot;}$ &quot;; &quot;&quot;)">
            <text:p/>
          </table:table-cell>
          <table:table-cell table:style-name="ce135" table:formula="of:=IF(AND([.F52]&lt;&gt;&quot;&quot;; [.G52]&lt;&gt;&quot;&quot;); &quot; $&quot; &amp; TEXT([.F52]; &quot;0.00&quot;) &amp; &quot;_{\pm &quot; &amp; TEXT([.G52]; &quot;0.00&quot;) &amp; &quot;}$ &quot;; &quot;&quot;)">
            <text:p/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>
            <text:p/>
          </table:table-cell>
          <table:table-cell table:style-name="ce141"/>
          <table:table-cell table:style-name="ce135" table:formula="of:=IF(AND([.K52]&lt;&gt;&quot;&quot;; [.L52]&lt;&gt;&quot;&quot;); &quot; $&quot; &amp; TEXT([.K52]; &quot;0.00&quot;) &amp; &quot;_{\pm &quot; &amp; TEXT([.L52]; &quot;0.00&quot;) &amp; &quot;}$ &quot;; &quot;&quot;)">
            <text:p/>
          </table:table-cell>
          <table:table-cell table:style-name="ce135" table:formula="of:=IF(AND([.M52]&lt;&gt;&quot;&quot;; [.N52]&lt;&gt;&quot;&quot;); &quot; $&quot; &amp; TEXT([.M52]; &quot;0.00&quot;) &amp; &quot;_{\pm &quot; &amp; TEXT([.N52]; &quot;0.00&quot;) &amp; &quot;}$ &quot;; &quot;&quot;)">
            <text:p/>
          </table:table-cell>
          <table:table-cell table:style-name="ce135" table:formula="of:=IF(AND([.O52]&lt;&gt;&quot;&quot;; [.P52]&lt;&gt;&quot;&quot;); &quot; $&quot; &amp; TEXT([.O52]; &quot;0.00&quot;) &amp; &quot;_{\pm &quot; &amp; TEXT([.P52]; &quot;0.00&quot;) &amp; &quot;}$ &quot;; &quot;&quot;)">
            <text:p/>
          </table:table-cell>
          <table:table-cell table:style-name="ce135" table:formula="of:=IF(AND([.Q52]&lt;&gt;&quot;&quot;; [.R52]&lt;&gt;&quot;&quot;); &quot; $&quot; &amp; TEXT([.Q52]; &quot;0.00&quot;) &amp; &quot;_{\pm &quot; &amp; TEXT([.R52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53]&lt;&gt;&quot;&quot;; [.A53]; &quot;&quot;)">
            <text:p/>
          </table:table-cell>
          <table:table-cell table:style-name="ce53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135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135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121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108"/>
          <table:table-cell table:style-name="ce135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135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135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135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54]&lt;&gt;&quot;&quot;; [.A54]; &quot;&quot;)">
            <text:p/>
          </table:table-cell>
          <table:table-cell table:style-name="ce115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115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115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15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141"/>
          <table:table-cell table:style-name="ce115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115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115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115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3" table:formula="of:=IF([.A55]&lt;&gt;&quot;&quot;; [.A55]; &quot;&quot;)">
            <text:p/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135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135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141"/>
          <table:table-cell table:style-name="ce135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135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135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135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56]&lt;&gt;&quot;&quot;; [.A56]; &quot;&quot;)">
            <text:p/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135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135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141"/>
          <table:table-cell table:style-name="ce135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135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135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135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57]&lt;&gt;&quot;&quot;; [.A57]; &quot;&quot;)">
            <text:p/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135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135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141"/>
          <table:table-cell table:style-name="ce135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135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135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135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58]&lt;&gt;&quot;&quot;; [.A58]; &quot;&quot;)">
            <text:p/>
          </table:table-cell>
          <table:table-cell table:style-name="ce121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135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135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141"/>
          <table:table-cell table:style-name="ce135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135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135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135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/>
          <table:table-cell table:style-name="ce108" table:number-columns-repeated="2"/>
          <table:table-cell table:style-name="ce124" table:formula="of:=IF([.A59]&lt;&gt;&quot;&quot;; [.A59]; &quot;&quot;)">
            <text:p/>
          </table:table-cell>
          <table:table-cell table:style-name="ce53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135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135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121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108"/>
          <table:table-cell table:style-name="ce135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135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135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135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43" table:number-columns-repeated="19"/>
          <table:table-cell table:style-name="ce115"/>
          <table:table-cell table:style-name="ce122" table:formula="of:=IF([.A60]&lt;&gt;&quot;&quot;; [.A60]; &quot;&quot;)">
            <text:p/>
          </table:table-cell>
          <table:table-cell table:style-name="ce115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115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115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15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141"/>
          <table:table-cell table:style-name="ce115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115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115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115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6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3" table:formula="of:=IF([.A61]&lt;&gt;&quot;&quot;; [.A61]; &quot;&quot;)">
            <text:p/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135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135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141"/>
          <table:table-cell table:style-name="ce135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135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135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135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62]&lt;&gt;&quot;&quot;; [.A62]; &quot;&quot;)">
            <text:p/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135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135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141"/>
          <table:table-cell table:style-name="ce135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135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135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135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63]&lt;&gt;&quot;&quot;; [.A63]; &quot;&quot;)">
            <text:p/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135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135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141"/>
          <table:table-cell table:style-name="ce135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135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135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135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64]&lt;&gt;&quot;&quot;; [.A64]; &quot;&quot;)">
            <text:p/>
          </table:table-cell>
          <table:table-cell table:style-name="ce121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135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135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141"/>
          <table:table-cell table:style-name="ce135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135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135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135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1">
          <table:table-cell table:style-name="ce14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/>
          <table:table-cell table:style-name="ce25"/>
          <table:table-cell table:style-name="ce43"/>
          <table:table-cell table:style-name="ce25"/>
          <table:table-cell table:style-name="ce43" table:number-columns-repeated="2"/>
          <table:table-cell table:style-name="ce25"/>
          <table:table-cell table:style-name="ce43" table:number-columns-repeated="3"/>
          <table:table-cell table:style-name="ce25" table:number-columns-repeated="2"/>
          <table:table-cell table:style-name="ce53"/>
          <table:table-cell table:style-name="ce122" table:formula="of:=IF([.A65]&lt;&gt;&quot;&quot;; [.A65]; &quot;&quot;)">
            <text:p/>
          </table:table-cell>
          <table:table-cell table:style-name="ce121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135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135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121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141"/>
          <table:table-cell table:style-name="ce135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135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135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135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53" table:number-columns-repeated="2"/>
          <table:table-cell table:number-columns-repeated="16351"/>
        </table:table-row>
        <table:table-row table:style-name="ro2" table:number-rows-repeated="1048506">
          <table:table-cell table:number-columns-repeated="16384"/>
        </table:table-row>
        <table:table-row table:style-name="ro3" table:number-rows-repeated="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8">00/00/0000</text:date>, <text:time style:data-style-name="N2" text:time-value="16:29:50.39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8T16:31:37.481000000</dc:date>
    <meta:editing-cycles>77</meta:editing-cycles>
    <meta:editing-duration>PT7H37M53S</meta:editing-duration>
    <meta:document-statistic meta:table-count="1" meta:cell-count="806" meta:object-count="0"/>
  </office:meta>
</office:document-meta>
</file>